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ndale Mono" svg:font-family="'Andale Mono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00" style:font-name="Andale Mono" fo:font-size="8pt" style:font-name-asian="Andale Mono" style:font-size-asian="8pt" style:font-name-complex="Andale Mono" style:font-size-complex="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80" style:font-name="Andale Mono" fo:font-size="8pt" fo:font-weight="bold" style:font-name-asian="Andale Mono" style:font-size-asian="8pt" style:font-weight-asian="bold" style:font-name-complex="Andale Mono" style:font-size-complex="8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text-underline-style="solid" style:text-underline-width="auto" style:text-underline-color="font-color" style:font-name-asian="Andale Mono" style:font-size-asian="8pt" style:font-name-complex="Andale Mono" style:font-size-complex="8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text-underline-style="solid" style:text-underline-width="auto" style:text-underline-color="font-color" style:font-name-asian="Andale Mono" style:font-size-asian="8pt" style:font-name-complex="Andale Mono" style:font-size-complex="8pt"/>
    </style:style>
    <style:style style:name="T1" style:family="text">
      <style:text-properties fo:color="#646464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808080"/>
    </style:style>
    <style:style style:name="T4" style:family="text">
      <style:text-properties fo:color="#800080" fo:font-weight="bold" style:font-weight-asian="bold" style:font-weight-complex="bold"/>
    </style:style>
    <style:style style:name="T5" style:family="text">
      <style:text-properties fo:color="#008000"/>
    </style:style>
    <style:style style:name="T6" style:family="text">
      <style:text-properties fo:color="#000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mport</text:span><text:span text:style-name="T2"> </text:span><text:span text:style-name="T3">java.util.ArrayList;</text:span></text:p>
      <text:p text:style-name="P2"><text:span text:style-name="T1">import</text:span><text:span text:style-name="T2"> </text:span><text:span text:style-name="T3">java.util.Arrays;</text:span></text:p>
      <text:p text:style-name="P2"/>
      <text:p text:style-name="P2"><text:span text:style-name="T1">import</text:span><text:span text:style-name="T2"> </text:span><text:span text:style-name="T3">org.apache.bcel.Constants;</text:span></text:p>
      <text:p text:style-name="P2"><text:span text:style-name="T1">import</text:span><text:span text:style-name="T2"> </text:span><text:span text:style-name="T3">org.apache.bcel.classfile.Field;</text:span></text:p>
      <text:p text:style-name="P2"><text:span text:style-name="T1">import</text:span><text:span text:style-name="T2"> </text:span><text:span text:style-name="T3">org.apache.bcel.generic.ACONST_NULL;</text:span></text:p>
      <text:p text:style-name="P2"><text:span text:style-name="T1">import</text:span><text:span text:style-name="T2"> </text:span><text:span text:style-name="T3">org.apache.bcel.generic.ALOAD;</text:span></text:p>
      <text:p text:style-name="P2"><text:span text:style-name="T1">import</text:span><text:span text:style-name="T2"> </text:span><text:span text:style-name="T3">org.apache.bcel.generic.ArithmeticInstruction;</text:span></text:p>
      <text:p text:style-name="P2"><text:span text:style-name="T1">import</text:span><text:span text:style-name="T2"> </text:span><text:span text:style-name="T3">org.apache.bcel.generic.ArrayType;</text:span></text:p>
      <text:p text:style-name="P2"><text:span text:style-name="T1">import</text:span><text:span text:style-name="T2"> </text:span><text:span text:style-name="T3">org.apache.bcel.generic.ClassGen;</text:span></text:p>
      <text:p text:style-name="P2"><text:span text:style-name="T1">import</text:span><text:span text:style-name="T2"> </text:span><text:span text:style-name="T3">org.apache.bcel.generic.FADD;</text:span></text:p>
      <text:p text:style-name="P2"><text:span text:style-name="T1">import</text:span><text:span text:style-name="T2"> </text:span><text:span text:style-name="T3">org.apache.bcel.generic.FDIV;</text:span></text:p>
      <text:p text:style-name="P2"><text:span text:style-name="T1">import</text:span><text:span text:style-name="T2"> </text:span><text:span text:style-name="T3">org.apache.bcel.generic.FMUL;</text:span></text:p>
      <text:p text:style-name="P2"><text:span text:style-name="T1">import</text:span><text:span text:style-name="T2"> </text:span><text:span text:style-name="T3">org.apache.bcel.generic.FREM;</text:span></text:p>
      <text:p text:style-name="P2"><text:span text:style-name="T1">import</text:span><text:span text:style-name="T2"> </text:span><text:span text:style-name="T3">org.apache.bcel.generic.FSUB;</text:span></text:p>
      <text:p text:style-name="P2"><text:span text:style-name="T1">import</text:span><text:span text:style-name="T2"> </text:span><text:span text:style-name="T3">org.apache.bcel.generic.FieldGen;</text:span></text:p>
      <text:p text:style-name="P2"><text:span text:style-name="T1">import</text:span><text:span text:style-name="T2"> </text:span><text:span text:style-name="T3">org.apache.bcel.generic.GOTO;</text:span></text:p>
      <text:p text:style-name="P2"><text:span text:style-name="T1">import</text:span><text:span text:style-name="T2"> </text:span><text:span text:style-name="T3">org.apache.bcel.generic.IADD;</text:span></text:p>
      <text:p text:style-name="P2"><text:span text:style-name="T1">import</text:span><text:span text:style-name="T2"> </text:span><text:span text:style-name="T3">org.apache.bcel.generic.IAND;</text:span></text:p>
      <text:p text:style-name="P2"><text:span text:style-name="T1">import</text:span><text:span text:style-name="T2"> </text:span><text:span text:style-name="T3">org.apache.bcel.generic.ICONST;</text:span></text:p>
      <text:p text:style-name="P2"><text:span text:style-name="T1">import</text:span><text:span text:style-name="T2"> </text:span><text:span text:style-name="T3">org.apache.bcel.generic.IDIV;</text:span></text:p>
      <text:p text:style-name="P2"><text:span text:style-name="T1">import</text:span><text:span text:style-name="T2"> </text:span><text:span text:style-name="T3">org.apache.bcel.generic.IFEQ;</text:span></text:p>
      <text:p text:style-name="P2"><text:span text:style-name="T1">import</text:span><text:span text:style-name="T2"> </text:span><text:span text:style-name="T3">org.apache.bcel.generic.IFNE;</text:span></text:p>
      <text:p text:style-name="P2"><text:span text:style-name="T1">import</text:span><text:span text:style-name="T2"> </text:span><text:span text:style-name="T3">org.apache.bcel.generic.IMUL;</text:span></text:p>
      <text:p text:style-name="P2"><text:span text:style-name="T1">import</text:span><text:span text:style-name="T2"> </text:span><text:span text:style-name="T3">org.apache.bcel.generic.IOR;</text:span></text:p>
      <text:p text:style-name="P2"><text:span text:style-name="T1">import</text:span><text:span text:style-name="T2"> </text:span><text:span text:style-name="T3">org.apache.bcel.generic.IREM;</text:span></text:p>
      <text:p text:style-name="P2"><text:span text:style-name="T1">import</text:span><text:span text:style-name="T2"> </text:span><text:span text:style-name="T3">org.apache.bcel.generic.ISUB;</text:span></text:p>
      <text:p text:style-name="P2"><text:span text:style-name="T1">import</text:span><text:span text:style-name="T2"> </text:span><text:span text:style-name="T3">org.apache.bcel.generic.IfInstruction;</text:span></text:p>
      <text:p text:style-name="P2"><text:span text:style-name="T1">import</text:span><text:span text:style-name="T2"> </text:span><text:span text:style-name="T3">org.apache.bcel.generic.Instruction;</text:span></text:p>
      <text:p text:style-name="P2"><text:span text:style-name="T1">import</text:span><text:span text:style-name="T2"> </text:span><text:span text:style-name="T3">org.apache.bcel.generic.InstructionConstants;</text:span></text:p>
      <text:p text:style-name="P2"><text:span text:style-name="T1">import</text:span><text:span text:style-name="T2"> </text:span><text:span text:style-name="T3">org.apache.bcel.generic.InstructionFactory;</text:span></text:p>
      <text:p text:style-name="P2"><text:span text:style-name="T1">import</text:span><text:span text:style-name="T2"> </text:span><text:span text:style-name="T3">org.apache.bcel.generic.InstructionHandle;</text:span></text:p>
      <text:p text:style-name="P2"><text:span text:style-name="T1">import</text:span><text:span text:style-name="T2"> </text:span><text:span text:style-name="T3">org.apache.bcel.generic.InstructionList;</text:span></text:p>
      <text:p text:style-name="P2"><text:span text:style-name="T1">import</text:span><text:span text:style-name="T2"> </text:span><text:span text:style-name="T3">org.apache.bcel.generic.LocalVariableGen;</text:span></text:p>
      <text:p text:style-name="P2"><text:span text:style-name="T1">import</text:span><text:span text:style-name="T2"> </text:span><text:span text:style-name="T3">org.apache.bcel.generic.MethodGen;</text:span></text:p>
      <text:p text:style-name="P2"><text:span text:style-name="T1">import</text:span><text:span text:style-name="T2"> </text:span><text:span text:style-name="T3">org.apache.bcel.generic.NOP;</text:span></text:p>
      <text:p text:style-name="P2"><text:span text:style-name="T1">import</text:span><text:span text:style-name="T2"> </text:span><text:span text:style-name="T3">org.apache.bcel.generic.ObjectType;</text:span></text:p>
      <text:p text:style-name="P2"><text:span text:style-name="T1">import</text:span><text:span text:style-name="T2"> </text:span><text:span text:style-name="T3">org.apache.bcel.generic.Type;</text:span></text:p>
      <text:p text:style-name="P2"/>
      <text:p text:style-name="P2"><text:span text:style-name="T4">COMPILER</text:span><text:span text:style-name="T2"> </text:span><text:span text:style-name="T3">CompilationUnit</text:span></text:p>
      <text:p text:style-name="P2"/>
      <text:p text:style-name="P3">// Функция возвращает токен, следующий за текущим (заглядывает вперед)</text:p>
      <text:p text:style-name="P2"><text:span text:style-name="T1">boolean</text:span><text:span text:style-name="T2"> </text:span><text:span text:style-name="T3">next(</text:span><text:span text:style-name="T1">int</text:span><text:span text:style-name="T2"> </text:span><text:span text:style-name="T3">i)</text:span></text:p>
      <text:p text:style-name="P2"><text:span text:style-name="T2"><text:tab/></text:span><text:span text:style-name="T3">{</text:span></text:p>
      <text:p text:style-name="P2"><text:span text:style-name="T2"><text:tab/><text:tab/></text:span><text:span text:style-name="T3">scanner.ResetPeek();</text:span></text:p>
      <text:p text:style-name="P2"><text:span text:style-name="T2"><text:tab/><text:tab/></text:span><text:span text:style-name="T3">Token</text:span><text:span text:style-name="T2"> </text:span><text:span text:style-name="T3">peek</text:span><text:span text:style-name="T2"> </text:span><text:span text:style-name="T3">=</text:span><text:span text:style-name="T2"> </text:span><text:span text:style-name="T3">scanner.Peek();</text:span></text:p>
      <text:p text:style-name="P2"><text:span text:style-name="T2"><text:tab/><text:tab/></text:span><text:span text:style-name="T1">return</text:span><text:span text:style-name="T2"> </text:span><text:span text:style-name="T3">(peek.kind</text:span><text:span text:style-name="T2"> </text:span><text:span text:style-name="T3">==</text:span><text:span text:style-name="T2"> </text:span><text:span text:style-name="T3">i);</text:span></text:p>
      <text:p text:style-name="P2"><text:span text:style-name="T2"><text:tab/></text:span><text:span text:style-name="T3">}</text:span></text:p>
      <text:p text:style-name="P2"><text:span text:style-name="T2"><text:s text:c="4"/></text:span><text:span text:style-name="T5">// путь к генерируемым классам</text:span></text:p>
      <text:p text:style-name="P2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3">String</text:span><text:span text:style-name="T2"> </text:span><text:span text:style-name="T3">filePath;</text:span></text:p>
      <text:p text:style-name="P4"><text:tab/></text:p>
      <text:p text:style-name="P2"><text:span text:style-name="T2"><text:s text:c="4"/></text:span><text:span text:style-name="T5">// созданные классы</text:span></text:p>
      <text:p text:style-name="P2"><text:span text:style-name="T2"><text:s text:c="4"/></text:span><text:span text:style-name="T1">public</text:span><text:span text:style-name="T2"> </text:span><text:span text:style-name="T3">ParserImpl</text:span><text:span text:style-name="T2"> </text:span><text:span text:style-name="T3">impl</text:span><text:span text:style-name="T2"> </text:span><text:span text:style-name="T3">=</text:span><text:span text:style-name="T2"> </text:span><text:span text:style-name="T1">new</text:span><text:span text:style-name="T2"> </text:span><text:span text:style-name="T3">ParserImpl(</text:span><text:span text:style-name="T1">this</text:span><text:span text:style-name="T3">);</text:span><text:span text:style-name="T2"> </text:span></text:p>
      <text:p text:style-name="P4"><text:s text:c="4"/></text:p>
      <text:p text:style-name="P2"><text:span text:style-name="T2"><text:s text:c="4"/></text:span><text:span text:style-name="T5">// логгер</text:span></text:p>
      <text:p text:style-name="P2"><text:span text:style-name="T2"><text:s text:c="4"/></text:span><text:span text:style-name="T1">public</text:span><text:span text:style-name="T2"> </text:span><text:span text:style-name="T1">void</text:span><text:span text:style-name="T2"> </text:span><text:span text:style-name="T3">log(String</text:span><text:span text:style-name="T2"> </text:span><text:span text:style-name="T3">msg)</text:span></text:p>
      <text:p text:style-name="P2"><text:span text:style-name="T2"><text:s text:c="4"/></text:span><text:span text:style-name="T3">{</text:span><text:span text:style-name="T2"> </text:span><text:span text:style-name="T3">System.err.println(msg);</text:span><text:span text:style-name="T2"> </text:span><text:span text:style-name="T3">}</text:span></text:p>
      <text:p text:style-name="P4"><text:s text:c="4"/></text:p>
      <text:p text:style-name="P2"><text:span text:style-name="T2"><text:s text:c="4"/></text:span><text:span text:style-name="T5">// поиск</text:span></text:p>
      <text:p text:style-name="P2"><text:span text:style-name="T2"><text:s text:c="4"/></text:span><text:span text:style-name="T1">public</text:span><text:span text:style-name="T2"> </text:span><text:span text:style-name="T3">MethodParams</text:span><text:span text:style-name="T2"> </text:span><text:span text:style-name="T3">getMethod(</text:span><text:span text:style-name="T2"> </text:span><text:span text:style-name="T3">String</text:span><text:span text:style-name="T2"> </text:span><text:span text:style-name="T3">name,</text:span><text:span text:style-name="T2"> </text:span><text:span text:style-name="T3">Type[]</text:span><text:span text:style-name="T2"> </text:span><text:span text:style-name="T3">argTypes,</text:span><text:span text:style-name="T2"> </text:span><text:span text:style-name="T3">ClassGen</text:span><text:span text:style-name="T2"> </text:span><text:span text:style-name="T3">classGen</text:span><text:span text:style-name="T2"> </text:span><text:span text:style-name="T3">)</text:span></text:p>
      <text:p text:style-name="P2"><text:span text:style-name="T2"><text:s text:c="4"/></text:span><text:span text:style-name="T3">{</text:span><text:span text:style-name="T2"> </text:span><text:span text:style-name="T1">return</text:span><text:span text:style-name="T2"> </text:span><text:span text:style-name="T3">impl.getMethod(name,</text:span><text:span text:style-name="T2"> </text:span><text:span text:style-name="T3">argTypes,</text:span><text:span text:style-name="T2"> </text:span><text:span text:style-name="T3">classGen</text:span><text:span text:style-name="T2"> </text:span><text:span text:style-name="T3">);}</text:span></text:p>
      <text:p text:style-name="P2"/>
      <text:p text:style-name="P2"><text:span text:style-name="T2"><text:s text:c="4"/></text:span><text:span text:style-name="T1">public</text:span><text:span text:style-name="T2"> </text:span><text:span text:style-name="T3">LocalVariableGen</text:span><text:span text:style-name="T2"> </text:span><text:span text:style-name="T3">getVarGen(</text:span><text:span text:style-name="T2"> </text:span><text:span text:style-name="T3">String</text:span><text:span text:style-name="T2"> </text:span><text:span text:style-name="T3">name,</text:span><text:span text:style-name="T2"> </text:span><text:span text:style-name="T3">MethodGen</text:span><text:span text:style-name="T2"> </text:span><text:span text:style-name="T3">methodGen</text:span><text:span text:style-name="T2"> </text:span><text:span text:style-name="T3">)</text:span></text:p>
      <text:p text:style-name="P2"><text:span text:style-name="T2"><text:s text:c="4"/></text:span><text:span text:style-name="T3">{</text:span><text:span text:style-name="T2"> </text:span><text:span text:style-name="T1">return</text:span><text:span text:style-name="T2"> </text:span><text:span text:style-name="T3">impl.getVarGen(name,methodGen</text:span><text:span text:style-name="T2"> </text:span><text:span text:style-name="T3">);</text:span><text:span text:style-name="T2"> </text:span><text:span text:style-name="T3">}</text:span></text:p>
      <text:p text:style-name="P4"><text:s text:c="4"/></text:p>
      <text:p text:style-name="P2"><text:span text:style-name="T2"><text:s text:c="4"/></text:span><text:span text:style-name="T1">public</text:span><text:span text:style-name="T2"> </text:span><text:span text:style-name="T3">Field</text:span><text:span text:style-name="T2"> </text:span><text:span text:style-name="T3">getFieldGen(</text:span><text:span text:style-name="T2"> </text:span><text:span text:style-name="T3">String</text:span><text:span text:style-name="T2"> </text:span><text:span text:style-name="T3">name,</text:span><text:span text:style-name="T2"> </text:span><text:span text:style-name="T3">ClassGen</text:span><text:span text:style-name="T2"> </text:span><text:span text:style-name="T3">classGen</text:span><text:span text:style-name="T2"> </text:span><text:span text:style-name="T3">)</text:span></text:p>
      <text:p text:style-name="P2"><text:span text:style-name="T2"><text:s text:c="4"/></text:span><text:span text:style-name="T3">{</text:span><text:span text:style-name="T2"> </text:span><text:span text:style-name="T1">return</text:span><text:span text:style-name="T2"> </text:span><text:span text:style-name="T3">impl.getFieldGen(</text:span><text:span text:style-name="T2"> </text:span><text:span text:style-name="T3">name,classGen</text:span><text:span text:style-name="T2"> </text:span><text:span text:style-name="T3">);</text:span><text:span text:style-name="T2"> </text:span><text:span text:style-name="T3">}</text:span></text:p>
      <text:p text:style-name="P4"><text:s text:c="4"/></text:p>
      <text:p text:style-name="P2"><text:span text:style-name="T2"><text:s text:c="4"/></text:span><text:span text:style-name="T1">public</text:span><text:span text:style-name="T2"> </text:span><text:span text:style-name="T1">boolean</text:span><text:span text:style-name="T2"> </text:span><text:span text:style-name="T3">isPresent(String</text:span><text:span text:style-name="T2"> </text:span><text:span text:style-name="T3">typeName)</text:span></text:p>
      <text:p text:style-name="P2"><text:span text:style-name="T2"><text:s text:c="4"/></text:span><text:span text:style-name="T3">{</text:span><text:span text:style-name="T2"> </text:span><text:span text:style-name="T1">return</text:span><text:span text:style-name="T2"> </text:span><text:span text:style-name="T3">impl.isPresent(typeName);</text:span><text:span text:style-name="T2"> </text:span><text:span text:style-name="T3">}</text:span></text:p>
      <text:p text:style-name="P4"><text:s text:c="4"/></text:p>
      <text:p text:style-name="P2"><text:span text:style-name="T2"><text:s text:c="4"/></text:span><text:span text:style-name="T1">public</text:span><text:span text:style-name="T2"> </text:span><text:span text:style-name="T1">boolean</text:span><text:span text:style-name="T2"> </text:span><text:span text:style-name="T3">isDuplicate(String</text:span><text:span text:style-name="T2"> </text:span><text:span text:style-name="T3">typeName)</text:span></text:p>
      <text:p text:style-name="P2"><text:span text:style-name="T2"><text:s text:c="4"/></text:span><text:span text:style-name="T3">{</text:span><text:span text:style-name="T2"> </text:span><text:span text:style-name="T1">return</text:span><text:span text:style-name="T2"> </text:span><text:span text:style-name="T3">impl.isDuplicate(typeName);</text:span><text:span text:style-name="T2"> </text:span><text:span text:style-name="T3">}</text:span></text:p>
      <text:p text:style-name="P4"><text:s text:c="4"/></text:p>
      <text:p text:style-name="P2"><text:span text:style-name="T2"><text:s text:c="4"/></text:span><text:span text:style-name="T1">public</text:span><text:span text:style-name="T2"> </text:span><text:span text:style-name="T3">Instruction</text:span><text:span text:style-name="T2"> </text:span><text:span text:style-name="T3">getStoreInstruction(Type</text:span><text:span text:style-name="T2"> </text:span><text:span text:style-name="T3">type,</text:span><text:span text:style-name="T2"> </text:span><text:span text:style-name="T1">int</text:span><text:span text:style-name="T2"> </text:span><text:span text:style-name="T3">index)</text:span></text:p>
      <text:p text:style-name="P2"><text:span text:style-name="T2"><text:s text:c="4"/></text:span><text:span text:style-name="T3">{</text:span><text:span text:style-name="T2"> </text:span><text:span text:style-name="T1">return</text:span><text:span text:style-name="T2"> </text:span><text:span text:style-name="T3">impl.getStoreInstruction(type,</text:span><text:span text:style-name="T2"> </text:span><text:span text:style-name="T3">index);</text:span><text:span text:style-name="T2"> </text:span><text:span text:style-name="T3">}</text:span></text:p>
      <text:p text:style-name="P4"><text:s text:c="4"/></text:p>
      <text:p text:style-name="P2"><text:span text:style-name="T2"><text:s text:c="4"/></text:span><text:span text:style-name="T1">public</text:span><text:span text:style-name="T2"> </text:span><text:span text:style-name="T3">Instruction</text:span><text:span text:style-name="T2"> </text:span><text:span text:style-name="T3">getLoadInstruction(</text:span><text:span text:style-name="T2"> </text:span><text:span text:style-name="T3">Type</text:span><text:span text:style-name="T2"> </text:span><text:span text:style-name="T3">type,</text:span><text:span text:style-name="T2"> </text:span><text:span text:style-name="T1">int</text:span><text:span text:style-name="T2"> </text:span><text:span text:style-name="T3">index</text:span><text:span text:style-name="T2"> </text:span><text:span text:style-name="T3">)</text:span></text:p>
      <text:p text:style-name="P2"><text:span text:style-name="T2"><text:s text:c="4"/></text:span><text:span text:style-name="T3">{</text:span><text:span text:style-name="T2"> </text:span><text:span text:style-name="T1">return</text:span><text:span text:style-name="T2"> </text:span><text:span text:style-name="T3">impl.getLoadInstruction(</text:span><text:span text:style-name="T2"> </text:span><text:span text:style-name="T3">type,</text:span><text:span text:style-name="T2"> </text:span><text:span text:style-name="T3">index</text:span><text:span text:style-name="T2"> </text:span><text:span text:style-name="T3">);</text:span><text:span text:style-name="T2"> </text:span><text:span text:style-name="T3">}</text:span></text:p>
      <text:p text:style-name="P4"><text:s text:c="4"/></text:p>
      <text:p text:style-name="P2"><text:soft-page-break/><text:span text:style-name="T2"><text:s text:c="4"/></text:span><text:span text:style-name="T1">public</text:span><text:span text:style-name="T2"> </text:span><text:span text:style-name="T1">void</text:span><text:span text:style-name="T2"> </text:span><text:span text:style-name="T3">preparePrintStream(CodeWrapper</text:span><text:span text:style-name="T2"> </text:span><text:span text:style-name="T3">cw)</text:span></text:p>
      <text:p text:style-name="P2"><text:span text:style-name="T2"><text:s text:c="4"/></text:span><text:span text:style-name="T3">{</text:span><text:span text:style-name="T2"> </text:span><text:span text:style-name="T3">impl.preparePrintStream(cw);</text:span><text:span text:style-name="T2"> </text:span><text:span text:style-name="T3">}</text:span></text:p>
      <text:p text:style-name="P4"><text:s text:c="4"/></text:p>
      <text:p text:style-name="P2"><text:span text:style-name="T2"><text:s text:c="4"/></text:span><text:span text:style-name="T1">public</text:span><text:span text:style-name="T2"> </text:span><text:span text:style-name="T1">void</text:span><text:span text:style-name="T2"> </text:span><text:span text:style-name="T3">callPrintMethod(CodeWrapper</text:span><text:span text:style-name="T2"> </text:span><text:span text:style-name="T3">cw,</text:span><text:span text:style-name="T2"> </text:span><text:span text:style-name="T3">String</text:span><text:span text:style-name="T2"> </text:span><text:span text:style-name="T3">method,</text:span><text:span text:style-name="T2"> </text:span><text:span text:style-name="T3">Type[]</text:span><text:span text:style-name="T2"> </text:span><text:span text:style-name="T3">argTypes)</text:span></text:p>
      <text:p text:style-name="P2"><text:span text:style-name="T2"><text:s text:c="4"/></text:span><text:span text:style-name="T3">{</text:span><text:span text:style-name="T2"> </text:span><text:span text:style-name="T3">impl.callPrintMethod(cw,</text:span><text:span text:style-name="T2"> </text:span><text:span text:style-name="T3">method,</text:span><text:span text:style-name="T2"> </text:span><text:span text:style-name="T3">argTypes);</text:span><text:span text:style-name="T2"> </text:span><text:span text:style-name="T3">}</text:span></text:p>
      <text:p text:style-name="P4"><text:s text:c="4"/></text:p>
      <text:p text:style-name="P2"><text:span text:style-name="T2"><text:s text:c="4"/></text:span><text:span text:style-name="T1">public</text:span><text:span text:style-name="T2"> </text:span><text:span text:style-name="T1">void</text:span><text:span text:style-name="T2"> </text:span><text:span text:style-name="T3">addClass(</text:span><text:span text:style-name="T2"> </text:span><text:span text:style-name="T3">String</text:span><text:span text:style-name="T2"> </text:span><text:span text:style-name="T3">name,</text:span><text:span text:style-name="T2"> </text:span><text:span text:style-name="T3">ClassGen</text:span><text:span text:style-name="T2"> </text:span><text:span text:style-name="T3">classGen</text:span><text:span text:style-name="T2"> </text:span><text:span text:style-name="T3">)</text:span></text:p>
      <text:p text:style-name="P2"><text:span text:style-name="T2"><text:s text:c="4"/></text:span><text:span text:style-name="T3">{</text:span><text:span text:style-name="T2"> </text:span><text:span text:style-name="T3">impl.addClass(</text:span><text:span text:style-name="T2"> </text:span><text:span text:style-name="T3">name,</text:span><text:span text:style-name="T2"> </text:span><text:span text:style-name="T3">classGen</text:span><text:span text:style-name="T2"> </text:span><text:span text:style-name="T3">);</text:span><text:span text:style-name="T2"> </text:span><text:span text:style-name="T3">}</text:span></text:p>
      <text:p text:style-name="P4"><text:s text:c="4"/></text:p>
      <text:p text:style-name="P2"><text:span text:style-name="T2"><text:s text:c="4"/></text:span><text:span text:style-name="T1">public</text:span><text:span text:style-name="T2"> </text:span><text:span text:style-name="T1">void</text:span><text:span text:style-name="T2"> </text:span><text:span text:style-name="T3">addInterface(</text:span><text:span text:style-name="T2"> </text:span><text:span text:style-name="T3">String</text:span><text:span text:style-name="T2"> </text:span><text:span text:style-name="T3">name,</text:span><text:span text:style-name="T2"> </text:span><text:span text:style-name="T3">ClassGen</text:span><text:span text:style-name="T2"> </text:span><text:span text:style-name="T3">classGen</text:span><text:span text:style-name="T2"> </text:span><text:span text:style-name="T3">)</text:span></text:p>
      <text:p text:style-name="P2"><text:span text:style-name="T2"><text:s text:c="4"/></text:span><text:span text:style-name="T3">{</text:span><text:span text:style-name="T2"> </text:span><text:span text:style-name="T3">impl.addInterface(</text:span><text:span text:style-name="T2"> </text:span><text:span text:style-name="T3">name,</text:span><text:span text:style-name="T2"> </text:span><text:span text:style-name="T3">classGen</text:span><text:span text:style-name="T2"> </text:span><text:span text:style-name="T3">);</text:span><text:span text:style-name="T2"> </text:span><text:span text:style-name="T3">}</text:span></text:p>
      <text:p text:style-name="P4"><text:s text:c="4"/></text:p>
      <text:p text:style-name="P2"><text:span text:style-name="T2"><text:s text:c="4"/></text:span><text:span text:style-name="T1">public</text:span><text:span text:style-name="T2"> </text:span><text:span text:style-name="T3">ClassGen</text:span><text:span text:style-name="T2"> </text:span><text:span text:style-name="T3">getType(</text:span><text:span text:style-name="T2"> </text:span><text:span text:style-name="T3">String</text:span><text:span text:style-name="T2"> </text:span><text:span text:style-name="T3">name</text:span><text:span text:style-name="T2"> </text:span><text:span text:style-name="T3">)</text:span></text:p>
      <text:p text:style-name="P2"><text:span text:style-name="T2"><text:s text:c="4"/></text:span><text:span text:style-name="T3">{</text:span><text:span text:style-name="T2"> </text:span><text:span text:style-name="T1">return</text:span><text:span text:style-name="T2"> </text:span><text:span text:style-name="T3">impl.getType(name);</text:span><text:span text:style-name="T2"> </text:span><text:span text:style-name="T3">}</text:span></text:p>
      <text:p text:style-name="P4"><text:s text:c="4"/></text:p>
      <text:p text:style-name="P2"><text:span text:style-name="T2"><text:s text:c="4"/></text:span><text:span text:style-name="T1">public</text:span><text:span text:style-name="T2"> </text:span><text:span text:style-name="T1">boolean</text:span><text:span text:style-name="T2"> </text:span><text:span text:style-name="T3">checkInterfaces(</text:span><text:span text:style-name="T2"> </text:span><text:span text:style-name="T3">ClassGen</text:span><text:span text:style-name="T2"> </text:span><text:span text:style-name="T3">classGen</text:span><text:span text:style-name="T2"> </text:span><text:span text:style-name="T3">)</text:span></text:p>
      <text:p text:style-name="P2"><text:span text:style-name="T2"><text:s text:c="4"/></text:span><text:span text:style-name="T3">{</text:span><text:span text:style-name="T2"> </text:span><text:span text:style-name="T1">return</text:span><text:span text:style-name="T2"> </text:span><text:span text:style-name="T3">impl.checkInterfaces(</text:span><text:span text:style-name="T2"> </text:span><text:span text:style-name="T3">classGen</text:span><text:span text:style-name="T2"> </text:span><text:span text:style-name="T3">);</text:span><text:span text:style-name="T2"> </text:span><text:span text:style-name="T3">}</text:span></text:p>
      <text:p text:style-name="P3">/*--------------------------------------------------------------------------*/</text:p>
      <text:p text:style-name="P5">CHARACTERS</text:p>
      <text:p text:style-name="P2"><text:span text:style-name="T2"><text:s text:c="2"/>tab <text:s text:c="10"/>= </text:span><text:span text:style-name="T6">'\u0009'</text:span><text:span text:style-name="T2">. </text:span><text:span text:style-name="T5">/* <text:s/>9 = tabulator */</text:span></text:p>
      <text:p text:style-name="P2"><text:span text:style-name="T2"><text:s text:c="2"/>lf <text:s text:c="11"/>= </text:span><text:span text:style-name="T6">'\u000a'</text:span><text:span text:style-name="T2">. </text:span><text:span text:style-name="T5">/* 10 = line feed */</text:span></text:p>
      <text:p text:style-name="P2"><text:span text:style-name="T2"><text:s text:c="2"/>cr <text:s text:c="11"/>= </text:span><text:span text:style-name="T6">'\u000d'</text:span><text:span text:style-name="T2">. </text:span><text:span text:style-name="T5">/* 13 = carriage return */</text:span></text:p>
      <text:p text:style-name="P4"><text:s text:c="2"/></text:p>
      <text:p text:style-name="P2"><text:span text:style-name="T2"><text:s text:c="2"/>zero <text:s text:c="9"/>= </text:span><text:span text:style-name="T6">'0'</text:span><text:span text:style-name="T2">.</text:span></text:p>
      <text:p text:style-name="P2"><text:span text:style-name="T2"><text:s text:c="2"/>zeroToThree <text:s text:c="2"/>= zero + </text:span><text:span text:style-name="T6">"123"</text:span><text:span text:style-name="T2">.</text:span></text:p>
      <text:p text:style-name="P2"><text:span text:style-name="T2"><text:s text:c="2"/>nonZeroDigit <text:s/>= </text:span><text:span text:style-name="T6">"123456789"</text:span><text:span text:style-name="T2">.</text:span></text:p>
      <text:p text:style-name="P2"><text:span text:style-name="T2"><text:s text:c="2"/>digit <text:s text:c="8"/>= </text:span><text:span text:style-name="T6">'0'</text:span><text:span text:style-name="T2"> + nonZeroDigit.</text:span></text:p>
      <text:p text:style-name="P2"><text:span text:style-name="T2"><text:s text:c="2"/>letter <text:s text:c="7"/>= </text:span><text:span text:style-name="T6">'A'</text:span><text:span text:style-name="T2"> .. </text:span><text:span text:style-name="T6">'Z'</text:span><text:span text:style-name="T2"> + </text:span><text:span text:style-name="T6">'a'</text:span><text:span text:style-name="T2"> .. </text:span><text:span text:style-name="T6">'z'</text:span><text:span text:style-name="T2"> + </text:span><text:span text:style-name="T6">'_'</text:span><text:span text:style-name="T2"> + </text:span><text:span text:style-name="T6">'$'</text:span><text:span text:style-name="T2">.</text:span></text:p>
      <text:p text:style-name="P2"/>
      <text:p text:style-name="P2"><text:span text:style-name="T2"><text:s text:c="2"/>char <text:s text:c="9"/>= </text:span><text:span text:style-name="T4">ANY</text:span><text:span text:style-name="T2"> - </text:span><text:span text:style-name="T6">"'"</text:span><text:span text:style-name="T2"> - </text:span><text:span text:style-name="T6">'\\'</text:span><text:span text:style-name="T2"> - cr - lf.</text:span></text:p>
      <text:p text:style-name="P2"><text:span text:style-name="T2"><text:s text:c="2"/>stringChar <text:s text:c="3"/>= </text:span><text:span text:style-name="T4">ANY</text:span><text:span text:style-name="T2"> - </text:span><text:span text:style-name="T6">"\""</text:span><text:span text:style-name="T2"> - </text:span><text:span text:style-name="T6">'\\'</text:span><text:span text:style-name="T2"> - cr - lf. </text:span></text:p>
      <text:p text:style-name="P2"/>
      <text:p text:style-name="P5">TOKENS</text:p>
      <text:p text:style-name="P4"><text:tab/>id <text:s text:c="16"/>= letter { letter | digit }.</text:p>
      <text:p text:style-name="P2"><text:span text:style-name="T2"><text:s text:c="4"/>return <text:s text:c="12"/>= </text:span><text:span text:style-name="T6">"return"</text:span><text:span text:style-name="T2">.</text:span></text:p>
      <text:p text:style-name="P2"><text:span text:style-name="T2"><text:s text:c="4"/>new <text:s text:c="15"/>= </text:span><text:span text:style-name="T6">"new"</text:span><text:span text:style-name="T2">.</text:span></text:p>
      <text:p text:style-name="P2"><text:span text:style-name="T2"><text:tab/>openRoundBracket <text:s text:c="2"/>= </text:span><text:span text:style-name="T6">'('</text:span><text:span text:style-name="T2">.</text:span></text:p>
      <text:p text:style-name="P2"><text:span text:style-name="T2"><text:tab/>closeRoundBracket <text:s/>= </text:span><text:span text:style-name="T6">')'</text:span><text:span text:style-name="T2">.</text:span></text:p>
      <text:p text:style-name="P2"><text:span text:style-name="T2"><text:tab/>openCurlyBracket <text:s text:c="2"/>= </text:span><text:span text:style-name="T6">'{'</text:span><text:span text:style-name="T2">.</text:span></text:p>
      <text:p text:style-name="P2"><text:span text:style-name="T2"><text:tab/>closeCurlyBracket <text:s/>= </text:span><text:span text:style-name="T6">'}'</text:span><text:span text:style-name="T2">.</text:span></text:p>
      <text:p text:style-name="P2"><text:span text:style-name="T2"><text:tab/>dot <text:s text:c="15"/>= </text:span><text:span text:style-name="T6">'.'</text:span><text:span text:style-name="T2">.</text:span></text:p>
      <text:p text:style-name="P2"><text:span text:style-name="T2"><text:tab/>isequal <text:s text:c="11"/>= </text:span><text:span text:style-name="T6">'='</text:span><text:span text:style-name="T2">.</text:span></text:p>
      <text:p text:style-name="P4"><text:tab/></text:p>
      <text:p text:style-name="P2"><text:span text:style-name="T2"><text:s text:c="4"/></text:span><text:span text:style-name="T5">/*-------------------------------------------------------------------------*/</text:span></text:p>
      <text:p text:style-name="P4"><text:s text:c="4"/>intLit = </text:p>
      <text:p text:style-name="P4"><text:tab/> <text:s text:c="3"/>( zero | nonZeroDigit { digit } ).</text:p>
      <text:p text:style-name="P2"><text:span text:style-name="T2"><text:s text:c="4"/></text:span><text:span text:style-name="T5">/*-------------------------------------------------------------------------*/</text:span></text:p>
      <text:p text:style-name="P4"><text:s text:c="4"/>floatLit =</text:p>
      <text:p text:style-name="P2"><text:span text:style-name="T2"><text:s text:c="8"/></text:span><text:span text:style-name="T6">"."</text:span><text:span text:style-name="T2"> digit {digit} </text:span></text:p>
      <text:p text:style-name="P2"><text:span text:style-name="T2"><text:s text:c="8"/>[ (</text:span><text:span text:style-name="T6">"e"</text:span><text:span text:style-name="T2"> | </text:span><text:span text:style-name="T6">"E"</text:span><text:span text:style-name="T2">) [</text:span><text:span text:style-name="T6">"+"</text:span><text:span text:style-name="T2"> | </text:span><text:span text:style-name="T6">"-"</text:span><text:span text:style-name="T2">] digit {digit} ] </text:span></text:p>
      <text:p text:style-name="P2"><text:span text:style-name="T2"><text:s text:c="8"/>[ </text:span><text:span text:style-name="T6">"F"</text:span><text:span text:style-name="T2"> | </text:span><text:span text:style-name="T6">"f"</text:span><text:span text:style-name="T2"> <text:s/>]</text:span></text:p>
      <text:p text:style-name="P4"><text:s text:c="8"/>| digit {digit} </text:p>
      <text:p text:style-name="P4"><text:s text:c="8"/>(</text:p>
      <text:p text:style-name="P2"><text:span text:style-name="T2"><text:s text:c="12"/></text:span><text:span text:style-name="T6">"."</text:span><text:span text:style-name="T2"> {digit} </text:span></text:p>
      <text:p text:style-name="P2"><text:span text:style-name="T2"><text:s text:c="14"/>[(</text:span><text:span text:style-name="T6">"e"</text:span><text:span text:style-name="T2"> | </text:span><text:span text:style-name="T6">"E"</text:span><text:span text:style-name="T2"> ) [</text:span><text:span text:style-name="T6">"+"</text:span><text:span text:style-name="T2"> | </text:span><text:span text:style-name="T6">"-"</text:span><text:span text:style-name="T2">] digit {digit} ] [ </text:span><text:span text:style-name="T6">"F"</text:span><text:span text:style-name="T2"> | </text:span><text:span text:style-name="T6">"f"</text:span><text:span text:style-name="T2"> ]</text:span></text:p>
      <text:p text:style-name="P2"><text:span text:style-name="T2"><text:s text:c="12"/>| (</text:span><text:span text:style-name="T6">"e"</text:span><text:span text:style-name="T2"> | </text:span><text:span text:style-name="T6">"E"</text:span><text:span text:style-name="T2">) [</text:span><text:span text:style-name="T6">"+"</text:span><text:span text:style-name="T2"> | </text:span><text:span text:style-name="T6">"-"</text:span><text:span text:style-name="T2">] digit {digit} [ </text:span><text:span text:style-name="T6">"F"</text:span><text:span text:style-name="T2"> | </text:span><text:span text:style-name="T6">"f"</text:span><text:span text:style-name="T2"> ]</text:span></text:p>
      <text:p text:style-name="P2"><text:span text:style-name="T2"><text:s text:c="12"/>| </text:span><text:span text:style-name="T6">"F"</text:span><text:span text:style-name="T2"> | </text:span><text:span text:style-name="T6">"f"</text:span></text:p>
      <text:p text:style-name="P4"><text:s text:c="8"/>). <text:s/></text:p>
      <text:p text:style-name="P2"><text:span text:style-name="T2"><text:s text:c="4"/></text:span><text:span text:style-name="T5">/*-------------------------------------------------------------------------*/</text:span></text:p>
      <text:p text:style-name="P4"><text:s text:c="4"/>stringLit = </text:p>
      <text:p text:style-name="P2"><text:span text:style-name="T2"><text:s text:c="8"/></text:span><text:span text:style-name="T6">"\""</text:span><text:span text:style-name="T2"> {</text:span></text:p>
      <text:p text:style-name="P4"><text:s text:c="14"/>stringChar</text:p>
      <text:p text:style-name="P2"><text:span text:style-name="T2"><text:s text:c="12"/>| </text:span><text:span text:style-name="T6">"\\"</text:span><text:span text:style-name="T2"> ( </text:span><text:span text:style-name="T6">"b"</text:span><text:span text:style-name="T2"> | </text:span><text:span text:style-name="T6">"t"</text:span><text:span text:style-name="T2"> | </text:span><text:span text:style-name="T6">"n"</text:span><text:span text:style-name="T2"> | </text:span><text:span text:style-name="T6">"f"</text:span><text:span text:style-name="T2"> | </text:span><text:span text:style-name="T6">"r"</text:span><text:span text:style-name="T2"> | </text:span><text:span text:style-name="T6">"\""</text:span><text:span text:style-name="T2"> | </text:span><text:span text:style-name="T6">"\'"</text:span><text:span text:style-name="T2"> | </text:span><text:span text:style-name="T6">"\\"</text:span><text:span text:style-name="T2"> )</text:span></text:p>
      <text:p text:style-name="P2"><text:span text:style-name="T2"><text:s text:c="9"/>} </text:span><text:span text:style-name="T6">"\""</text:span><text:span text:style-name="T2">.</text:span></text:p>
      <text:p text:style-name="P2"/>
      <text:p text:style-name="P2"><text:span text:style-name="T4">COMMENTS</text:span><text:span text:style-name="T2"> </text:span><text:span text:style-name="T4">FROM</text:span><text:span text:style-name="T2"> </text:span><text:span text:style-name="T6">"/*"</text:span><text:span text:style-name="T2"> </text:span><text:span text:style-name="T4">TO</text:span><text:span text:style-name="T2"> </text:span><text:span text:style-name="T6">"*/"</text:span><text:span text:style-name="T2"> </text:span><text:span text:style-name="T4">NESTED</text:span></text:p>
      <text:p text:style-name="P2"><text:span text:style-name="T4">COMMENTS</text:span><text:span text:style-name="T2"> </text:span><text:span text:style-name="T4">FROM</text:span><text:span text:style-name="T2"> </text:span><text:span text:style-name="T6">"//"</text:span><text:span text:style-name="T2"> </text:span><text:span text:style-name="T4">TO</text:span><text:span text:style-name="T2"> cr lf</text:span></text:p>
      <text:p text:style-name="P2"/>
      <text:p text:style-name="P2"><text:span text:style-name="T4">IGNORE</text:span><text:span text:style-name="T2"> cr + lf + tab</text:span></text:p>
      <text:p text:style-name="P2"/>
      <text:p text:style-name="P5">PRODUCTIONS</text:p>
      <text:p text:style-name="P2"/>
      <text:p text:style-name="P3">/*----------------------------------identifier----------------------------------*/</text:p>
      <text:p text:style-name="P4">identifier&lt;out String value&gt;</text:p>
      <text:p text:style-name="P4">= </text:p>
      <text:p text:style-name="P4">id</text:p>
      <text:p text:style-name="P2"><text:span text:style-name="T3">(.</text:span><text:span text:style-name="T2"> <text:s/></text:span><text:span text:style-name="T3">value</text:span><text:span text:style-name="T2"> </text:span><text:span text:style-name="T3">=</text:span><text:span text:style-name="T2"> </text:span><text:span text:style-name="T3">t.val;</text:span></text:p>
      <text:p text:style-name="P2"><text:span text:style-name="T2"><text:s text:c="4"/></text:span><text:span text:style-name="T3">log(</text:span><text:span text:style-name="T6">"id="</text:span><text:span text:style-name="T3">+t.val);</text:span><text:span text:style-name="T2"> </text:span><text:span text:style-name="T3">.)</text:span></text:p>
      <text:p text:style-name="P4">.</text:p>
      <text:p text:style-name="P3">/*----------------------------------CompilationUnit----------------------------------*/</text:p>
      <text:p text:style-name="P4"><text:soft-page-break/>CompilationUnit = </text:p>
      <text:p text:style-name="P4"><text:tab/>typeDeclaration {typeDeclaration}</text:p>
      <text:p text:style-name="P4">.</text:p>
      <text:p text:style-name="P3">/*----------------------------------typeDeclaration----------------------------------*/</text:p>
      <text:p text:style-name="P4">typeDeclaration =</text:p>
      <text:p text:style-name="P2"><text:span text:style-name="T2"><text:s text:c="4"/></text:span><text:span text:style-name="T3">(.</text:span><text:span text:style-name="T2"> </text:span><text:span text:style-name="T1">int</text:span><text:span text:style-name="T2"> </text:span><text:span text:style-name="T3">specifier</text:span><text:span text:style-name="T2"> </text:span><text:span text:style-name="T3">=</text:span><text:span text:style-name="T2"> </text:span><text:span text:style-name="T3">0;.)</text:span></text:p>
      <text:p text:style-name="P2"><text:span text:style-name="T2"><text:s text:c="4"/></text:span><text:span text:style-name="T5">// xxx здесь не распознаются default %)</text:span></text:p>
      <text:p text:style-name="P4"><text:tab/>[accessSpecifier&lt;out specifier&gt;]</text:p>
      <text:p text:style-name="P4"><text:tab/>(</text:p>
      <text:p text:style-name="P4"><text:tab/><text:tab/>interfaceDeclaration&lt;specifier&gt; </text:p>
      <text:p text:style-name="P4"><text:tab/><text:tab/>|</text:p>
      <text:p text:style-name="P4"><text:tab/><text:tab/>classDeclaration&lt;specifier&gt;</text:p>
      <text:p text:style-name="P4"><text:tab/>)</text:p>
      <text:p text:style-name="P4">.</text:p>
      <text:p text:style-name="P3">/*----------------------------------classDeclaration----------------------------------*/</text:p>
      <text:p text:style-name="P4">classDeclaration&lt;int modifier&gt; = <text:s/></text:p>
      <text:p text:style-name="P2"><text:span text:style-name="T2"><text:tab/></text:span><text:span text:style-name="T6">"class"</text:span></text:p>
      <text:p text:style-name="P4"><text:tab/>identifier&lt;out String className&gt;</text:p>
      <text:p text:style-name="P4"><text:tab/></text:p>
      <text:p text:style-name="P2"><text:span text:style-name="T2"><text:tab/></text:span><text:span text:style-name="T3">(.String</text:span><text:span text:style-name="T2"> </text:span><text:span text:style-name="T3">superName</text:span><text:span text:style-name="T2"> </text:span><text:span text:style-name="T3">=</text:span><text:span text:style-name="T2"> </text:span><text:span text:style-name="T6">"java.lang.Object"</text:span><text:span text:style-name="T3">;.)</text:span></text:p>
      <text:p text:style-name="P2"><text:span text:style-name="T2"><text:tab/>[ <text:s/></text:span><text:span text:style-name="T6">"extends"</text:span><text:span text:style-name="T2"> identifier&lt;out superName&gt;</text:span></text:p>
      <text:p text:style-name="P2"><text:span text:style-name="T2"><text:tab/> <text:s text:c="2"/></text:span><text:span text:style-name="T5">// проверка типов</text:span></text:p>
      <text:p text:style-name="P2"><text:span text:style-name="T2"><text:tab/> <text:s text:c="2"/></text:span><text:span text:style-name="T3">(.</text:span><text:span text:style-name="T2"> <text:s/></text:span><text:span text:style-name="T1">if</text:span><text:span text:style-name="T3">(superName.equals(className))</text:span><text:span text:style-name="T2"> </text:span><text:span text:style-name="T3">SemErr(</text:span><text:span text:style-name="T6">"cannot self-inherit"</text:span><text:span text:style-name="T3">);</text:span></text:p>
      <text:p text:style-name="P2"><text:span text:style-name="T2"><text:s text:c="11"/></text:span><text:span text:style-name="T3">isPresent(superName);</text:span></text:p>
      <text:p text:style-name="P2"><text:span text:style-name="T2"><text:s text:c="11"/></text:span><text:span text:style-name="T1">if</text:span><text:span text:style-name="T2"> </text:span><text:span text:style-name="T3">(impl.classes.get(superName)==</text:span><text:span text:style-name="T1">null</text:span><text:span text:style-name="T3">)</text:span><text:span text:style-name="T2"> </text:span><text:span text:style-name="T3">SemErr(superName+</text:span><text:span text:style-name="T6">" is not a class"</text:span><text:span text:style-name="T3">);</text:span><text:span text:style-name="T2"> </text:span><text:span text:style-name="T3">.)</text:span><text:span text:style-name="T2"> ]</text:span></text:p>
      <text:p text:style-name="P4"><text:s text:c="11"/></text:p>
      <text:p text:style-name="P2"><text:span text:style-name="T2"><text:tab/></text:span><text:span text:style-name="T3">(.String</text:span><text:span text:style-name="T2"> </text:span><text:span text:style-name="T3">interfaceName</text:span><text:span text:style-name="T2"> </text:span><text:span text:style-name="T3">=</text:span><text:span text:style-name="T2"> </text:span><text:span text:style-name="T1">null</text:span><text:span text:style-name="T3">;.)</text:span></text:p>
      <text:p text:style-name="P2"><text:span text:style-name="T2"><text:tab/>[ <text:s/></text:span><text:span text:style-name="T6">"implements"</text:span><text:span text:style-name="T2">identifier&lt;out interfaceName&gt;</text:span></text:p>
      <text:p text:style-name="P2"><text:span text:style-name="T2"><text:tab/> <text:s text:c="2"/></text:span><text:span text:style-name="T5">// проверка типов</text:span></text:p>
      <text:p text:style-name="P2"><text:span text:style-name="T2"><text:tab/> <text:s text:c="2"/></text:span><text:span text:style-name="T3">(.</text:span><text:span text:style-name="T2"> <text:s text:c="2"/></text:span><text:span text:style-name="T1">if</text:span><text:span text:style-name="T3">(interfaceName.equals(className))</text:span><text:span text:style-name="T2"> </text:span><text:span text:style-name="T3">SemErr(</text:span><text:span text:style-name="T6">"cannot self-implement"</text:span><text:span text:style-name="T3">);</text:span></text:p>
      <text:p text:style-name="P2"><text:span text:style-name="T2"><text:s text:c="12"/></text:span><text:span text:style-name="T3">isPresent(interfaceName);</text:span></text:p>
      <text:p text:style-name="P2"><text:span text:style-name="T2"><text:s text:c="12"/></text:span><text:span text:style-name="T1">if</text:span><text:span text:style-name="T2"> </text:span><text:span text:style-name="T3">(impl.interfaces.get(interfaceName)==</text:span><text:span text:style-name="T1">null</text:span><text:span text:style-name="T3">)</text:span><text:span text:style-name="T2"> </text:span><text:span text:style-name="T3">SemErr(interfaceName+</text:span><text:span text:style-name="T6">" is not an interface"</text:span><text:span text:style-name="T3">);.)</text:span><text:span text:style-name="T2"> ]</text:span></text:p>
      <text:p text:style-name="P4"><text:s text:c="12"/></text:p>
      <text:p text:style-name="P2"><text:span text:style-name="T2"><text:tab/></text:span><text:span text:style-name="T3">(.</text:span><text:span text:style-name="T2"> </text:span><text:span text:style-name="T3">ClassGen</text:span><text:span text:style-name="T2"> </text:span><text:span text:style-name="T3">classGen</text:span><text:span text:style-name="T2"> </text:span><text:span text:style-name="T3">=</text:span><text:span text:style-name="T2"> </text:span><text:span text:style-name="T1">new</text:span><text:span text:style-name="T2"> </text:span><text:span text:style-name="T3">ClassGen(</text:span></text:p>
      <text:p text:style-name="P2"><text:span text:style-name="T2"><text:tab/> <text:s text:c="6"/></text:span><text:span text:style-name="T3">className,</text:span><text:span text:style-name="T2"> </text:span></text:p>
      <text:p text:style-name="P2"><text:span text:style-name="T2"><text:tab/> <text:s text:c="6"/></text:span><text:span text:style-name="T3">superName,</text:span><text:span text:style-name="T2"> </text:span></text:p>
      <text:p text:style-name="P2"><text:span text:style-name="T2"><text:tab/> <text:s text:c="6"/></text:span><text:span text:style-name="T3">className+</text:span><text:span text:style-name="T6">".class"</text:span><text:span text:style-name="T3">,</text:span><text:span text:style-name="T2"> </text:span></text:p>
      <text:p text:style-name="P2"><text:span text:style-name="T2"><text:tab/> <text:s text:c="6"/></text:span><text:span text:style-name="T3">modifier,</text:span></text:p>
      <text:p text:style-name="P2"><text:span text:style-name="T2"><text:tab/> <text:s text:c="6"/></text:span><text:span text:style-name="T3">interfaceName==</text:span><text:span text:style-name="T1">null</text:span><text:span text:style-name="T2"> </text:span><text:span text:style-name="T3">?</text:span><text:span text:style-name="T2"> </text:span><text:span text:style-name="T1">null</text:span><text:span text:style-name="T2"> </text:span><text:span text:style-name="T3">:</text:span><text:span text:style-name="T2"> </text:span><text:span text:style-name="T1">new</text:span><text:span text:style-name="T2"> </text:span><text:span text:style-name="T3">String[]{interfaceName}</text:span><text:span text:style-name="T2"> </text:span><text:span text:style-name="T3">);</text:span></text:p>
      <text:p text:style-name="P4"><text:tab/> <text:s text:c="6"/></text:p>
      <text:p text:style-name="P2"><text:span text:style-name="T2"><text:tab/> <text:s text:c="2"/></text:span><text:span text:style-name="T3">addClass(className,</text:span><text:span text:style-name="T2"> </text:span><text:span text:style-name="T3">classGen);</text:span></text:p>
      <text:p text:style-name="P4"><text:s text:c="11"/></text:p>
      <text:p text:style-name="P2"><text:span text:style-name="T2"><text:tab/> <text:s text:c="2"/></text:span><text:span text:style-name="T5">// todo пусть будет =)</text:span></text:p>
      <text:p text:style-name="P2"><text:span text:style-name="T2"><text:tab/> <text:s text:c="2"/></text:span><text:span text:style-name="T3">classGen.addEmptyConstructor(</text:span><text:span text:style-name="T2"> </text:span><text:span text:style-name="T3">Constants.ACC_PUBLIC</text:span><text:span text:style-name="T2"> </text:span><text:span text:style-name="T3">);</text:span></text:p>
      <text:p text:style-name="P2"><text:span text:style-name="T2"><text:tab/> <text:s text:c="2"/></text:span><text:span text:style-name="T3">log(</text:span><text:span text:style-name="T6">"class "</text:span><text:span text:style-name="T3">+className+</text:span><text:span text:style-name="T6">" created"</text:span><text:span text:style-name="T3">);.)</text:span></text:p>
      <text:p text:style-name="P4"><text:tab/> <text:s text:c="2"/></text:p>
      <text:p text:style-name="P4"><text:tab/>classBody&lt;classGen&gt;</text:p>
      <text:p text:style-name="P4"><text:tab/></text:p>
      <text:p text:style-name="P2"><text:span text:style-name="T2"><text:s text:c="4"/></text:span><text:span text:style-name="T3">(.</text:span><text:span text:style-name="T2"> <text:s/></text:span><text:span text:style-name="T3">checkInterfaces(classGen);</text:span></text:p>
      <text:p text:style-name="P2"><text:span text:style-name="T2"><text:s text:c="8"/></text:span><text:span text:style-name="T1">try</text:span><text:span text:style-name="T3">{</text:span><text:span text:style-name="T2"> </text:span><text:span text:style-name="T3">classGen.getJavaClass().dump(</text:span><text:span text:style-name="T2"> </text:span><text:span text:style-name="T3">filePath+</text:span><text:span text:style-name="T6">"/"</text:span><text:span text:style-name="T3">+className+</text:span><text:span text:style-name="T6">".class"</text:span><text:span text:style-name="T2"> </text:span><text:span text:style-name="T3">);</text:span><text:span text:style-name="T2"> </text:span><text:span text:style-name="T3">}</text:span></text:p>
      <text:p text:style-name="P2"><text:span text:style-name="T2"><text:s text:c="8"/></text:span><text:span text:style-name="T1">catch</text:span><text:span text:style-name="T3">(Exception</text:span><text:span text:style-name="T2"> </text:span><text:span text:style-name="T3">e){e.printStackTrace();}.)</text:span></text:p>
      <text:p text:style-name="P4">.</text:p>
      <text:p text:style-name="P3">/*----------------------------------interfaceDeclaration----------------------------------*/</text:p>
      <text:p text:style-name="P4">interfaceDeclaration&lt;int modifier&gt; =</text:p>
      <text:p text:style-name="P2"><text:span text:style-name="T2"><text:tab/></text:span><text:span text:style-name="T6">"interface"</text:span></text:p>
      <text:p text:style-name="P4"><text:tab/>identifier&lt;out String interfaceName&gt;</text:p>
      <text:p text:style-name="P4"><text:tab/></text:p>
      <text:p text:style-name="P2"><text:span text:style-name="T2"><text:tab/></text:span><text:span text:style-name="T3">(.String</text:span><text:span text:style-name="T2"> </text:span><text:span text:style-name="T3">superInterfaceName</text:span><text:span text:style-name="T2"> </text:span><text:span text:style-name="T3">=</text:span><text:span text:style-name="T2"> </text:span><text:span text:style-name="T1">null</text:span><text:span text:style-name="T3">;.)</text:span></text:p>
      <text:p text:style-name="P2"><text:span text:style-name="T2"><text:s text:c="4"/>[ <text:s/></text:span><text:span text:style-name="T6">"extends"</text:span><text:span text:style-name="T2"> identifier&lt;out superInterfaceName&gt;</text:span></text:p>
      <text:p text:style-name="P2"><text:span text:style-name="T2"><text:s text:c="8"/></text:span><text:span text:style-name="T3">(.</text:span><text:span text:style-name="T2"> <text:s/></text:span><text:span text:style-name="T1">if</text:span><text:span text:style-name="T3">(superInterfaceName.equals(interfaceName))</text:span><text:span text:style-name="T2"> </text:span><text:span text:style-name="T3">SemErr(</text:span><text:span text:style-name="T6">"cannot self-inherit"</text:span><text:span text:style-name="T3">);</text:span></text:p>
      <text:p text:style-name="P2"><text:span text:style-name="T2"><text:s text:c="12"/></text:span><text:span text:style-name="T3">isPresent(superInterfaceName);</text:span></text:p>
      <text:p text:style-name="P2"><text:span text:style-name="T2"><text:s text:c="12"/></text:span><text:span text:style-name="T1">if</text:span><text:span text:style-name="T2"> </text:span><text:span text:style-name="T3">(impl.interfaces.get(superInterfaceName)==</text:span><text:span text:style-name="T1">null</text:span><text:span text:style-name="T3">)</text:span><text:span text:style-name="T2"> </text:span><text:span text:style-name="T3">SemErr(superInterfaceName+</text:span><text:span text:style-name="T6">" is not an interface"</text:span><text:span text:style-name="T3">);.)</text:span><text:span text:style-name="T2"> ]</text:span></text:p>
      <text:p text:style-name="P4"><text:s text:c="12"/></text:p>
      <text:p text:style-name="P2"><text:span text:style-name="T2"><text:tab/></text:span><text:span text:style-name="T3">(.</text:span><text:span text:style-name="T2"> </text:span><text:span text:style-name="T3">ClassGen</text:span><text:span text:style-name="T2"> </text:span><text:span text:style-name="T3">classGen</text:span><text:span text:style-name="T2"> </text:span><text:span text:style-name="T3">=</text:span><text:span text:style-name="T2"> </text:span><text:span text:style-name="T1">new</text:span><text:span text:style-name="T2"> </text:span><text:span text:style-name="T3">ClassGen(</text:span></text:p>
      <text:p text:style-name="P2"><text:span text:style-name="T2"><text:tab/> <text:s text:c="6"/></text:span><text:span text:style-name="T3">interfaceName,</text:span><text:span text:style-name="T2"> </text:span></text:p>
      <text:p text:style-name="P2"><text:span text:style-name="T2"><text:tab/> <text:s text:c="6"/></text:span><text:span text:style-name="T6">"java.lang.Object"</text:span><text:span text:style-name="T3">,</text:span><text:span text:style-name="T2"> </text:span></text:p>
      <text:p text:style-name="P2"><text:span text:style-name="T2"><text:tab/> <text:s text:c="6"/></text:span><text:span text:style-name="T3">interfaceName+</text:span><text:span text:style-name="T6">".class"</text:span><text:span text:style-name="T3">,</text:span><text:span text:style-name="T2"> </text:span></text:p>
      <text:p text:style-name="P2"><text:span text:style-name="T2"><text:tab/> <text:s text:c="6"/></text:span><text:span text:style-name="T3">Constants.ACC_INTERFACE</text:span><text:span text:style-name="T2"> </text:span><text:span text:style-name="T3">|</text:span><text:span text:style-name="T2"> </text:span><text:span text:style-name="T3">Constants.ACC_ABSTRACT,</text:span></text:p>
      <text:p text:style-name="P2"><text:span text:style-name="T2"><text:tab/> <text:s text:c="6"/></text:span><text:span text:style-name="T3">superInterfaceName==</text:span><text:span text:style-name="T1">null</text:span><text:span text:style-name="T2"> </text:span><text:span text:style-name="T3">?</text:span><text:span text:style-name="T2"> </text:span><text:span text:style-name="T1">null</text:span><text:span text:style-name="T2"> </text:span><text:span text:style-name="T3">:</text:span><text:span text:style-name="T2"> </text:span><text:span text:style-name="T1">new</text:span><text:span text:style-name="T2"> </text:span><text:span text:style-name="T3">String[]{superInterfaceName}</text:span><text:span text:style-name="T2"> </text:span></text:p>
      <text:p text:style-name="P2"><text:span text:style-name="T2"><text:tab/> <text:s text:c="2"/></text:span><text:span text:style-name="T3">);</text:span></text:p>
      <text:p text:style-name="P2"><text:span text:style-name="T2"><text:s text:c="7"/></text:span><text:span text:style-name="T3">addInterface(interfaceName,</text:span><text:span text:style-name="T2"> </text:span><text:span text:style-name="T3">classGen);</text:span></text:p>
      <text:p text:style-name="P2"><text:span text:style-name="T2"><text:tab/> <text:s text:c="2"/></text:span><text:span text:style-name="T3">log(</text:span><text:span text:style-name="T6">"interface "</text:span><text:span text:style-name="T3">+interfaceName+</text:span><text:span text:style-name="T6">" created"</text:span><text:span text:style-name="T3">);.)</text:span></text:p>
      <text:p text:style-name="P4"><text:tab/> <text:s text:c="5"/></text:p>
      <text:p text:style-name="P4"><text:tab/>interfaceBody&lt;classGen&gt;</text:p>
      <text:p text:style-name="P4"><text:tab/></text:p>
      <text:p text:style-name="P2"><text:span text:style-name="T2"><text:tab/></text:span><text:span text:style-name="T3">(.</text:span><text:span text:style-name="T2"> </text:span><text:span text:style-name="T1">try</text:span><text:span text:style-name="T3">{</text:span><text:span text:style-name="T2"> </text:span><text:span text:style-name="T3">classGen.getJavaClass().dump(</text:span><text:span text:style-name="T2"> </text:span><text:span text:style-name="T3">filePath+</text:span><text:span text:style-name="T6">"/"</text:span><text:span text:style-name="T3">+interfaceName+</text:span><text:span text:style-name="T6">".class"</text:span><text:span text:style-name="T2"> </text:span><text:span text:style-name="T3">);</text:span><text:span text:style-name="T2"> </text:span><text:span text:style-name="T3">}</text:span></text:p>
      <text:p text:style-name="P2"><text:span text:style-name="T2"><text:tab/> <text:s text:c="2"/></text:span><text:span text:style-name="T1">catch</text:span><text:span text:style-name="T3">(Exception</text:span><text:span text:style-name="T2"> </text:span><text:span text:style-name="T3">e){e.printStackTrace();}.)</text:span></text:p>
      <text:p text:style-name="P4">.</text:p>
      <text:p text:style-name="P3"><text:soft-page-break/>/*----------------------------------accessSpecifier----------------------------------*/</text:p>
      <text:p text:style-name="P4">accessSpecifier&lt;out int specifier&gt; =</text:p>
      <text:p text:style-name="P2"><text:span text:style-name="T2"><text:tab/></text:span><text:span text:style-name="T3">(.specifier</text:span><text:span text:style-name="T2"> </text:span><text:span text:style-name="T3">=</text:span><text:span text:style-name="T2"> </text:span><text:span text:style-name="T3">0;.)</text:span></text:p>
      <text:p text:style-name="P2"><text:span text:style-name="T2"><text:tab/></text:span><text:span text:style-name="T5">// todo добавить остальные</text:span></text:p>
      <text:p text:style-name="P2"><text:span text:style-name="T6">"public"</text:span><text:span text:style-name="T2"> <text:s text:c="6"/></text:span><text:span text:style-name="T3">(.specifier</text:span><text:span text:style-name="T2"> </text:span><text:span text:style-name="T3">=</text:span><text:span text:style-name="T2"> </text:span><text:span text:style-name="T3">Constants.ACC_PUBLIC;.)</text:span></text:p>
      <text:p text:style-name="P4">.</text:p>
      <text:p text:style-name="P3">/*----------------------------------basicType----------------------------------*/</text:p>
      <text:p text:style-name="P4">basicType&lt;out Type typeLiteral&gt; =</text:p>
      <text:p text:style-name="P2"><text:span text:style-name="T2"><text:s text:c="4"/></text:span><text:span text:style-name="T3">(.typeLiteral</text:span><text:span text:style-name="T2"> </text:span><text:span text:style-name="T3">=</text:span><text:span text:style-name="T2"> </text:span><text:span text:style-name="T1">null</text:span><text:span text:style-name="T3">;.)</text:span></text:p>
      <text:p text:style-name="P4"><text:tab/>(</text:p>
      <text:p text:style-name="P2"><text:span text:style-name="T2"><text:tab/> <text:s text:c="6"/>(</text:span><text:span text:style-name="T6">"boolean"</text:span><text:span text:style-name="T2"> <text:s text:c="2"/></text:span><text:span text:style-name="T3">(.typeLiteral</text:span><text:span text:style-name="T2"> </text:span><text:span text:style-name="T3">=</text:span><text:span text:style-name="T2"> </text:span><text:span text:style-name="T3">Type.BOOLEAN;.)</text:span><text:span text:style-name="T2">)</text:span></text:p>
      <text:p text:style-name="P2"><text:span text:style-name="T2"><text:tab/> <text:s text:c="2"/>| <text:s text:c="2"/>(</text:span><text:span text:style-name="T6">"int"</text:span><text:span text:style-name="T2"> <text:s text:c="6"/></text:span><text:span text:style-name="T3">(.typeLiteral</text:span><text:span text:style-name="T2"> </text:span><text:span text:style-name="T3">=</text:span><text:span text:style-name="T2"> </text:span><text:span text:style-name="T3">Type.INT;.)</text:span><text:span text:style-name="T2">)</text:span></text:p>
      <text:p text:style-name="P2"><text:span text:style-name="T2"><text:tab/> <text:s text:c="2"/>| <text:s text:c="2"/>(</text:span><text:span text:style-name="T6">"float"</text:span><text:span text:style-name="T2"> <text:s text:c="4"/></text:span><text:span text:style-name="T3">(.typeLiteral</text:span><text:span text:style-name="T2"> </text:span><text:span text:style-name="T3">=</text:span><text:span text:style-name="T2"> </text:span><text:span text:style-name="T3">Type.FLOAT;.)</text:span><text:span text:style-name="T2">)</text:span></text:p>
      <text:p text:style-name="P2"><text:span text:style-name="T2"><text:tab/> <text:s text:c="2"/>| <text:s text:c="2"/>(</text:span><text:span text:style-name="T6">"void"</text:span><text:span text:style-name="T2"> <text:s text:c="5"/></text:span><text:span text:style-name="T3">(.typeLiteral</text:span><text:span text:style-name="T2"> </text:span><text:span text:style-name="T3">=</text:span><text:span text:style-name="T2"> </text:span><text:span text:style-name="T3">Type.VOID;.)</text:span><text:span text:style-name="T2">)</text:span></text:p>
      <text:p text:style-name="P2"><text:span text:style-name="T2"><text:tab/> <text:s text:c="2"/>| <text:s text:c="2"/>(</text:span><text:span text:style-name="T6">"String"</text:span><text:span text:style-name="T2"> <text:s text:c="3"/></text:span><text:span text:style-name="T3">(.typeLiteral</text:span><text:span text:style-name="T2"> </text:span><text:span text:style-name="T3">=</text:span><text:span text:style-name="T2"> </text:span><text:span text:style-name="T1">new</text:span><text:span text:style-name="T2"> </text:span><text:span text:style-name="T3">ObjectType(</text:span><text:span text:style-name="T6">"java.lang.String"</text:span><text:span text:style-name="T3">);.)</text:span><text:span text:style-name="T2">)</text:span></text:p>
      <text:p text:style-name="P2"><text:span text:style-name="T2"><text:tab/> <text:s text:c="2"/></text:span><text:span text:style-name="T5">//| <text:s text:c="2"/>("Vector" <text:s text:c="3"/>(.typeLiteral = new ObjectType("java.util.Vector");.))</text:span></text:p>
      <text:p text:style-name="P4"><text:tab/>)</text:p>
      <text:p text:style-name="P4">.</text:p>
      <text:p text:style-name="P3">/*----------------------------------type----------------------------------*/</text:p>
      <text:p text:style-name="P2"><text:span text:style-name="T2">type&lt;out Type typeLiteral&gt; </text:span><text:span text:style-name="T3">(.typeLiteral=</text:span><text:span text:style-name="T1">null</text:span><text:span text:style-name="T3">;.)</text:span><text:span text:style-name="T2"> = </text:span></text:p>
      <text:p text:style-name="P4"><text:s text:c="4"/>basicType&lt;out typeLiteral&gt; <text:s text:c="6"/></text:p>
      <text:p text:style-name="P2"><text:span text:style-name="T2">| <text:s text:c="2"/>identifier&lt;out String typeName&gt; </text:span><text:span text:style-name="T3">(.</text:span><text:span text:style-name="T1">if</text:span><text:span text:style-name="T3">(!isPresent(typeName))</text:span><text:span text:style-name="T2"> </text:span><text:span text:style-name="T3">typeLiteral</text:span><text:span text:style-name="T2"> </text:span><text:span text:style-name="T3">=</text:span><text:span text:style-name="T2"> </text:span><text:span text:style-name="T1">new</text:span><text:span text:style-name="T2"> </text:span><text:span text:style-name="T3">ObjectType(typeName);.)</text:span></text:p>
      <text:p text:style-name="P4">.</text:p>
      <text:p text:style-name="P3">/*----------------------------------formalParameterList----------------------------------*/</text:p>
      <text:p text:style-name="P4">formalParameterList&lt;Args args&gt; =</text:p>
      <text:p text:style-name="P2"><text:span text:style-name="T2"><text:s text:c="4"/></text:span><text:span text:style-name="T3">(.</text:span><text:span text:style-name="T2"> <text:s/></text:span><text:span text:style-name="T3">ArrayList&lt;Type&gt;</text:span><text:span text:style-name="T2"> </text:span><text:span text:style-name="T3">types</text:span><text:span text:style-name="T2"> </text:span><text:span text:style-name="T3">=</text:span><text:span text:style-name="T2"> </text:span><text:span text:style-name="T1">new</text:span><text:span text:style-name="T2"> </text:span><text:span text:style-name="T3">ArrayList&lt;Type&gt;();</text:span><text:span text:style-name="T2"> <text:s/></text:span></text:p>
      <text:p text:style-name="P2"><text:span text:style-name="T2"><text:s text:c="8"/></text:span><text:span text:style-name="T3">ArrayList&lt;String&gt;</text:span><text:span text:style-name="T2"> </text:span><text:span text:style-name="T3">names</text:span><text:span text:style-name="T2"> </text:span><text:span text:style-name="T3">=</text:span><text:span text:style-name="T2"> </text:span><text:span text:style-name="T1">new</text:span><text:span text:style-name="T2"> </text:span><text:span text:style-name="T3">ArrayList&lt;String&gt;();</text:span></text:p>
      <text:p text:style-name="P2"><text:span text:style-name="T2"><text:s text:c="8"/></text:span><text:span text:style-name="T3">Type</text:span><text:span text:style-name="T2"> </text:span><text:span text:style-name="T3">typeLiteral=</text:span><text:span text:style-name="T1">null</text:span><text:span text:style-name="T3">;.)</text:span></text:p>
      <text:p text:style-name="P2"><text:span text:style-name="T2"><text:s text:c="4"/>type&lt;out typeLiteral&gt; <text:s text:c="10"/></text:span><text:span text:style-name="T3">(.types.add(typeLiteral);.)</text:span></text:p>
      <text:p text:style-name="P2"><text:span text:style-name="T2"><text:tab/>identifier&lt;out String param&gt; <text:s text:c="3"/></text:span><text:span text:style-name="T3">(.names.add(param);.)</text:span></text:p>
      <text:p text:style-name="P2"><text:span text:style-name="T2"><text:tab/>{ <text:s text:c="2"/></text:span><text:span text:style-name="T6">','</text:span><text:span text:style-name="T2"> </text:span></text:p>
      <text:p text:style-name="P2"><text:span text:style-name="T2"><text:s text:c="8"/>type&lt;out typeLiteral&gt; <text:s text:c="2"/></text:span><text:span text:style-name="T3">(.types.add(typeLiteral);.)</text:span><text:span text:style-name="T2"> </text:span></text:p>
      <text:p text:style-name="P2"><text:span text:style-name="T2"><text:s text:c="8"/>identifier&lt;out param&gt; <text:s text:c="2"/></text:span><text:span text:style-name="T3">(.names.add(param);.)</text:span></text:p>
      <text:p text:style-name="P4"><text:tab/>}</text:p>
      <text:p text:style-name="P2"><text:span text:style-name="T2"><text:tab/></text:span><text:span text:style-name="T3">(.</text:span><text:span text:style-name="T2"> </text:span><text:span text:style-name="T3">args.argTypes</text:span><text:span text:style-name="T2"> </text:span><text:span text:style-name="T3">=</text:span><text:span text:style-name="T2"> </text:span><text:span text:style-name="T3">types.toArray(</text:span><text:span text:style-name="T1">new</text:span><text:span text:style-name="T2"> </text:span><text:span text:style-name="T3">Type[types.size()]);</text:span></text:p>
      <text:p text:style-name="P2"><text:span text:style-name="T2"><text:tab/> <text:s text:c="2"/></text:span><text:span text:style-name="T3">args.argNames</text:span><text:span text:style-name="T2"> </text:span><text:span text:style-name="T3">=</text:span><text:span text:style-name="T2"> </text:span><text:span text:style-name="T3">names.toArray(</text:span><text:span text:style-name="T1">new</text:span><text:span text:style-name="T2"> </text:span><text:span text:style-name="T3">String[names.size()]);.)</text:span></text:p>
      <text:p text:style-name="P4">.</text:p>
      <text:p text:style-name="P3">/*----------------------------------classBody----------------------------------*/</text:p>
      <text:p text:style-name="P4">classBody&lt;ClassGen classGen&gt; =</text:p>
      <text:p text:style-name="P2"><text:span text:style-name="T2"><text:tab/></text:span><text:span text:style-name="T6">'{'</text:span></text:p>
      <text:p text:style-name="P4"><text:tab/>{</text:p>
      <text:p text:style-name="P2"><text:span text:style-name="T2"><text:tab/> <text:s text:c="3"/></text:span><text:span text:style-name="T3">(.</text:span><text:span text:style-name="T1">int</text:span><text:span text:style-name="T2"> </text:span><text:span text:style-name="T3">modifier</text:span><text:span text:style-name="T2"> </text:span><text:span text:style-name="T3">=</text:span><text:span text:style-name="T2"> </text:span><text:span text:style-name="T3">0;.)</text:span></text:p>
      <text:p text:style-name="P4"><text:tab/><text:tab/>[accessSpecifier&lt;out modifier&gt;]</text:p>
      <text:p text:style-name="P4"><text:tab/><text:tab/>(</text:p>
      <text:p text:style-name="P4"><text:s text:c="12"/>(</text:p>
      <text:p text:style-name="P2"><text:span text:style-name="T2"><text:s text:c="16"/></text:span><text:span text:style-name="T4">IF</text:span><text:span text:style-name="T2">(next(_openRoundBracket))</text:span></text:p>
      <text:p text:style-name="P2"><text:span text:style-name="T2"><text:s text:c="16"/></text:span><text:span text:style-name="T5">// это конструктор</text:span></text:p>
      <text:p text:style-name="P4"><text:tab/><text:tab/><text:tab/> <text:s text:c="7"/>identifier&lt;out String methodName&gt; <text:s text:c="2"/></text:p>
      <text:p text:style-name="P2"><text:span text:style-name="T2"><text:tab/><text:tab/><text:tab/> <text:s text:c="7"/></text:span><text:span text:style-name="T3">(.</text:span><text:span text:style-name="T2"> <text:s/></text:span><text:span text:style-name="T1">if</text:span><text:span text:style-name="T2"> </text:span><text:span text:style-name="T3">(!methodName.equals(classGen.getClassName()))</text:span><text:span text:style-name="T2"> </text:span><text:span text:style-name="T3">SemErr(</text:span><text:span text:style-name="T6">"wrong constructor name "</text:span><text:span text:style-name="T3">+methodName);</text:span></text:p>
      <text:p text:style-name="P2"><text:span text:style-name="T2"><text:s text:c="24"/></text:span><text:span text:style-name="T1">else</text:span><text:span text:style-name="T2"> </text:span><text:span text:style-name="T3">{</text:span></text:p>
      <text:p text:style-name="P2"><text:span text:style-name="T2"><text:s text:c="28"/></text:span><text:span text:style-name="T3">Args</text:span><text:span text:style-name="T2"> </text:span><text:span text:style-name="T3">args</text:span><text:span text:style-name="T2"> </text:span><text:span text:style-name="T3">=</text:span><text:span text:style-name="T2"> </text:span><text:span text:style-name="T1">new</text:span><text:span text:style-name="T2"> </text:span><text:span text:style-name="T3">Args();</text:span><text:span text:style-name="T2"> </text:span><text:span text:style-name="T3">.)</text:span></text:p>
      <text:p text:style-name="P2"><text:span text:style-name="T2"><text:tab/><text:tab/><text:tab/> <text:s text:c="7"/></text:span><text:span text:style-name="T6">'('</text:span><text:span text:style-name="T2"> [formalParameterList&lt;args&gt;] </text:span><text:span text:style-name="T6">')'</text:span></text:p>
      <text:p text:style-name="P2"><text:span text:style-name="T2"><text:tab/><text:tab/><text:tab/> <text:s text:c="7"/></text:span><text:span text:style-name="T3">(.</text:span><text:span text:style-name="T2"> <text:s text:c="2"/><text:tab/></text:span><text:span text:style-name="T1">if</text:span><text:span text:style-name="T2"> </text:span><text:span text:style-name="T3">(getMethod(methodName,</text:span><text:span text:style-name="T2"> </text:span><text:span text:style-name="T3">args.argTypes,</text:span><text:span text:style-name="T2"> </text:span><text:span text:style-name="T3">classGen)==</text:span><text:span text:style-name="T1">null</text:span><text:span text:style-name="T3">)</text:span><text:span text:style-name="T2"> </text:span><text:span text:style-name="T3">{</text:span></text:p>
      <text:p text:style-name="P2"><text:span text:style-name="T2"><text:tab/><text:tab/><text:tab/><text:tab/><text:tab/><text:tab/><text:tab/><text:tab/></text:span><text:span text:style-name="T3">InstructionList</text:span><text:span text:style-name="T2"> </text:span><text:span text:style-name="T3">il</text:span><text:span text:style-name="T2"> </text:span><text:span text:style-name="T3">=</text:span><text:span text:style-name="T2"> </text:span><text:span text:style-name="T1">new</text:span><text:span text:style-name="T2"> </text:span><text:span text:style-name="T3">InstructionList();</text:span></text:p>
      <text:p text:style-name="P2"><text:span text:style-name="T2"><text:tab/><text:tab/><text:tab/><text:tab/><text:tab/><text:tab/><text:tab/><text:tab/></text:span><text:span text:style-name="T3">MethodGen</text:span><text:span text:style-name="T2"> </text:span><text:span text:style-name="T3">methodGen</text:span><text:span text:style-name="T2"> </text:span><text:span text:style-name="T3">=</text:span><text:span text:style-name="T2"> </text:span><text:span text:style-name="T1">new</text:span><text:span text:style-name="T2"> </text:span><text:span text:style-name="T3">MethodGen(</text:span></text:p>
      <text:p text:style-name="P2"><text:span text:style-name="T2"><text:tab/><text:tab/><text:tab/><text:tab/><text:tab/><text:tab/><text:tab/><text:tab/><text:tab/></text:span><text:span text:style-name="T3">modifier,</text:span></text:p>
      <text:p text:style-name="P2"><text:span text:style-name="T2"><text:tab/><text:tab/><text:tab/><text:tab/><text:tab/><text:tab/><text:tab/><text:tab/><text:tab/></text:span><text:span text:style-name="T1">new</text:span><text:span text:style-name="T2"> </text:span><text:span text:style-name="T3">ObjectType(classGen.getClassName()),</text:span></text:p>
      <text:p text:style-name="P2"><text:span text:style-name="T2"><text:tab/><text:tab/><text:tab/><text:tab/><text:tab/><text:tab/><text:tab/><text:tab/><text:tab/></text:span><text:span text:style-name="T3">args.argTypes,</text:span></text:p>
      <text:p text:style-name="P2"><text:span text:style-name="T2"><text:tab/><text:tab/><text:tab/><text:tab/><text:tab/><text:tab/><text:tab/><text:tab/><text:tab/></text:span><text:span text:style-name="T3">args.argNames,</text:span></text:p>
      <text:p text:style-name="P2"><text:span text:style-name="T2"><text:tab/><text:tab/><text:tab/><text:tab/><text:tab/><text:tab/><text:tab/><text:tab/><text:tab/></text:span><text:span text:style-name="T6">"&lt;init&gt;"</text:span><text:span text:style-name="T3">,</text:span></text:p>
      <text:p text:style-name="P2"><text:span text:style-name="T2"><text:tab/><text:tab/><text:tab/><text:tab/><text:tab/><text:tab/><text:tab/><text:tab/><text:tab/></text:span><text:span text:style-name="T3">classGen.getClassName(),</text:span></text:p>
      <text:p text:style-name="P2"><text:span text:style-name="T2"><text:tab/><text:tab/><text:tab/><text:tab/><text:tab/><text:tab/><text:tab/><text:tab/><text:tab/></text:span><text:span text:style-name="T3">il,</text:span></text:p>
      <text:p text:style-name="P2"><text:span text:style-name="T2"><text:tab/><text:tab/><text:tab/><text:tab/><text:tab/><text:tab/><text:tab/><text:tab/><text:tab/></text:span><text:span text:style-name="T3">classGen.getConstantPool()</text:span></text:p>
      <text:p text:style-name="P2"><text:span text:style-name="T2"><text:tab/><text:tab/><text:tab/><text:tab/><text:tab/><text:tab/><text:tab/><text:tab/></text:span><text:span text:style-name="T3">);</text:span></text:p>
      <text:p text:style-name="P2"><text:span text:style-name="T2"><text:tab/><text:tab/><text:tab/><text:tab/><text:tab/><text:tab/><text:tab/><text:tab/></text:span><text:span text:style-name="T3">log(</text:span><text:span text:style-name="T6">"method "</text:span><text:span text:style-name="T3">+methodName+</text:span><text:span text:style-name="T6">" created"</text:span><text:span text:style-name="T3">);</text:span></text:p>
      <text:p text:style-name="P2"><text:span text:style-name="T2"><text:tab/><text:tab/><text:tab/><text:tab/><text:tab/><text:tab/><text:tab/><text:tab/></text:span><text:span text:style-name="T3">CodeWrapper</text:span><text:span text:style-name="T2"> </text:span><text:span text:style-name="T3">cw</text:span><text:span text:style-name="T2"> </text:span><text:span text:style-name="T3">=</text:span><text:span text:style-name="T2"> </text:span><text:span text:style-name="T1">new</text:span><text:span text:style-name="T2"> </text:span><text:span text:style-name="T3">CodeWrapper(classGen,</text:span><text:span text:style-name="T2"> </text:span><text:span text:style-name="T3">il,</text:span><text:span text:style-name="T2"> </text:span><text:span text:style-name="T3">methodGen);</text:span><text:span text:style-name="T2"><text:tab/></text:span><text:span text:style-name="T3">.)</text:span><text:span text:style-name="T2"> </text:span></text:p>
      <text:p text:style-name="P4"><text:tab/><text:tab/><text:tab/> <text:s text:c="7"/>Statement&lt;cw&gt;</text:p>
      <text:p text:style-name="P2"><text:span text:style-name="T2"><text:tab/><text:tab/><text:tab/> <text:s text:c="7"/></text:span><text:span text:style-name="T3">(.</text:span><text:span text:style-name="T2"> <text:s text:c="6"/><text:tab/></text:span><text:span text:style-name="T1">if</text:span><text:span text:style-name="T2"> </text:span><text:span text:style-name="T3">(cw.il.getLength()==0)</text:span></text:p>
      <text:p text:style-name="P2"><text:span text:style-name="T2"><text:tab/><text:tab/><text:tab/><text:tab/><text:tab/><text:tab/><text:tab/><text:tab/> <text:s text:c="3"/></text:span><text:span text:style-name="T3">cw.append(</text:span><text:span text:style-name="T2"> </text:span><text:span text:style-name="T3">InstructionConstants.RETURN</text:span><text:span text:style-name="T2"> </text:span><text:span text:style-name="T3">);</text:span></text:p>
      <text:p text:style-name="P4"><text:tab/><text:tab/><text:tab/><text:tab/><text:tab/><text:tab/><text:tab/><text:tab/> <text:s text:c="3"/></text:p>
      <text:p text:style-name="P2"><text:span text:style-name="T2"><text:tab/><text:tab/><text:tab/><text:tab/><text:tab/><text:tab/><text:tab/><text:tab/></text:span><text:span text:style-name="T3">cw.methodGen.setMaxStack();</text:span></text:p>
      <text:p text:style-name="P2"><text:span text:style-name="T2"><text:tab/><text:tab/><text:tab/><text:tab/><text:tab/><text:tab/><text:tab/><text:tab/></text:span><text:span text:style-name="T3">classGen.addMethod(cw.methodGen.getMethod());</text:span></text:p>
      <text:p text:style-name="P2"><text:span text:style-name="T2"><text:tab/><text:tab/><text:tab/><text:tab/><text:tab/><text:tab/><text:tab/></text:span><text:span text:style-name="T3">}</text:span><text:span text:style-name="T2"> </text:span><text:span text:style-name="T1">else</text:span><text:span text:style-name="T2"> </text:span><text:span text:style-name="T3">SemErr(</text:span><text:span text:style-name="T6">"duplicate constructor </text:span><text:soft-page-break/><text:span text:style-name="T6">"</text:span><text:span text:style-name="T3">+methodName);</text:span></text:p>
      <text:p text:style-name="P2"><text:span text:style-name="T2"><text:s text:c="24"/></text:span><text:span text:style-name="T3">}</text:span><text:span text:style-name="T2"> </text:span><text:span text:style-name="T3">.)</text:span><text:span text:style-name="T2"> </text:span></text:p>
      <text:p text:style-name="P4"><text:tab/><text:tab/> <text:s text:c="3"/>)</text:p>
      <text:p text:style-name="P4"><text:s text:c="12"/>|</text:p>
      <text:p text:style-name="P2"><text:span text:style-name="T2"><text:s text:c="12"/>( <text:s text:c="2"/></text:span><text:span text:style-name="T5">// это обычный член класса</text:span></text:p>
      <text:p text:style-name="P2"><text:span text:style-name="T2"><text:s text:c="16"/></text:span><text:span text:style-name="T3">(.Type</text:span><text:span text:style-name="T2"> </text:span><text:span text:style-name="T3">typeLiteral</text:span><text:span text:style-name="T2"> </text:span><text:span text:style-name="T3">=</text:span><text:span text:style-name="T2"> </text:span><text:span text:style-name="T1">null</text:span><text:span text:style-name="T3">;.)</text:span></text:p>
      <text:p text:style-name="P4"><text:s text:c="16"/>type&lt;out typeLiteral&gt;</text:p>
      <text:p text:style-name="P4"><text:tab/> <text:s text:c="11"/>identifier&lt;out String member&gt;</text:p>
      <text:p text:style-name="P4"><text:s text:c="16"/>(</text:p>
      <text:p text:style-name="P2"><text:span text:style-name="T2"><text:s text:c="20"/>( </text:span><text:span text:style-name="T5">// это метод</text:span></text:p>
      <text:p text:style-name="P2"><text:span text:style-name="T2"><text:s text:c="24"/></text:span><text:span text:style-name="T3">(.Args</text:span><text:span text:style-name="T2"> </text:span><text:span text:style-name="T3">args</text:span><text:span text:style-name="T2"> </text:span><text:span text:style-name="T3">=</text:span><text:span text:style-name="T2"> </text:span><text:span text:style-name="T1">new</text:span><text:span text:style-name="T2"> </text:span><text:span text:style-name="T3">Args();.)</text:span></text:p>
      <text:p text:style-name="P2"><text:span text:style-name="T2"><text:s text:c="24"/></text:span><text:span text:style-name="T6">'('</text:span><text:span text:style-name="T2"> [formalParameterList&lt;args&gt;] </text:span><text:span text:style-name="T6">')'</text:span></text:p>
      <text:p text:style-name="P2"><text:span text:style-name="T2"><text:s text:c="24"/></text:span><text:span text:style-name="T3">(.</text:span><text:span text:style-name="T2"> <text:s/></text:span><text:span text:style-name="T1">if</text:span><text:span text:style-name="T2"> </text:span><text:span text:style-name="T3">(getMethod(member,</text:span><text:span text:style-name="T2"> </text:span><text:span text:style-name="T3">args.argTypes,</text:span><text:span text:style-name="T2"> </text:span><text:span text:style-name="T3">classGen)==</text:span><text:span text:style-name="T1">null</text:span><text:span text:style-name="T3">)</text:span><text:span text:style-name="T2"> </text:span><text:span text:style-name="T3">{</text:span></text:p>
      <text:p text:style-name="P2"><text:span text:style-name="T2"><text:tab/> <text:s text:c="27"/></text:span><text:span text:style-name="T1">if</text:span><text:span text:style-name="T2"> </text:span><text:span text:style-name="T3">(member.equals(</text:span><text:span text:style-name="T6">"main"</text:span><text:span text:style-name="T3">))</text:span><text:span text:style-name="T2"> </text:span><text:span text:style-name="T3">{</text:span><text:span text:style-name="T2"> </text:span><text:span text:style-name="T5">// наш "main"</text:span></text:p>
      <text:p text:style-name="P2"><text:span text:style-name="T2"><text:tab/> <text:s text:c="31"/></text:span><text:span text:style-name="T1">if</text:span><text:span text:style-name="T2"> </text:span><text:span text:style-name="T3">(</text:span><text:span text:style-name="T2"> </text:span><text:span text:style-name="T3">args.argTypes</text:span><text:span text:style-name="T2"> </text:span><text:span text:style-name="T3">!=</text:span><text:span text:style-name="T2"> </text:span><text:span text:style-name="T1">null</text:span><text:span text:style-name="T2"> </text:span><text:span text:style-name="T3">)</text:span><text:span text:style-name="T2"> </text:span><text:span text:style-name="T3">SemErr(</text:span><text:span text:style-name="T6">"too many args in main"</text:span><text:span text:style-name="T3">);</text:span></text:p>
      <text:p text:style-name="P2"><text:span text:style-name="T2"><text:tab/> <text:s text:c="31"/></text:span><text:span text:style-name="T1">if</text:span><text:span text:style-name="T2"> </text:span><text:span text:style-name="T3">(</text:span><text:span text:style-name="T2"> </text:span><text:span text:style-name="T3">!typeLiteral.equals(Type.VOID)</text:span><text:span text:style-name="T2"> </text:span><text:span text:style-name="T3">)</text:span><text:span text:style-name="T2"> </text:span><text:span text:style-name="T3">SemErr(</text:span><text:span text:style-name="T6">"main cannot return a value. type must be \"</text:span><text:span text:style-name="T1">void</text:span><text:span text:style-name="T3">\</text:span><text:span text:style-name="T6">""</text:span><text:span text:style-name="T3">);</text:span></text:p>
      <text:p text:style-name="P4"><text:tab/> <text:s text:c="59"/></text:p>
      <text:p text:style-name="P2"><text:span text:style-name="T2"><text:tab/> <text:s text:c="31"/></text:span><text:span text:style-name="T3">modifier</text:span><text:span text:style-name="T2"> </text:span><text:span text:style-name="T3">=</text:span><text:span text:style-name="T2"> </text:span><text:span text:style-name="T3">Constants.ACC_STATIC</text:span><text:span text:style-name="T2"> </text:span><text:span text:style-name="T3">|</text:span><text:span text:style-name="T2"> </text:span><text:span text:style-name="T3">Constants.ACC_PUBLIC;</text:span></text:p>
      <text:p text:style-name="P2"><text:span text:style-name="T2"><text:tab/> <text:s text:c="31"/></text:span><text:span text:style-name="T3">args.argTypes</text:span><text:span text:style-name="T2"> </text:span><text:span text:style-name="T3">=</text:span><text:span text:style-name="T2"> </text:span><text:span text:style-name="T1">new</text:span><text:span text:style-name="T2"> </text:span><text:span text:style-name="T3">Type[]{</text:span><text:span text:style-name="T2"> </text:span><text:span text:style-name="T1">new</text:span><text:span text:style-name="T2"> </text:span><text:span text:style-name="T3">ArrayType(</text:span><text:span text:style-name="T2"> </text:span><text:span text:style-name="T3">Type.STRING,</text:span><text:span text:style-name="T2"> </text:span><text:span text:style-name="T3">1</text:span><text:span text:style-name="T2"> </text:span><text:span text:style-name="T3">)</text:span><text:span text:style-name="T2"> </text:span><text:span text:style-name="T3">};</text:span></text:p>
      <text:p text:style-name="P2"><text:span text:style-name="T2"><text:tab/> <text:s text:c="31"/></text:span><text:span text:style-name="T3">args.argNames</text:span><text:span text:style-name="T2"> </text:span><text:span text:style-name="T3">=</text:span><text:span text:style-name="T2"> </text:span><text:span text:style-name="T1">new</text:span><text:span text:style-name="T2"> </text:span><text:span text:style-name="T3">String[]</text:span><text:span text:style-name="T2"> </text:span><text:span text:style-name="T3">{</text:span><text:span text:style-name="T2"> </text:span><text:span text:style-name="T6">"argv"</text:span><text:span text:style-name="T2"> </text:span><text:span text:style-name="T3">};</text:span></text:p>
      <text:p text:style-name="P2"><text:span text:style-name="T2"><text:tab/> <text:s text:c="27"/></text:span><text:span text:style-name="T3">}</text:span><text:span text:style-name="T2"> </text:span><text:span text:style-name="T5">// todo передать х.б. 1 параметр</text:span></text:p>
      <text:p text:style-name="P4"><text:s text:c="28"/></text:p>
      <text:p text:style-name="P2"><text:span text:style-name="T2"><text:s text:c="32"/></text:span><text:span text:style-name="T3">InstructionList</text:span><text:span text:style-name="T2"> </text:span><text:span text:style-name="T3">il</text:span><text:span text:style-name="T2"> </text:span><text:span text:style-name="T3">=</text:span><text:span text:style-name="T2"> </text:span><text:span text:style-name="T1">new</text:span><text:span text:style-name="T2"> </text:span><text:span text:style-name="T3">InstructionList();</text:span></text:p>
      <text:p text:style-name="P2"><text:span text:style-name="T2"><text:tab/><text:tab/><text:tab/><text:tab/><text:tab/><text:tab/><text:tab/><text:tab/></text:span><text:span text:style-name="T3">MethodGen</text:span><text:span text:style-name="T2"> </text:span><text:span text:style-name="T3">methodGen</text:span><text:span text:style-name="T2"> </text:span><text:span text:style-name="T3">=</text:span><text:span text:style-name="T2"> </text:span><text:span text:style-name="T1">new</text:span><text:span text:style-name="T2"> </text:span><text:span text:style-name="T3">MethodGen(</text:span></text:p>
      <text:p text:style-name="P2"><text:span text:style-name="T2"><text:tab/><text:tab/><text:tab/><text:tab/><text:tab/><text:tab/><text:tab/><text:tab/><text:tab/></text:span><text:span text:style-name="T3">modifier,</text:span></text:p>
      <text:p text:style-name="P2"><text:span text:style-name="T2"><text:tab/><text:tab/><text:tab/><text:tab/><text:tab/><text:tab/><text:tab/><text:tab/><text:tab/></text:span><text:span text:style-name="T3">typeLiteral,</text:span></text:p>
      <text:p text:style-name="P2"><text:span text:style-name="T2"><text:tab/><text:tab/><text:tab/><text:tab/><text:tab/><text:tab/><text:tab/><text:tab/><text:tab/></text:span><text:span text:style-name="T3">args.argTypes,</text:span></text:p>
      <text:p text:style-name="P2"><text:span text:style-name="T2"><text:tab/><text:tab/><text:tab/><text:tab/><text:tab/><text:tab/><text:tab/><text:tab/><text:tab/></text:span><text:span text:style-name="T3">args.argNames,</text:span></text:p>
      <text:p text:style-name="P2"><text:span text:style-name="T2"><text:tab/><text:tab/><text:tab/><text:tab/><text:tab/><text:tab/><text:tab/><text:tab/><text:tab/></text:span><text:span text:style-name="T3">member,</text:span></text:p>
      <text:p text:style-name="P2"><text:span text:style-name="T2"><text:tab/><text:tab/><text:tab/><text:tab/><text:tab/><text:tab/><text:tab/><text:tab/><text:tab/></text:span><text:span text:style-name="T3">classGen.getClassName(),</text:span></text:p>
      <text:p text:style-name="P2"><text:span text:style-name="T2"><text:tab/><text:tab/><text:tab/><text:tab/><text:tab/><text:tab/><text:tab/><text:tab/><text:tab/></text:span><text:span text:style-name="T3">il,</text:span></text:p>
      <text:p text:style-name="P2"><text:span text:style-name="T2"><text:tab/><text:tab/><text:tab/><text:tab/><text:tab/><text:tab/><text:tab/><text:tab/><text:tab/></text:span><text:span text:style-name="T3">classGen.getConstantPool()</text:span></text:p>
      <text:p text:style-name="P2"><text:span text:style-name="T2"><text:tab/><text:tab/><text:tab/><text:tab/><text:tab/><text:tab/><text:tab/><text:tab/></text:span><text:span text:style-name="T3">);</text:span></text:p>
      <text:p text:style-name="P2"><text:span text:style-name="T2"><text:tab/> <text:s text:c="27"/></text:span><text:span text:style-name="T3">log(</text:span><text:span text:style-name="T6">"method "</text:span><text:span text:style-name="T3">+member+</text:span><text:span text:style-name="T6">" created"</text:span><text:span text:style-name="T3">);</text:span></text:p>
      <text:p text:style-name="P2"><text:span text:style-name="T2"><text:tab/> <text:s text:c="27"/></text:span><text:span text:style-name="T3">CodeWrapper</text:span><text:span text:style-name="T2"> </text:span><text:span text:style-name="T3">cw</text:span><text:span text:style-name="T2"> </text:span><text:span text:style-name="T3">=</text:span><text:span text:style-name="T2"> </text:span><text:span text:style-name="T1">new</text:span><text:span text:style-name="T2"> </text:span><text:span text:style-name="T3">CodeWrapper(classGen,</text:span><text:span text:style-name="T2"> </text:span><text:span text:style-name="T3">il,</text:span><text:span text:style-name="T2"> </text:span><text:span text:style-name="T3">methodGen);</text:span></text:p>
      <text:p text:style-name="P2"><text:span text:style-name="T2"><text:s text:c="24"/></text:span><text:span text:style-name="T3">.)</text:span><text:span text:style-name="T2"> </text:span></text:p>
      <text:p text:style-name="P4"><text:s text:c="24"/>Statement&lt;cw&gt;</text:p>
      <text:p text:style-name="P2"><text:span text:style-name="T2"><text:s text:c="24"/></text:span><text:span text:style-name="T3">(.</text:span><text:span text:style-name="T2"> <text:s text:c="5"/></text:span><text:span text:style-name="T1">if</text:span><text:span text:style-name="T2"> </text:span><text:span text:style-name="T3">(cw.il.getLength()==0</text:span><text:span text:style-name="T2"> </text:span><text:span text:style-name="T3">||</text:span><text:span text:style-name="T2"> </text:span><text:span text:style-name="T3">typeLiteral.equals(Type.VOID)</text:span><text:span text:style-name="T2"> </text:span><text:span text:style-name="T3">)</text:span></text:p>
      <text:p text:style-name="P2"><text:span text:style-name="T2"><text:s text:c="36"/></text:span><text:span text:style-name="T3">cw.append(</text:span><text:span text:style-name="T2"> </text:span><text:span text:style-name="T3">InstructionConstants.RETURN</text:span><text:span text:style-name="T2"> </text:span><text:span text:style-name="T3">);</text:span></text:p>
      <text:p text:style-name="P2"><text:span text:style-name="T2"><text:s text:c="32"/></text:span><text:span text:style-name="T1">if</text:span><text:span text:style-name="T2"> </text:span><text:span text:style-name="T3">(</text:span><text:span text:style-name="T2"> </text:span><text:span text:style-name="T3">!typeLiteral.equals(Type.VOID)</text:span><text:span text:style-name="T2"> </text:span><text:span text:style-name="T3">&amp;&amp;</text:span><text:span text:style-name="T2"> </text:span><text:span text:style-name="T3">!cw.returned</text:span><text:span text:style-name="T2"> </text:span><text:span text:style-name="T3">)</text:span></text:p>
      <text:p text:style-name="P2"><text:span text:style-name="T2"><text:s text:c="36"/></text:span><text:span text:style-name="T3">SemErr(member+</text:span><text:span text:style-name="T6">" must return a value"</text:span><text:span text:style-name="T3">);</text:span></text:p>
      <text:p text:style-name="P2"/>
      <text:p text:style-name="P2"><text:span text:style-name="T2"><text:s text:c="32"/></text:span><text:span text:style-name="T3">cw.methodGen.setMaxStack();</text:span></text:p>
      <text:p text:style-name="P2"><text:span text:style-name="T2"><text:s text:c="32"/></text:span><text:span text:style-name="T3">classGen.addMethod(cw.methodGen.getMethod());</text:span></text:p>
      <text:p text:style-name="P2"><text:span text:style-name="T2"><text:s text:c="28"/></text:span><text:span text:style-name="T3">}</text:span><text:span text:style-name="T2"> </text:span><text:span text:style-name="T1">else</text:span><text:span text:style-name="T2"> </text:span><text:span text:style-name="T3">SemErr(</text:span><text:span text:style-name="T6">"duplicate method "</text:span><text:span text:style-name="T3">+member);</text:span><text:span text:style-name="T2"> </text:span><text:span text:style-name="T3">.)</text:span></text:p>
      <text:p text:style-name="P4"><text:tab/><text:tab/> <text:s text:c="11"/>)</text:p>
      <text:p text:style-name="P4"><text:s text:c="20"/>|</text:p>
      <text:p text:style-name="P2"><text:span text:style-name="T2"><text:s text:c="20"/>( </text:span><text:span text:style-name="T5">// это атрибут</text:span></text:p>
      <text:p text:style-name="P2"><text:span text:style-name="T2"><text:s text:c="24"/></text:span><text:span text:style-name="T3">(.</text:span><text:span text:style-name="T2"> <text:s/></text:span><text:span text:style-name="T3">FieldGen</text:span><text:span text:style-name="T2"> </text:span><text:span text:style-name="T3">fieldGen</text:span><text:span text:style-name="T2"> </text:span><text:span text:style-name="T3">=</text:span><text:span text:style-name="T2"> </text:span><text:span text:style-name="T1">new</text:span><text:span text:style-name="T2"> </text:span><text:span text:style-name="T3">FieldGen(</text:span></text:p>
      <text:p text:style-name="P2"><text:span text:style-name="T2"><text:s text:c="32"/></text:span><text:span text:style-name="T3">modifier,</text:span></text:p>
      <text:p text:style-name="P2"><text:span text:style-name="T2"><text:s text:c="32"/></text:span><text:span text:style-name="T3">typeLiteral,</text:span></text:p>
      <text:p text:style-name="P2"><text:span text:style-name="T2"><text:s text:c="32"/></text:span><text:span text:style-name="T3">member,</text:span></text:p>
      <text:p text:style-name="P2"><text:span text:style-name="T2"><text:s text:c="32"/></text:span><text:span text:style-name="T3">classGen.getConstantPool()</text:span><text:span text:style-name="T2"> </text:span><text:span text:style-name="T3">);</text:span><text:span text:style-name="T2"> </text:span></text:p>
      <text:p text:style-name="P2"><text:span text:style-name="T2"><text:s text:c="28"/></text:span><text:span text:style-name="T1">if</text:span><text:span text:style-name="T2"> </text:span><text:span text:style-name="T3">(</text:span><text:span text:style-name="T2"> </text:span><text:span text:style-name="T3">Arrays.asList(classGen.getFields()).contains(fieldGen.getField())</text:span><text:span text:style-name="T2"> </text:span><text:span text:style-name="T3">)</text:span><text:span text:style-name="T2"> </text:span><text:span text:style-name="T3">SemErr(</text:span><text:span text:style-name="T6">"duplicate field "</text:span><text:span text:style-name="T3">+member);</text:span></text:p>
      <text:p text:style-name="P2"><text:span text:style-name="T2"><text:s text:c="28"/></text:span><text:span text:style-name="T1">else</text:span><text:span text:style-name="T2"> </text:span><text:span text:style-name="T3">{</text:span></text:p>
      <text:p text:style-name="P2"><text:span text:style-name="T2"><text:s text:c="32"/></text:span><text:span text:style-name="T3">classGen.addField(</text:span><text:span text:style-name="T2"> </text:span><text:span text:style-name="T3">fieldGen.getField()</text:span><text:span text:style-name="T2"> </text:span><text:span text:style-name="T3">);</text:span><text:span text:style-name="T2"> </text:span></text:p>
      <text:p text:style-name="P2"><text:span text:style-name="T2"><text:s text:c="32"/></text:span><text:span text:style-name="T3">log(</text:span><text:span text:style-name="T6">"created field "</text:span><text:span text:style-name="T3">+member);</text:span></text:p>
      <text:p text:style-name="P2"><text:span text:style-name="T2"><text:s text:c="28"/></text:span><text:span text:style-name="T3">}.)</text:span></text:p>
      <text:p text:style-name="P2"><text:span text:style-name="T2"><text:s text:c="24"/></text:span><text:span text:style-name="T5">// запрещаем инициализировать поля сразу, т.к. это требует неявного создания к-ра</text:span></text:p>
      <text:p text:style-name="P2"><text:span text:style-name="T2"><text:s text:c="24"/></text:span><text:span text:style-name="T5">// пусть польз-ль сам пишет к-р и делает там, что хочет =)</text:span></text:p>
      <text:p text:style-name="P2"><text:span text:style-name="T2"><text:s text:c="24"/></text:span><text:span text:style-name="T6">';'</text:span></text:p>
      <text:p text:style-name="P4"><text:s text:c="20"/>)</text:p>
      <text:p text:style-name="P4"><text:tab/> <text:s text:c="11"/>)</text:p>
      <text:p text:style-name="P4"><text:s text:c="12"/>)</text:p>
      <text:p text:style-name="P4"><text:tab/><text:tab/>)</text:p>
      <text:p text:style-name="P4"><text:tab/>}</text:p>
      <text:p text:style-name="P2"><text:span text:style-name="T2"><text:tab/></text:span><text:span text:style-name="T6">'}'</text:span></text:p>
      <text:p text:style-name="P4">.</text:p>
      <text:p text:style-name="P3">/*----------------------------------interfaceBody----------------------------------*/</text:p>
      <text:p text:style-name="P4">interfaceBody&lt;ClassGen classGen&gt; =</text:p>
      <text:p text:style-name="P2"><text:span text:style-name="T2"><text:tab/></text:span><text:span text:style-name="T6">'{'</text:span><text:span text:style-name="T2">{</text:span></text:p>
      <text:p text:style-name="P2"><text:span text:style-name="T2"><text:s text:c="8"/></text:span><text:span text:style-name="T3">(.</text:span><text:span text:style-name="T1">int</text:span><text:span text:style-name="T2"> </text:span><text:span text:style-name="T3">modifier</text:span><text:span text:style-name="T2"> </text:span><text:span text:style-name="T3">=</text:span><text:span text:style-name="T2"> </text:span><text:span text:style-name="T3">0;.)</text:span></text:p>
      <text:p text:style-name="P4"><text:tab/><text:tab/>[accessSpecifier&lt;out modifier&gt;</text:p>
      <text:p text:style-name="P2"><text:span text:style-name="T2"><text:tab/><text:tab/><text:tab/></text:span><text:span text:style-name="T3">(.</text:span><text:span text:style-name="T1">if</text:span><text:span text:style-name="T2"> </text:span><text:span text:style-name="T3">(modifier</text:span><text:span text:style-name="T2"> </text:span><text:span text:style-name="T3">==</text:span><text:span text:style-name="T2"> </text:span><text:span text:style-name="T3">Constants.ACC_PRIVATE</text:span><text:span text:style-name="T2"> </text:span><text:span text:style-name="T3">||</text:span><text:span text:style-name="T2"> </text:span><text:span text:style-name="T3">modifier</text:span><text:span text:style-name="T2"> </text:span><text:span text:style-name="T3">==</text:span><text:span text:style-name="T2"> </text:span><text:span text:style-name="T3">Constants.ACC_PROTECTED)</text:span></text:p>
      <text:p text:style-name="P2"><text:soft-page-break/><text:span text:style-name="T2"><text:tab/> <text:s text:c="11"/></text:span><text:span text:style-name="T3">SemErr(</text:span><text:span text:style-name="T6">"interface memebers ought to be public or default"</text:span><text:span text:style-name="T3">);</text:span><text:span text:style-name="T2"> </text:span><text:span text:style-name="T3">.)</text:span><text:span text:style-name="T2">]</text:span></text:p>
      <text:p text:style-name="P2"><text:span text:style-name="T2"><text:tab/><text:tab/></text:span><text:span text:style-name="T3">(.modifier</text:span><text:span text:style-name="T2"> </text:span><text:span text:style-name="T3">=</text:span><text:span text:style-name="T2"> </text:span><text:span text:style-name="T3">Constants.ACC_PUBLIC;</text:span></text:p>
      <text:p text:style-name="P2"><text:span text:style-name="T2"><text:tab/><text:tab/> <text:s/></text:span><text:span text:style-name="T3">Type</text:span><text:span text:style-name="T2"> </text:span><text:span text:style-name="T3">typeLiteral</text:span><text:span text:style-name="T2"> </text:span><text:span text:style-name="T3">=</text:span><text:span text:style-name="T2"> </text:span><text:span text:style-name="T1">null</text:span><text:span text:style-name="T3">;.)</text:span></text:p>
      <text:p text:style-name="P4"><text:tab/><text:tab/>type&lt;out typeLiteral&gt;</text:p>
      <text:p text:style-name="P4"><text:tab/><text:tab/>identifier&lt;out String methodName&gt;<text:tab/></text:p>
      <text:p text:style-name="P2"><text:span text:style-name="T2"><text:tab/><text:tab/></text:span><text:span text:style-name="T3">(.Args</text:span><text:span text:style-name="T2"> </text:span><text:span text:style-name="T3">args</text:span><text:span text:style-name="T2"> </text:span><text:span text:style-name="T3">=</text:span><text:span text:style-name="T2"> </text:span><text:span text:style-name="T1">new</text:span><text:span text:style-name="T2"> </text:span><text:span text:style-name="T3">Args();.)</text:span></text:p>
      <text:p text:style-name="P2"><text:span text:style-name="T2"><text:tab/><text:tab/></text:span><text:span text:style-name="T6">'('</text:span><text:span text:style-name="T2"> [formalParameterList&lt;args&gt;] </text:span><text:span text:style-name="T6">')'</text:span><text:span text:style-name="T2"> </text:span><text:span text:style-name="T6">';'</text:span></text:p>
      <text:p text:style-name="P2"><text:span text:style-name="T2"><text:tab/><text:tab/></text:span><text:span text:style-name="T3">(.MethodGen</text:span><text:span text:style-name="T2"> </text:span><text:span text:style-name="T3">methodGen</text:span><text:span text:style-name="T2"> </text:span><text:span text:style-name="T3">=</text:span><text:span text:style-name="T2"> </text:span><text:span text:style-name="T1">new</text:span><text:span text:style-name="T2"> </text:span><text:span text:style-name="T3">MethodGen(</text:span></text:p>
      <text:p text:style-name="P2"><text:span text:style-name="T2"><text:tab/><text:tab/> <text:s text:c="5"/></text:span><text:span text:style-name="T3">modifier</text:span><text:span text:style-name="T2"> </text:span><text:span text:style-name="T3">|</text:span><text:span text:style-name="T2"> </text:span><text:span text:style-name="T3">Constants.ACC_ABSTRACT,</text:span></text:p>
      <text:p text:style-name="P2"><text:span text:style-name="T2"><text:s text:c="14"/></text:span><text:span text:style-name="T3">typeLiteral,</text:span></text:p>
      <text:p text:style-name="P2"><text:span text:style-name="T2"><text:s text:c="14"/></text:span><text:span text:style-name="T3">args.argTypes,</text:span></text:p>
      <text:p text:style-name="P2"><text:span text:style-name="T2"><text:s text:c="14"/></text:span><text:span text:style-name="T3">args.argNames,</text:span></text:p>
      <text:p text:style-name="P2"><text:span text:style-name="T2"><text:s text:c="14"/></text:span><text:span text:style-name="T3">methodName,</text:span></text:p>
      <text:p text:style-name="P2"><text:span text:style-name="T2"><text:s text:c="14"/></text:span><text:span text:style-name="T3">classGen.getClassName(),</text:span></text:p>
      <text:p text:style-name="P2"><text:span text:style-name="T2"><text:s text:c="14"/></text:span><text:span text:style-name="T1">null</text:span><text:span text:style-name="T3">,</text:span><text:span text:style-name="T2"> </text:span><text:span text:style-name="T5">// instructions list</text:span></text:p>
      <text:p text:style-name="P2"><text:span text:style-name="T2"><text:s text:c="14"/></text:span><text:span text:style-name="T3">classGen.getConstantPool()</text:span></text:p>
      <text:p text:style-name="P2"><text:span text:style-name="T2"><text:tab/><text:tab/> <text:s/></text:span><text:span text:style-name="T3">);</text:span></text:p>
      <text:p text:style-name="P2"><text:span text:style-name="T2"><text:tab/><text:tab/> <text:s/></text:span><text:span text:style-name="T3">methodGen.setMaxStack();</text:span></text:p>
      <text:p text:style-name="P2"><text:span text:style-name="T2"><text:s text:c="10"/></text:span><text:span text:style-name="T3">classGen.addMethod(methodGen.getMethod());</text:span><text:span text:style-name="T2"> </text:span><text:span text:style-name="T3">.)</text:span></text:p>
      <text:p text:style-name="P2"><text:span text:style-name="T2"><text:tab/>}</text:span><text:span text:style-name="T6">'}'</text:span></text:p>
      <text:p text:style-name="P2"><text:span text:style-name="T2">.</text:span></text:p>
      <text:p text:style-name="P3">/*---------------------------------------------------------------------------*</text:p>
      <text:p text:style-name="P3"><text:s/>*---------------------------- Statements -----------------------------------*</text:p>
      <text:p text:style-name="P3"><text:s/>*---------------------------------------------------------------------------*/</text:p>
      <text:p text:style-name="P3">// инструкция</text:p>
      <text:p text:style-name="P4">Statement&lt;CodeWrapper cw&gt;</text:p>
      <text:p text:style-name="P4">=</text:p>
      <text:p text:style-name="P4">Block&lt;cw&gt;</text:p>
      <text:p text:style-name="P4"><text:s text:c="2"/></text:p>
      <text:p text:style-name="P2"><text:span text:style-name="T2">| ( </text:span><text:span text:style-name="T6">"if"</text:span><text:span text:style-name="T2"> </text:span><text:span text:style-name="T6">'('</text:span><text:span text:style-name="T2"> </text:span><text:span text:style-name="T3">(.IfInstruction</text:span><text:span text:style-name="T2"> </text:span><text:span text:style-name="T3">ifinstr</text:span><text:span text:style-name="T2"> </text:span><text:span text:style-name="T3">=</text:span><text:span text:style-name="T2"> </text:span><text:span text:style-name="T1">new</text:span><text:span text:style-name="T2"> </text:span><text:span text:style-name="T3">IFEQ(</text:span><text:span text:style-name="T1">null</text:span><text:span text:style-name="T3">);.)</text:span></text:p>
      <text:p text:style-name="P2"><text:span text:style-name="T2"><text:s text:c="11"/>[</text:span><text:span text:style-name="T6">'!'</text:span><text:span text:style-name="T2"> </text:span><text:span text:style-name="T3">(.ifinstr</text:span><text:span text:style-name="T2"> </text:span><text:span text:style-name="T3">=</text:span><text:span text:style-name="T2"> </text:span><text:span text:style-name="T1">new</text:span><text:span text:style-name="T2"> </text:span><text:span text:style-name="T3">IFNE(</text:span><text:span text:style-name="T1">null</text:span><text:span text:style-name="T3">);.)</text:span><text:span text:style-name="T2">]</text:span></text:p>
      <text:p text:style-name="P2"><text:span text:style-name="T2"><text:s text:c="11"/>Expression&lt;out Type exprType, cw&gt; </text:span><text:span text:style-name="T6">')'</text:span><text:span text:style-name="T2"> </text:span></text:p>
      <text:p text:style-name="P2"><text:span text:style-name="T2"><text:s text:c="4"/></text:span><text:span text:style-name="T3">(.cw.il.append(ifinstr);.)</text:span><text:span text:style-name="T2"> </text:span></text:p>
      <text:p text:style-name="P2"><text:span text:style-name="T2"><text:s text:c="4"/>Statement&lt;cw&gt; <text:s text:c="6"/></text:span><text:span text:style-name="T3">(.GOTO</text:span><text:span text:style-name="T2"> </text:span><text:span text:style-name="T3">g</text:span><text:span text:style-name="T2"> </text:span><text:span text:style-name="T3">=</text:span><text:span text:style-name="T2"> </text:span><text:span text:style-name="T1">new</text:span><text:span text:style-name="T2"> </text:span><text:span text:style-name="T3">GOTO(</text:span><text:span text:style-name="T1">null</text:span><text:span text:style-name="T3">);</text:span><text:span text:style-name="T2"> </text:span><text:span text:style-name="T3">cw.il.append(g);.)</text:span><text:span text:style-name="T2"> </text:span></text:p>
      <text:p text:style-name="P2"><text:span text:style-name="T2"><text:s text:c="4"/>[ <text:s text:c="2"/></text:span><text:span text:style-name="T6">"else"</text:span><text:span text:style-name="T2"> <text:s text:c="9"/></text:span><text:span text:style-name="T3">(.ifinstr.setTarget(</text:span><text:span text:style-name="T2"> </text:span><text:span text:style-name="T3">cw.append(</text:span><text:span text:style-name="T1">new</text:span><text:span text:style-name="T2"> </text:span><text:span text:style-name="T3">NOP())</text:span><text:span text:style-name="T2"> </text:span><text:span text:style-name="T3">);.)</text:span><text:span text:style-name="T2"> </text:span></text:p>
      <text:p text:style-name="P4"><text:s text:c="8"/>Statement&lt;cw&gt; <text:s/>] </text:p>
      <text:p text:style-name="P2"><text:span text:style-name="T2"><text:s text:c="4"/></text:span><text:span text:style-name="T3">(.</text:span><text:span text:style-name="T2"> <text:s/></text:span><text:span text:style-name="T3">InstructionHandle</text:span><text:span text:style-name="T2"> </text:span><text:span text:style-name="T3">elseEndH</text:span><text:span text:style-name="T2"> </text:span><text:span text:style-name="T3">=</text:span><text:span text:style-name="T2"> </text:span><text:span text:style-name="T3">cw.append(</text:span><text:span text:style-name="T1">new</text:span><text:span text:style-name="T2"> </text:span><text:span text:style-name="T3">NOP());</text:span><text:span text:style-name="T2"> </text:span></text:p>
      <text:p text:style-name="P2"><text:span text:style-name="T2"><text:s text:c="8"/></text:span><text:span text:style-name="T3">g.setTarget(elseEndH);</text:span></text:p>
      <text:p text:style-name="P2"><text:span text:style-name="T2"><text:s text:c="8"/></text:span><text:span text:style-name="T1">if</text:span><text:span text:style-name="T2"> </text:span><text:span text:style-name="T3">(ifinstr.getTarget()==</text:span><text:span text:style-name="T1">null</text:span><text:span text:style-name="T3">)</text:span><text:span text:style-name="T2"> </text:span><text:span text:style-name="T3">ifinstr.setTarget(elseEndH);</text:span><text:span text:style-name="T2"> </text:span><text:span text:style-name="T3">.)</text:span><text:span text:style-name="T2"> )</text:span></text:p>
      <text:p text:style-name="P2"/>
      <text:p text:style-name="P2"><text:span text:style-name="T2">| ( </text:span><text:span text:style-name="T6">"while"</text:span><text:span text:style-name="T2"> </text:span><text:span text:style-name="T6">'('</text:span><text:span text:style-name="T2"> </text:span><text:span text:style-name="T3">(.IfInstruction</text:span><text:span text:style-name="T2"> </text:span><text:span text:style-name="T3">ifinstr</text:span><text:span text:style-name="T2"> </text:span><text:span text:style-name="T3">=</text:span><text:span text:style-name="T2"> </text:span><text:span text:style-name="T1">new</text:span><text:span text:style-name="T2"> </text:span><text:span text:style-name="T3">IFEQ(</text:span><text:span text:style-name="T1">null</text:span><text:span text:style-name="T3">);.)</text:span></text:p>
      <text:p text:style-name="P2"><text:span text:style-name="T2"><text:s text:c="14"/>[</text:span><text:span text:style-name="T6">'!'</text:span><text:span text:style-name="T2"> </text:span><text:span text:style-name="T3">(.ifinstr</text:span><text:span text:style-name="T2"> </text:span><text:span text:style-name="T3">=</text:span><text:span text:style-name="T2"> </text:span><text:span text:style-name="T1">new</text:span><text:span text:style-name="T2"> </text:span><text:span text:style-name="T3">IFNE(</text:span><text:span text:style-name="T1">null</text:span><text:span text:style-name="T3">);.)</text:span><text:span text:style-name="T2"> ]</text:span></text:p>
      <text:p text:style-name="P2"><text:span text:style-name="T2"><text:s text:c="14"/>Expression&lt;out Type exprType, cw&gt; </text:span><text:span text:style-name="T6">')'</text:span><text:span text:style-name="T2"> </text:span></text:p>
      <text:p text:style-name="P2"><text:span text:style-name="T2"><text:s text:c="4"/></text:span><text:span text:style-name="T3">(.</text:span><text:span text:style-name="T2"> </text:span><text:span text:style-name="T3">InstructionHandle</text:span><text:span text:style-name="T2"> </text:span><text:span text:style-name="T3">begin</text:span><text:span text:style-name="T2"> </text:span><text:span text:style-name="T3">=</text:span><text:span text:style-name="T2"> </text:span><text:span text:style-name="T3">cw.last;</text:span><text:span text:style-name="T2"> </text:span><text:span text:style-name="T5">// перевычисление выражения todo проверить со сложными </text:span></text:p>
      <text:p text:style-name="P2"><text:span text:style-name="T2"><text:s text:c="7"/></text:span><text:span text:style-name="T3">cw.append(ifinstr);</text:span><text:span text:style-name="T2"> </text:span><text:span text:style-name="T3">.)</text:span><text:span text:style-name="T2"> </text:span></text:p>
      <text:p text:style-name="P4"><text:tab/>Statement&lt;cw&gt; </text:p>
      <text:p text:style-name="P2"><text:span text:style-name="T2"><text:tab/></text:span><text:span text:style-name="T3">(.</text:span><text:span text:style-name="T2"> </text:span><text:span text:style-name="T3">GOTO</text:span><text:span text:style-name="T2"> </text:span><text:span text:style-name="T3">g</text:span><text:span text:style-name="T2"> </text:span><text:span text:style-name="T3">=</text:span><text:span text:style-name="T2"> </text:span><text:span text:style-name="T1">new</text:span><text:span text:style-name="T2"> </text:span><text:span text:style-name="T3">GOTO(begin);</text:span><text:span text:style-name="T2"> </text:span><text:span text:style-name="T3">cw.append(g);</text:span></text:p>
      <text:p text:style-name="P2"><text:span text:style-name="T2"><text:tab/> <text:s text:c="2"/></text:span><text:span text:style-name="T3">InstructionHandle</text:span><text:span text:style-name="T2"> </text:span><text:span text:style-name="T3">end</text:span><text:span text:style-name="T2"> </text:span><text:span text:style-name="T3">=</text:span><text:span text:style-name="T2"> </text:span><text:span text:style-name="T3">cw.append(</text:span><text:span text:style-name="T1">new</text:span><text:span text:style-name="T2"> </text:span><text:span text:style-name="T3">NOP());</text:span><text:span text:style-name="T2"> </text:span><text:span text:style-name="T3">ifinstr.setTarget(end);</text:span><text:span text:style-name="T2"> </text:span><text:span text:style-name="T3">.)</text:span><text:span text:style-name="T2"> )</text:span></text:p>
      <text:p text:style-name="P2"/>
      <text:p text:style-name="P2"><text:span text:style-name="T2">| ( Expression&lt;out Type exprType, cw&gt; </text:span><text:span text:style-name="T6">';'</text:span><text:span text:style-name="T2"> ) <text:s/></text:span></text:p>
      <text:p text:style-name="P4">.</text:p>
      <text:p text:style-name="P3">/*---------------------------------------------------------------------------*/</text:p>
      <text:p text:style-name="P3">// блок кода</text:p>
      <text:p text:style-name="P4">Block&lt;CodeWrapper cw&gt;</text:p>
      <text:p text:style-name="P2"><text:span text:style-name="T2">= </text:span><text:span text:style-name="T6">"{"</text:span><text:span text:style-name="T2"> { BlockStatement&lt;cw&gt; } </text:span><text:span text:style-name="T6">"}"</text:span></text:p>
      <text:p text:style-name="P4">.</text:p>
      <text:p text:style-name="P3">/*---------------------------------------------------------------------------*/</text:p>
      <text:p text:style-name="P3">// код состоит из объявлений и инструкций</text:p>
      <text:p text:style-name="P4">BlockStatement&lt;CodeWrapper cw&gt;</text:p>
      <text:p text:style-name="P4">=</text:p>
      <text:p text:style-name="P2"><text:span text:style-name="T2"><text:s text:c="2"/>( </text:span><text:span text:style-name="T6">"return"</text:span><text:span text:style-name="T2"> </text:span><text:span text:style-name="T3">(.Type</text:span><text:span text:style-name="T2"> </text:span><text:span text:style-name="T3">exprType</text:span><text:span text:style-name="T2"> </text:span><text:span text:style-name="T3">=</text:span><text:span text:style-name="T2"> </text:span><text:span text:style-name="T3">Type.VOID;.)</text:span><text:span text:style-name="T2"> [Expression&lt;out exprType, cw&gt; ]</text:span></text:p>
      <text:p text:style-name="P2"><text:span text:style-name="T2"><text:s text:c="4"/></text:span><text:span text:style-name="T3">(.</text:span><text:span text:style-name="T2"> <text:s/></text:span><text:span text:style-name="T1">if</text:span><text:span text:style-name="T2"> </text:span><text:span text:style-name="T3">(!cw.returned){</text:span></text:p>
      <text:p text:style-name="P2"><text:span text:style-name="T2"><text:s text:c="12"/></text:span><text:span text:style-name="T3">cw.append(</text:span><text:span text:style-name="T2"> </text:span><text:span text:style-name="T3">impl.getReturnInstruction(exprType)</text:span><text:span text:style-name="T2"> </text:span><text:span text:style-name="T3">);</text:span></text:p>
      <text:p text:style-name="P2"><text:span text:style-name="T2"><text:s text:c="12"/></text:span><text:span text:style-name="T3">cw.returned</text:span><text:span text:style-name="T2"> </text:span><text:span text:style-name="T3">=</text:span><text:span text:style-name="T2"> </text:span><text:span text:style-name="T1">true</text:span><text:span text:style-name="T3">;</text:span></text:p>
      <text:p text:style-name="P2"><text:span text:style-name="T2"><text:s text:c="8"/></text:span><text:span text:style-name="T3">}</text:span><text:span text:style-name="T2"> </text:span><text:span text:style-name="T1">else</text:span><text:span text:style-name="T2"> </text:span><text:span text:style-name="T3">SemErr(</text:span><text:span text:style-name="T6">"only 1 return statement is allowed"</text:span><text:span text:style-name="T3">);.)</text:span><text:span text:style-name="T2"> </text:span><text:span text:style-name="T6">";"</text:span><text:span text:style-name="T2"> )</text:span></text:p>
      <text:p text:style-name="P4"><text:s text:c="2"/>|</text:p>
      <text:p text:style-name="P4"><text:s text:c="2"/>(</text:p>
      <text:p text:style-name="P2"><text:span text:style-name="T2"><text:s text:c="4"/>( <text:s text:c="2"/></text:span><text:span text:style-name="T4">IF</text:span><text:span text:style-name="T2">(next(_id))</text:span></text:p>
      <text:p text:style-name="P2"><text:span text:style-name="T2"><text:s text:c="12"/>LocalVariableDeclaration&lt;cw&gt; </text:span><text:span text:style-name="T6">";"</text:span><text:span text:style-name="T2"> )</text:span></text:p>
      <text:p text:style-name="P4">| <text:s text:c="2"/>( <text:s text:c="2"/>Statement&lt;cw&gt; )</text:p>
      <text:p text:style-name="P4">)</text:p>
      <text:p text:style-name="P4">.</text:p>
      <text:p text:style-name="P3">/*---------------------------------------------------------------------------*/</text:p>
      <text:p text:style-name="P3">// объявление переменной</text:p>
      <text:p text:style-name="P4">LocalVariableDeclaration&lt;CodeWrapper cw&gt;</text:p>
      <text:p text:style-name="P4">= </text:p>
      <text:p text:style-name="P2"><text:span text:style-name="T3">(.</text:span><text:span text:style-name="T2"> <text:s/></text:span><text:span text:style-name="T3">InstructionFactory</text:span><text:span text:style-name="T2"> </text:span><text:span text:style-name="T3">factory</text:span><text:span text:style-name="T2"> </text:span><text:span text:style-name="T3">=</text:span><text:span text:style-name="T2"> </text:span><text:span text:style-name="T1">new</text:span><text:span text:style-name="T2"> </text:span><text:span text:style-name="T3">InstructionFactory(</text:span><text:span text:style-name="T2"> </text:span><text:span text:style-name="T3">cw.classGen</text:span><text:span text:style-name="T2"> </text:span><text:span text:style-name="T3">);</text:span></text:p>
      <text:p text:style-name="P2"><text:span text:style-name="T2"><text:s text:c="4"/></text:span><text:span text:style-name="T3">Type</text:span><text:span text:style-name="T2"> </text:span><text:span text:style-name="T3">typeLiteral</text:span><text:span text:style-name="T2"> </text:span><text:span text:style-name="T3">=</text:span><text:span text:style-name="T2"> </text:span><text:span text:style-name="T1">null</text:span><text:span text:style-name="T3">;</text:span><text:span text:style-name="T2"> </text:span><text:span text:style-name="T3">.)</text:span></text:p>
      <text:p text:style-name="P4">type&lt;out typeLiteral&gt; <text:s/></text:p>
      <text:p text:style-name="P4">identifier&lt;out String varName&gt;</text:p>
      <text:p text:style-name="P2"><text:soft-page-break/><text:span text:style-name="T3">(.</text:span><text:span text:style-name="T2"> <text:s/></text:span><text:span text:style-name="T1">if</text:span><text:span text:style-name="T2"> </text:span><text:span text:style-name="T3">(getVarGen(varName,</text:span><text:span text:style-name="T2"> </text:span><text:span text:style-name="T3">cw.methodGen)!=</text:span><text:span text:style-name="T1">null</text:span><text:span text:style-name="T3">)</text:span></text:p>
      <text:p text:style-name="P2"><text:span text:style-name="T2"><text:s text:c="8"/></text:span><text:span text:style-name="T3">SemErr(</text:span><text:span text:style-name="T6">"duplicate local variable "</text:span><text:span text:style-name="T3">+varName);</text:span></text:p>
      <text:p text:style-name="P2"><text:span text:style-name="T2"><text:s text:c="4"/></text:span><text:span text:style-name="T1">else</text:span><text:span text:style-name="T2"> </text:span><text:span text:style-name="T1">if</text:span><text:span text:style-name="T2"> </text:span><text:span text:style-name="T3">(typeLiteral!=</text:span><text:span text:style-name="T1">null</text:span><text:span text:style-name="T3">)</text:span></text:p>
      <text:p text:style-name="P2"><text:span text:style-name="T2"><text:s text:c="4"/></text:span><text:span text:style-name="T3">{</text:span></text:p>
      <text:p text:style-name="P2"><text:span text:style-name="T2"><text:s text:c="8"/></text:span><text:span text:style-name="T3">LocalVariableGen</text:span><text:span text:style-name="T2"> </text:span><text:span text:style-name="T3">lg</text:span><text:span text:style-name="T2"> </text:span><text:span text:style-name="T3">=</text:span><text:span text:style-name="T2"> </text:span><text:span text:style-name="T3">cw.methodGen.addLocalVariable(varName,</text:span><text:span text:style-name="T2"> </text:span><text:span text:style-name="T3">typeLiteral,</text:span><text:span text:style-name="T2"> </text:span><text:span text:style-name="T1">null</text:span><text:span text:style-name="T3">,</text:span><text:span text:style-name="T2"> </text:span><text:span text:style-name="T1">null</text:span><text:span text:style-name="T3">);</text:span><text:span text:style-name="T2"> </text:span><text:span text:style-name="T3">.)</text:span></text:p>
      <text:p text:style-name="P2"><text:span text:style-name="T2">[</text:span><text:span text:style-name="T6">"="</text:span><text:span text:style-name="T2"> Expression&lt;out Type exprType, cw&gt; </text:span><text:span text:style-name="T5">// здесь нам оставят результат на верхушке стека. мы его сохраняем в переменную </text:span></text:p>
      <text:p text:style-name="P2"><text:span text:style-name="T3">(.</text:span><text:span text:style-name="T2"> <text:s text:c="5"/></text:span><text:span text:style-name="T3">log(</text:span><text:span text:style-name="T6">"init"</text:span><text:span text:style-name="T3">);</text:span></text:p>
      <text:p text:style-name="P2"><text:span text:style-name="T2"><text:tab/> <text:s text:c="3"/></text:span><text:span text:style-name="T1">if</text:span><text:span text:style-name="T2"> </text:span><text:span text:style-name="T3">(</text:span><text:span text:style-name="T2"> </text:span><text:span text:style-name="T3">!typeLiteral.equals(exprType)</text:span><text:span text:style-name="T2"> </text:span><text:span text:style-name="T3">&amp;&amp;</text:span><text:span text:style-name="T2"> </text:span><text:span text:style-name="T3">!exprType.equals(Type.NULL)</text:span><text:span text:style-name="T2"> </text:span></text:p>
      <text:p text:style-name="P2"><text:span text:style-name="T2"><text:tab/> <text:s text:c="8"/></text:span><text:span text:style-name="T3">&amp;&amp;</text:span><text:span text:style-name="T2"> </text:span><text:span text:style-name="T3">!impl.instance_of(typeLiteral,</text:span><text:span text:style-name="T2"> </text:span><text:span text:style-name="T3">exprType)</text:span><text:span text:style-name="T2"> </text:span><text:span text:style-name="T3">)</text:span></text:p>
      <text:p text:style-name="P2"><text:span text:style-name="T2"><text:tab/> <text:s text:c="7"/></text:span><text:span text:style-name="T3">SemErr(</text:span><text:span text:style-name="T6">"incompatible types: expected "</text:span><text:span text:style-name="T3">+typeLiteral+</text:span><text:span text:style-name="T6">", got "</text:span><text:span text:style-name="T3">+exprType);</text:span></text:p>
      <text:p text:style-name="P2"><text:span text:style-name="T2"><text:tab/> <text:s text:c="3"/></text:span><text:span text:style-name="T1">else</text:span><text:span text:style-name="T2"> </text:span><text:span text:style-name="T3">{</text:span><text:span text:style-name="T2"> <text:s text:c="2"/></text:span></text:p>
      <text:p text:style-name="P2"><text:span text:style-name="T2"><text:tab/><text:tab/><text:tab/></text:span><text:span text:style-name="T3">Instruction</text:span><text:span text:style-name="T2"> </text:span><text:span text:style-name="T3">store</text:span><text:span text:style-name="T2"> </text:span><text:span text:style-name="T3">=</text:span><text:span text:style-name="T2"> </text:span><text:span text:style-name="T3">getStoreInstruction(typeLiteral,</text:span><text:span text:style-name="T2"> </text:span><text:span text:style-name="T3">lg.getIndex());</text:span></text:p>
      <text:p text:style-name="P2"><text:span text:style-name="T2"><text:tab/><text:tab/><text:tab/></text:span><text:span text:style-name="T3">lg.setStart(</text:span><text:span text:style-name="T2"> </text:span><text:span text:style-name="T3">cw.append(</text:span><text:span text:style-name="T2"> </text:span><text:span text:style-name="T3">store</text:span><text:span text:style-name="T2"> </text:span><text:span text:style-name="T3">)</text:span><text:span text:style-name="T2"> </text:span><text:span text:style-name="T3">);</text:span></text:p>
      <text:p text:style-name="P2"><text:span text:style-name="T2"><text:tab/><text:tab/><text:tab/></text:span><text:span text:style-name="T3">lg.setEnd(</text:span><text:span text:style-name="T1">null</text:span><text:span text:style-name="T3">);</text:span></text:p>
      <text:p text:style-name="P2"><text:span text:style-name="T2"><text:tab/><text:tab/><text:tab/></text:span><text:span text:style-name="T3">impl.update(lg,</text:span><text:span text:style-name="T2"> </text:span><text:span text:style-name="T3">exprType);</text:span></text:p>
      <text:p text:style-name="P2"><text:span text:style-name="T2"><text:tab/><text:tab/></text:span><text:span text:style-name="T3">}</text:span></text:p>
      <text:p text:style-name="P2"><text:span text:style-name="T2"><text:s text:c="4"/></text:span><text:span text:style-name="T3">}.)</text:span><text:span text:style-name="T2"> ] </text:span></text:p>
      <text:p text:style-name="P2"><text:span text:style-name="T2">.</text:span></text:p>
      <text:p text:style-name="P3">/*---------------------------------------------------------------------------*</text:p>
      <text:p text:style-name="P3"><text:s/>*---------------------------- Expressions ----------------------------------*</text:p>
      <text:p text:style-name="P3"><text:s/>*---------------------------------------------------------------------------*/</text:p>
      <text:p text:style-name="P4">Expression&lt;out Type exprType, CodeWrapper cw&gt; =</text:p>
      <text:p text:style-name="P3">// цель - оставить что-то на верхушке стека</text:p>
      <text:p text:style-name="P2"><text:span text:style-name="T3">(.exprType</text:span><text:span text:style-name="T2"> </text:span><text:span text:style-name="T3">=</text:span><text:span text:style-name="T2"> </text:span><text:span text:style-name="T1">null</text:span><text:span text:style-name="T3">;.)</text:span></text:p>
      <text:p text:style-name="P2"><text:span text:style-name="T2">( <text:s text:c="6"/></text:span><text:span text:style-name="T5">// заглушки</text:span></text:p>
      <text:p text:style-name="P2"><text:span text:style-name="T2"><text:s text:c="6"/>( </text:span><text:span text:style-name="T6">"System.out.println"</text:span><text:span text:style-name="T2"> <text:s text:c="15"/></text:span><text:span text:style-name="T3">(.preparePrintStream(cw);.)</text:span></text:p>
      <text:p text:style-name="P2"><text:span text:style-name="T2"><text:s text:c="9"/>Arguments&lt;out Type[] argTypes, cw&gt; </text:span><text:span text:style-name="T3">(.callPrintMethod(cw,</text:span><text:span text:style-name="T2"> </text:span><text:span text:style-name="T6">"println"</text:span><text:span text:style-name="T3">,</text:span><text:span text:style-name="T2"> </text:span><text:span text:style-name="T3">argTypes);</text:span><text:span text:style-name="T2"> </text:span><text:span text:style-name="T3">.)</text:span><text:span text:style-name="T2"> )</text:span></text:p>
      <text:p text:style-name="P2"><text:span text:style-name="T2"><text:s text:c="4"/>| ( </text:span><text:span text:style-name="T6">"System.out.print"</text:span><text:span text:style-name="T2"> <text:s text:c="17"/></text:span><text:span text:style-name="T3">(.preparePrintStream(cw);.)</text:span></text:p>
      <text:p text:style-name="P2"><text:span text:style-name="T2"><text:s text:c="9"/>Arguments&lt;out Type[] argTypes, cw&gt; </text:span><text:span text:style-name="T3">(.callPrintMethod(cw,</text:span><text:span text:style-name="T2"> </text:span><text:span text:style-name="T6">"print"</text:span><text:span text:style-name="T3">,</text:span><text:span text:style-name="T2"> </text:span><text:span text:style-name="T3">argTypes);</text:span><text:span text:style-name="T2"> </text:span><text:span text:style-name="T3">.)</text:span><text:span text:style-name="T2"> ) <text:s text:c="4"/></text:span></text:p>
      <text:p text:style-name="P2"><text:span text:style-name="T2"><text:s text:c="4"/>| ( </text:span><text:span text:style-name="T6">"new"</text:span><text:span text:style-name="T2"> Creator&lt;out exprType, cw&gt; )</text:span></text:p>
      <text:p text:style-name="P4"><text:s text:c="4"/>| Literal&lt;out exprType, cw&gt;</text:p>
      <text:p text:style-name="P2"><text:span text:style-name="T2"><text:s text:c="4"/>| ( </text:span><text:span text:style-name="T6">'!'</text:span><text:span text:style-name="T2"> Expression&lt;out exprType, cw&gt; <text:s text:c="3"/></text:span></text:p>
      <text:p text:style-name="P2"><text:span text:style-name="T2"><text:s text:c="8"/></text:span><text:span text:style-name="T3">(.</text:span><text:span text:style-name="T1">if</text:span><text:span text:style-name="T2"> </text:span><text:span text:style-name="T3">(!exprType.equals(Type.BOOLEAN))</text:span><text:span text:style-name="T2"> </text:span><text:span text:style-name="T3">SemErr(</text:span><text:span text:style-name="T6">"cannot negate non-boolean expression"</text:span><text:span text:style-name="T3">);</text:span></text:p>
      <text:p text:style-name="P2"><text:span text:style-name="T2"><text:s text:c="12"/></text:span><text:span text:style-name="T3">IfInstruction</text:span><text:span text:style-name="T2"> </text:span><text:span text:style-name="T3">ifinstr</text:span><text:span text:style-name="T2"> </text:span><text:span text:style-name="T3">=</text:span><text:span text:style-name="T2"> </text:span><text:span text:style-name="T1">new</text:span><text:span text:style-name="T2"> </text:span><text:span text:style-name="T3">IFNE(</text:span><text:span text:style-name="T1">null</text:span><text:span text:style-name="T3">);</text:span></text:p>
      <text:p text:style-name="P2"><text:span text:style-name="T2"><text:s text:c="16"/></text:span><text:span text:style-name="T3">cw.il.append(ifinstr);</text:span></text:p>
      <text:p text:style-name="P2"><text:span text:style-name="T2"><text:s text:c="16"/></text:span><text:span text:style-name="T3">cw.il.append(</text:span><text:span text:style-name="T1">new</text:span><text:span text:style-name="T2"> </text:span><text:span text:style-name="T3">ICONST(1));</text:span></text:p>
      <text:p text:style-name="P2"><text:span text:style-name="T2"><text:s text:c="16"/></text:span><text:span text:style-name="T3">GOTO</text:span><text:span text:style-name="T2"> </text:span><text:span text:style-name="T3">g</text:span><text:span text:style-name="T2"> </text:span><text:span text:style-name="T3">=</text:span><text:span text:style-name="T2"> </text:span><text:span text:style-name="T1">new</text:span><text:span text:style-name="T2"> </text:span><text:span text:style-name="T3">GOTO(</text:span><text:span text:style-name="T1">null</text:span><text:span text:style-name="T3">);</text:span></text:p>
      <text:p text:style-name="P2"><text:span text:style-name="T2"><text:s text:c="16"/></text:span><text:span text:style-name="T3">cw.il.append(g);</text:span></text:p>
      <text:p text:style-name="P2"><text:span text:style-name="T2"><text:s text:c="12"/></text:span><text:span text:style-name="T3">ifinstr.setTarget(</text:span></text:p>
      <text:p text:style-name="P2"><text:span text:style-name="T2"><text:s text:c="16"/></text:span><text:span text:style-name="T3">cw.il.append(</text:span><text:span text:style-name="T2"> </text:span><text:span text:style-name="T1">new</text:span><text:span text:style-name="T2"> </text:span><text:span text:style-name="T3">ICONST(0)</text:span><text:span text:style-name="T2"> </text:span><text:span text:style-name="T3">)</text:span><text:span text:style-name="T2"> </text:span></text:p>
      <text:p text:style-name="P2"><text:span text:style-name="T2"><text:s text:c="16"/></text:span><text:span text:style-name="T3">);</text:span></text:p>
      <text:p text:style-name="P2"><text:span text:style-name="T2"><text:s text:c="12"/></text:span><text:span text:style-name="T3">g.setTarget(</text:span><text:span text:style-name="T2"> </text:span><text:span text:style-name="T3">cw.il.append(</text:span><text:span text:style-name="T1">new</text:span><text:span text:style-name="T2"> </text:span><text:span text:style-name="T3">NOP())</text:span><text:span text:style-name="T2"> </text:span><text:span text:style-name="T3">);</text:span><text:span text:style-name="T2"> </text:span><text:span text:style-name="T3">.)</text:span><text:span text:style-name="T2"> )</text:span></text:p>
      <text:p text:style-name="P2"><text:span text:style-name="T2"><text:s text:c="4"/>| ( </text:span><text:span text:style-name="T6">'('</text:span><text:span text:style-name="T2"> Expression&lt;out exprType, cw&gt; </text:span><text:span text:style-name="T3">(.InstructionList</text:span><text:span text:style-name="T2"> </text:span><text:span text:style-name="T3">il</text:span><text:span text:style-name="T2"> </text:span><text:span text:style-name="T3">=</text:span><text:span text:style-name="T2"> </text:span><text:span text:style-name="T1">null</text:span><text:span text:style-name="T3">;.)</text:span></text:p>
      <text:p text:style-name="P4"><text:s text:c="12"/>( </text:p>
      <text:p text:style-name="P4"><text:s text:c="16"/>Infixop&lt;out il, exprType&gt; </text:p>
      <text:p text:style-name="P4"><text:s text:c="16"/>|</text:p>
      <text:p text:style-name="P4"><text:s text:c="16"/>Relational&lt;out il, exprType&gt;</text:p>
      <text:p text:style-name="P4"><text:s text:c="12"/>) </text:p>
      <text:p text:style-name="P2"><text:span text:style-name="T2"><text:s text:c="12"/>Expression&lt;out Type exprTypeRight, cw&gt; </text:span><text:span text:style-name="T6">')'</text:span></text:p>
      <text:p text:style-name="P2"><text:span text:style-name="T2"><text:s text:c="8"/></text:span><text:span text:style-name="T3">(.</text:span><text:span text:style-name="T2"> <text:s/></text:span><text:span text:style-name="T1">if</text:span><text:span text:style-name="T2"> </text:span><text:span text:style-name="T3">(</text:span></text:p>
      <text:p text:style-name="P2"><text:span text:style-name="T2"><text:s text:c="16"/></text:span><text:span text:style-name="T3">!(</text:span></text:p>
      <text:p text:style-name="P2"><text:span text:style-name="T2"><text:s text:c="20"/></text:span><text:span text:style-name="T3">(exprType</text:span><text:span text:style-name="T2"> </text:span><text:span text:style-name="T1">instanceof</text:span><text:span text:style-name="T2"> </text:span><text:span text:style-name="T3">ObjectType)</text:span><text:span text:style-name="T2"> </text:span><text:span text:style-name="T3">&amp;&amp;</text:span><text:span text:style-name="T2"> </text:span><text:span text:style-name="T3">(exprTypeRight.equals(Type.NULL))</text:span></text:p>
      <text:p text:style-name="P2"><text:span text:style-name="T2"><text:s text:c="20"/></text:span><text:span text:style-name="T3">||</text:span></text:p>
      <text:p text:style-name="P2"><text:span text:style-name="T2"><text:s text:c="20"/></text:span><text:span text:style-name="T3">(exprTypeRight</text:span><text:span text:style-name="T2"> </text:span><text:span text:style-name="T1">instanceof</text:span><text:span text:style-name="T2"> </text:span><text:span text:style-name="T3">ObjectType)</text:span><text:span text:style-name="T2"> </text:span><text:span text:style-name="T3">&amp;&amp;</text:span><text:span text:style-name="T2"> </text:span><text:span text:style-name="T3">(exprType.equals(Type.NULL))</text:span></text:p>
      <text:p text:style-name="P2"><text:span text:style-name="T2"><text:s text:c="16"/></text:span><text:span text:style-name="T3">)</text:span></text:p>
      <text:p text:style-name="P2"><text:span text:style-name="T2"><text:s text:c="16"/></text:span><text:span text:style-name="T3">&amp;&amp;</text:span></text:p>
      <text:p text:style-name="P2"><text:span text:style-name="T2"><text:s text:c="16"/></text:span><text:span text:style-name="T3">!((exprType</text:span><text:span text:style-name="T2"> </text:span><text:span text:style-name="T1">instanceof</text:span><text:span text:style-name="T2"> </text:span><text:span text:style-name="T3">ObjectType)</text:span><text:span text:style-name="T2"> </text:span><text:span text:style-name="T3">&amp;&amp;</text:span><text:span text:style-name="T2"> </text:span><text:span text:style-name="T3">(exprTypeRight</text:span><text:span text:style-name="T2"> </text:span><text:span text:style-name="T1">instanceof</text:span><text:span text:style-name="T2"> </text:span><text:span text:style-name="T3">ObjectType))</text:span></text:p>
      <text:p text:style-name="P2"><text:span text:style-name="T2"><text:s text:c="16"/></text:span><text:span text:style-name="T3">&amp;&amp;</text:span></text:p>
      <text:p text:style-name="P2"><text:span text:style-name="T2"><text:s text:c="16"/></text:span><text:span text:style-name="T3">(exprType</text:span><text:span text:style-name="T2"> </text:span><text:span text:style-name="T3">==</text:span><text:span text:style-name="T2"> </text:span><text:span text:style-name="T1">null</text:span><text:span text:style-name="T2"> </text:span><text:span text:style-name="T3">||</text:span><text:span text:style-name="T2"> </text:span><text:span text:style-name="T3">!exprType.equals(exprTypeRight))</text:span></text:p>
      <text:p text:style-name="P2"><text:span text:style-name="T2"><text:s text:c="16"/></text:span><text:span text:style-name="T3">)</text:span></text:p>
      <text:p text:style-name="P2"><text:span text:style-name="T2"><text:s text:c="16"/></text:span><text:span text:style-name="T3">SemErr(</text:span><text:span text:style-name="T6">"operand types mismatch "</text:span><text:span text:style-name="T3">+exprType+</text:span><text:span text:style-name="T6">" != "</text:span><text:span text:style-name="T3">+exprTypeRight);</text:span></text:p>
      <text:p text:style-name="P2"><text:span text:style-name="T2"><text:s text:c="12"/></text:span><text:span text:style-name="T1">else</text:span><text:span text:style-name="T2"> </text:span><text:span text:style-name="T3">cw.il.append(il);.)</text:span><text:span text:style-name="T2"> )</text:span></text:p>
      <text:p text:style-name="P4"><text:s text:c="4"/>|</text:p>
      <text:p text:style-name="P2"><text:span text:style-name="T2"><text:s text:c="4"/></text:span><text:span text:style-name="T3">(.</text:span><text:span text:style-name="T2"> </text:span><text:span text:style-name="T3">String</text:span><text:span text:style-name="T2"> </text:span><text:span text:style-name="T3">className</text:span><text:span text:style-name="T2"> </text:span><text:span text:style-name="T3">=</text:span><text:span text:style-name="T2"> </text:span><text:span text:style-name="T3">cw.classGen.getClassName();</text:span></text:p>
      <text:p text:style-name="P2"><text:span text:style-name="T2"><text:s text:c="7"/></text:span><text:span text:style-name="T1">int</text:span><text:span text:style-name="T2"> </text:span><text:span text:style-name="T3">objIndex</text:span><text:span text:style-name="T2"> </text:span><text:span text:style-name="T3">=</text:span><text:span text:style-name="T2"> </text:span><text:span text:style-name="T3">-1;.)</text:span></text:p>
      <text:p text:style-name="P8"><text:s text:c="4"/>(</text:p>
      <text:p text:style-name="P7"><text:span text:style-name="T2"><text:s text:c="12"/>( </text:span><text:span text:style-name="T6">"super"</text:span><text:span text:style-name="T2"> </text:span><text:span text:style-name="T6">"."</text:span><text:span text:style-name="T2"> </text:span></text:p>
      <text:p text:style-name="P7"><text:span text:style-name="T2"><text:s text:c="16"/></text:span><text:span text:style-name="T3">(.</text:span><text:span text:style-name="T2"> <text:s/></text:span><text:span text:style-name="T3">className</text:span><text:span text:style-name="T2"> </text:span><text:span text:style-name="T3">=</text:span><text:span text:style-name="T2"> </text:span><text:span text:style-name="T3">cw.classGen.getSuperclassName();</text:span></text:p>
      <text:p text:style-name="P7"><text:span text:style-name="T2"><text:s text:c="20"/></text:span><text:span text:style-name="T1">if</text:span><text:span text:style-name="T2"> </text:span><text:span text:style-name="T3">(cw.methodGen.isStatic())</text:span><text:span text:style-name="T2"> </text:span><text:span text:style-name="T3">SemErr(</text:span><text:span text:style-name="T6">"no enclosing instance"</text:span><text:span text:style-name="T3">);</text:span></text:p>
      <text:p text:style-name="P7"><text:span text:style-name="T2"><text:s text:c="20"/></text:span><text:span text:style-name="T1">else</text:span><text:span text:style-name="T2"> </text:span><text:span text:style-name="T3">cw.append(</text:span><text:span text:style-name="T1">new</text:span><text:span text:style-name="T2"> </text:span><text:span text:style-name="T3">ALOAD(0));</text:span><text:span text:style-name="T2"> </text:span><text:span text:style-name="T3">.)</text:span></text:p>
      <text:p text:style-name="P7"><text:span text:style-name="T2"><text:s text:c="16"/>Selector&lt;out exprType, cw, className&gt; {</text:span><text:span text:style-name="T6">"."</text:span><text:span text:style-name="T2"> Selector&lt;out exprType, cw, className&gt;} )</text:span></text:p>
      <text:p text:style-name="P7"><text:span text:style-name="T2"><text:s text:c="8"/>| <text:s text:c="2"/>( </text:span><text:span text:style-name="T6">"this"</text:span></text:p>
      <text:p text:style-name="P7"><text:span text:style-name="T2"><text:s text:c="16"/></text:span><text:span text:style-name="T3">(.</text:span><text:span text:style-name="T2"> <text:s/></text:span><text:span text:style-name="T1">if</text:span><text:span text:style-name="T2"> </text:span><text:span text:style-name="T3">(cw.methodGen.isStatic())</text:span><text:span text:style-name="T2"> </text:span><text:span text:style-name="T3">SemErr(</text:span><text:span text:style-name="T6">"no enclosing instance"</text:span><text:span text:style-name="T3">);</text:span></text:p>
      <text:p text:style-name="P7"><text:span text:style-name="T2"><text:s text:c="20"/></text:span><text:span text:style-name="T1">else</text:span><text:span text:style-name="T2"> </text:span><text:span text:style-name="T3">cw.append(</text:span><text:span text:style-name="T1">new</text:span><text:span text:style-name="T2"> </text:span><text:span text:style-name="T3">ALOAD(0));</text:span></text:p>
      <text:p text:style-name="P7"><text:span text:style-name="T2"><text:s text:c="20"/></text:span><text:span text:style-name="T3">exprType</text:span><text:span text:style-name="T2"> </text:span><text:span text:style-name="T3">=</text:span><text:span text:style-name="T2"> </text:span><text:span text:style-name="T1">new</text:span><text:span text:style-name="T2"> </text:span><text:span text:style-name="T3">ObjectType(cw.classGen.getClassName());</text:span><text:span text:style-name="T2"> </text:span><text:span text:style-name="T3">.)</text:span></text:p>
      <text:p text:style-name="P7"><text:span text:style-name="T2"><text:s text:c="16"/>{</text:span><text:span text:style-name="T6">"."</text:span><text:span text:style-name="T2"> Selector&lt;out exprType, cw, className&gt;} )</text:span></text:p>
      <text:p text:style-name="P7"><text:span text:style-name="T2"><text:s text:c="8"/>| <text:s text:c="2"/>( </text:span><text:span text:style-name="T3">(.</text:span><text:span text:style-name="T2"> </text:span><text:span text:style-name="T1">if</text:span><text:span text:style-name="T2"> </text:span><text:span text:style-name="T3">(!cw.methodGen.isStatic())</text:span><text:span text:style-name="T2"> </text:span><text:span text:style-name="T3">cw.append(</text:span><text:span text:style-name="T1">new</text:span><text:span text:style-name="T2"> </text:span><text:span text:style-name="T3">ALOAD(0));</text:span><text:span text:style-name="T2"> </text:span><text:span text:style-name="T3">.)</text:span></text:p>
      <text:p text:style-name="P7"><text:span text:style-name="T2"><text:s text:c="12"/>Selector&lt;out exprType, cw, className&gt; {</text:span><text:span text:style-name="T6">"."</text:span><text:span text:style-name="T2"> Selector&lt;out exprType, cw, className&gt;} )</text:span></text:p>
      <text:p text:style-name="P8"><text:s text:c="5"/>)</text:p>
      <text:p text:style-name="P4"><text:soft-page-break/>)</text:p>
      <text:p text:style-name="P4">.</text:p>
      <text:p text:style-name="P3">/*---------------------------------------------------------------------------*/</text:p>
      <text:p text:style-name="P4">Selector&lt;out Type selType, CodeWrapper cw, String className&gt;</text:p>
      <text:p text:style-name="P2"><text:span text:style-name="T3">(.</text:span><text:span text:style-name="T2"> <text:s/></text:span><text:span text:style-name="T3">selType</text:span><text:span text:style-name="T2"> </text:span><text:span text:style-name="T3">=</text:span><text:span text:style-name="T2"> </text:span><text:span text:style-name="T1">null</text:span><text:span text:style-name="T3">;</text:span><text:span text:style-name="T2"> </text:span><text:span text:style-name="T3">.)</text:span></text:p>
      <text:p text:style-name="P4">=</text:p>
      <text:p text:style-name="P4">(</text:p>
      <text:p text:style-name="P4"><text:tab/>(</text:p>
      <text:p text:style-name="P2"><text:span text:style-name="T2"><text:tab/> <text:s text:c="3"/></text:span><text:span text:style-name="T4">IF</text:span><text:span text:style-name="T2">(next(_openRoundBracket))</text:span></text:p>
      <text:p text:style-name="P4"><text:tab/> <text:s text:c="6"/>call&lt;out selType, cw, className&gt;</text:p>
      <text:p text:style-name="P4"><text:tab/>)</text:p>
      <text:p text:style-name="P4"><text:tab/>|</text:p>
      <text:p text:style-name="P2"><text:span text:style-name="T2"><text:tab/>( var&lt;out selType, cw, className&gt; ) </text:span><text:span text:style-name="T5">// иначе - присвоение левой части - значения</text:span></text:p>
      <text:p text:style-name="P4">)</text:p>
      <text:p text:style-name="P4">.</text:p>
      <text:p text:style-name="P3">/*---------------------------------------------------------------------------*/</text:p>
      <text:p text:style-name="P4">call&lt;out Type selType, CodeWrapper cw, String className&gt;</text:p>
      <text:p text:style-name="P4">=</text:p>
      <text:p text:style-name="P4"><text:s text:c="4"/>identifier&lt;out String method&gt;</text:p>
      <text:p text:style-name="P4"><text:s text:c="4"/>Arguments&lt;out Type[] argTypes, cw&gt;</text:p>
      <text:p text:style-name="P2"><text:span text:style-name="T2"><text:tab/></text:span><text:span text:style-name="T3">(.</text:span><text:span text:style-name="T2"> <text:s/></text:span><text:span text:style-name="T5">// в стеке лежат значения аргументов, вызываем метод</text:span></text:p>
      <text:p text:style-name="P2"><text:span text:style-name="T2"><text:tab/> <text:s text:c="3"/></text:span><text:span text:style-name="T3">InstructionFactory</text:span><text:span text:style-name="T2"> </text:span><text:span text:style-name="T3">factory</text:span><text:span text:style-name="T2"> </text:span><text:span text:style-name="T3">=</text:span><text:span text:style-name="T2"> </text:span><text:span text:style-name="T1">new</text:span><text:span text:style-name="T2"> </text:span><text:span text:style-name="T3">InstructionFactory(</text:span><text:span text:style-name="T2"> </text:span><text:span text:style-name="T3">cw.classGen</text:span><text:span text:style-name="T2"> </text:span><text:span text:style-name="T3">);</text:span></text:p>
      <text:p text:style-name="P4"><text:tab/> <text:s text:c="3"/></text:p>
      <text:p text:style-name="P2"><text:span text:style-name="T2"><text:tab/> <text:s text:c="3"/></text:span><text:span text:style-name="T3">MethodParams</text:span><text:span text:style-name="T2"> </text:span><text:span text:style-name="T3">mp</text:span><text:span text:style-name="T2"> </text:span><text:span text:style-name="T3">=</text:span><text:span text:style-name="T2"> </text:span><text:span text:style-name="T3">getMethod(method,</text:span><text:span text:style-name="T2"> </text:span><text:span text:style-name="T3">argTypes,</text:span><text:span text:style-name="T2"> </text:span><text:span text:style-name="T3">getType(className)</text:span><text:span text:style-name="T2"> </text:span><text:span text:style-name="T3">);</text:span></text:p>
      <text:p text:style-name="P2"><text:span text:style-name="T2"><text:tab/> <text:s text:c="3"/></text:span><text:span text:style-name="T1">if</text:span><text:span text:style-name="T2"> </text:span><text:span text:style-name="T3">(mp==</text:span><text:span text:style-name="T1">null</text:span><text:span text:style-name="T3">)</text:span><text:span text:style-name="T2"> </text:span><text:span text:style-name="T3">{SemErr(</text:span><text:span text:style-name="T6">"no such method "</text:span><text:span text:style-name="T3">+method);</text:span><text:span text:style-name="T2"> </text:span><text:span text:style-name="T3">selType=</text:span><text:span text:style-name="T1">null</text:span><text:span text:style-name="T3">;}</text:span></text:p>
      <text:p text:style-name="P2"><text:span text:style-name="T2"><text:tab/> <text:s text:c="3"/></text:span><text:span text:style-name="T1">else</text:span><text:span text:style-name="T2"> </text:span><text:span text:style-name="T3">{</text:span></text:p>
      <text:p text:style-name="P2"><text:span text:style-name="T2"><text:tab/> <text:s text:c="7"/></text:span><text:span text:style-name="T3">selType</text:span><text:span text:style-name="T2"> </text:span><text:span text:style-name="T3">=</text:span><text:span text:style-name="T2"> </text:span><text:span text:style-name="T3">mp.method.getReturnType();</text:span></text:p>
      <text:p text:style-name="P2"><text:span text:style-name="T2"><text:tab/><text:tab/> <text:s text:c="3"/></text:span><text:span text:style-name="T3">cw.append(</text:span><text:span text:style-name="T2"> </text:span><text:span text:style-name="T3">factory.createInvoke(</text:span></text:p>
      <text:p text:style-name="P2"><text:span text:style-name="T2"><text:tab/><text:tab/> <text:s text:c="7"/></text:span><text:span text:style-name="T3">getType(mp.className).getClassName(),</text:span></text:p>
      <text:p text:style-name="P2"><text:span text:style-name="T2"><text:tab/><text:tab/> <text:s text:c="7"/></text:span><text:span text:style-name="T3">mp.method.getName(),</text:span></text:p>
      <text:p text:style-name="P2"><text:span text:style-name="T2"><text:tab/><text:tab/> <text:s text:c="7"/></text:span><text:span text:style-name="T3">selType,</text:span></text:p>
      <text:p text:style-name="P2"><text:span text:style-name="T2"><text:tab/><text:tab/> <text:s text:c="7"/></text:span><text:span text:style-name="T3">mp.method.getArgumentTypes(),</text:span><text:span text:style-name="T2"> </text:span></text:p>
      <text:p text:style-name="P2"><text:span text:style-name="T2"><text:tab/><text:tab/> <text:s text:c="7"/></text:span><text:span text:style-name="T3">Constants.INVOKEVIRTUAL</text:span></text:p>
      <text:p text:style-name="P2"><text:span text:style-name="T2"><text:tab/><text:tab/> <text:s text:c="3"/></text:span><text:span text:style-name="T3">)</text:span><text:span text:style-name="T2"> </text:span><text:span text:style-name="T3">);</text:span></text:p>
      <text:p text:style-name="P2"><text:span text:style-name="T2"><text:tab/><text:tab/></text:span><text:span text:style-name="T3">}</text:span><text:span text:style-name="T2"> </text:span><text:span text:style-name="T3">.)</text:span></text:p>
      <text:p text:style-name="P4">.</text:p>
      <text:p text:style-name="P3">/*---------------------------------------------------------------------------*/</text:p>
      <text:p text:style-name="P4">var&lt;out Type selType, CodeWrapper cw, String className&gt;</text:p>
      <text:p text:style-name="P4">=</text:p>
      <text:p text:style-name="P2"><text:span text:style-name="T3">(.selType</text:span><text:span text:style-name="T2"> </text:span><text:span text:style-name="T3">=</text:span><text:span text:style-name="T2"> </text:span><text:span text:style-name="T1">null</text:span><text:span text:style-name="T3">;.)</text:span></text:p>
      <text:p text:style-name="P4">(</text:p>
      <text:p text:style-name="P4"><text:tab/>(</text:p>
      <text:p text:style-name="P2"><text:span text:style-name="T2"><text:tab/> <text:s text:c="3"/></text:span><text:span text:style-name="T4">IF</text:span><text:span text:style-name="T2">(next(_isequal))</text:span></text:p>
      <text:p text:style-name="P4"><text:tab/> <text:s text:c="7"/>identifier&lt;out String var&gt;</text:p>
      <text:p text:style-name="P2"><text:span text:style-name="T2"><text:tab/> <text:s text:c="7"/></text:span><text:span text:style-name="T3">(.</text:span><text:span text:style-name="T2"> </text:span><text:span text:style-name="T5">// куда сохранять</text:span></text:p>
      <text:p text:style-name="P2"><text:span text:style-name="T2"><text:tab/> <text:s text:c="10"/></text:span><text:span text:style-name="T3">Field</text:span><text:span text:style-name="T2"> </text:span><text:span text:style-name="T3">fg</text:span><text:span text:style-name="T2"> </text:span><text:span text:style-name="T3">=</text:span><text:span text:style-name="T2"> </text:span><text:span text:style-name="T1">null</text:span><text:span text:style-name="T3">;</text:span></text:p>
      <text:p text:style-name="P2"><text:span text:style-name="T2"><text:s text:c="15"/></text:span><text:span text:style-name="T3">LocalVariableGen</text:span><text:span text:style-name="T2"> </text:span><text:span text:style-name="T3">lg</text:span><text:span text:style-name="T2"> </text:span><text:span text:style-name="T3">=</text:span><text:span text:style-name="T2"> </text:span><text:span text:style-name="T3">getVarGen(var,</text:span><text:span text:style-name="T2"> </text:span><text:span text:style-name="T3">cw.methodGen);</text:span></text:p>
      <text:p text:style-name="P2"><text:span text:style-name="T2"><text:tab/> <text:s text:c="10"/></text:span><text:span text:style-name="T1">if</text:span><text:span text:style-name="T2"> </text:span><text:span text:style-name="T3">(lg==</text:span><text:span text:style-name="T1">null</text:span><text:span text:style-name="T3">)</text:span><text:span text:style-name="T2"> </text:span><text:span text:style-name="T3">{</text:span></text:p>
      <text:p text:style-name="P2"><text:span text:style-name="T2"><text:tab/> <text:s text:c="14"/></text:span><text:span text:style-name="T3">fg</text:span><text:span text:style-name="T2"> </text:span><text:span text:style-name="T3">=</text:span><text:span text:style-name="T2"> </text:span><text:span text:style-name="T3">getFieldGen(var,</text:span><text:span text:style-name="T2"> </text:span><text:span text:style-name="T3">getType(className));</text:span></text:p>
      <text:p text:style-name="P2"><text:span text:style-name="T2"><text:tab/> <text:s text:c="14"/></text:span><text:span text:style-name="T1">if</text:span><text:span text:style-name="T3">(</text:span><text:span text:style-name="T2"> </text:span><text:span text:style-name="T3">fg</text:span><text:span text:style-name="T2"> </text:span><text:span text:style-name="T3">==</text:span><text:span text:style-name="T2"> </text:span><text:span text:style-name="T1">null</text:span><text:span text:style-name="T2"> </text:span><text:span text:style-name="T3">)</text:span><text:span text:style-name="T2"> </text:span><text:span text:style-name="T3">SemErr(</text:span><text:span text:style-name="T6">"no such variable or field "</text:span><text:span text:style-name="T3">+var);</text:span></text:p>
      <text:p text:style-name="P2"><text:span text:style-name="T2"><text:tab/> <text:s text:c="14"/></text:span><text:span text:style-name="T1">else</text:span><text:span text:style-name="T2"> <text:s/></text:span><text:span text:style-name="T3">{</text:span><text:span text:style-name="T2"> </text:span><text:span text:style-name="T5">// это поле</text:span></text:p>
      <text:p text:style-name="P2"><text:span text:style-name="T2"><text:tab/> <text:s text:c="18"/></text:span><text:span text:style-name="T3">selType</text:span><text:span text:style-name="T2"> </text:span><text:span text:style-name="T3">=</text:span><text:span text:style-name="T2"> </text:span><text:span text:style-name="T3">fg.getType();</text:span></text:p>
      <text:p text:style-name="P2"><text:span text:style-name="T2"><text:tab/> <text:s text:c="14"/></text:span><text:span text:style-name="T3">}</text:span></text:p>
      <text:p text:style-name="P2"><text:span text:style-name="T2"><text:tab/> <text:s text:c="10"/></text:span><text:span text:style-name="T3">}</text:span></text:p>
      <text:p text:style-name="P2"><text:span text:style-name="T2"><text:tab/> <text:s text:c="10"/></text:span><text:span text:style-name="T1">else</text:span><text:span text:style-name="T2"> </text:span><text:span text:style-name="T3">selType</text:span><text:span text:style-name="T2"> </text:span><text:span text:style-name="T3">=</text:span><text:span text:style-name="T2"> </text:span><text:span text:style-name="T3">lg.getType();</text:span><text:span text:style-name="T2"> <text:s/></text:span><text:span text:style-name="T5">/* это переменная */</text:span><text:span text:style-name="T2"> </text:span><text:span text:style-name="T3">.)</text:span></text:p>
      <text:p text:style-name="P2"><text:span text:style-name="T2"><text:tab/> <text:s text:c="7"/></text:span><text:span text:style-name="T6">'='</text:span><text:span text:style-name="T2"> Expression&lt;out Type exprType, cw&gt;</text:span></text:p>
      <text:p text:style-name="P2"><text:span text:style-name="T2"><text:tab/><text:tab/><text:tab/></text:span><text:span text:style-name="T3">(.</text:span><text:span text:style-name="T2"> <text:s/></text:span><text:span text:style-name="T3">InstructionFactory</text:span><text:span text:style-name="T2"> </text:span><text:span text:style-name="T3">factory</text:span><text:span text:style-name="T2"> </text:span><text:span text:style-name="T3">=</text:span><text:span text:style-name="T2"> </text:span><text:span text:style-name="T1">new</text:span><text:span text:style-name="T2"> </text:span><text:span text:style-name="T3">InstructionFactory(</text:span><text:span text:style-name="T2"> </text:span><text:span text:style-name="T3">cw.classGen</text:span><text:span text:style-name="T2"> </text:span><text:span text:style-name="T3">);</text:span></text:p>
      <text:p text:style-name="P2"><text:span text:style-name="T2"><text:tab/><text:tab/> <text:s text:c="7"/></text:span><text:span text:style-name="T1">if</text:span><text:span text:style-name="T2"> </text:span><text:span text:style-name="T3">(!selType.equals(exprType)</text:span><text:span text:style-name="T2"> </text:span><text:span text:style-name="T3">&amp;&amp;</text:span><text:span text:style-name="T2"> </text:span><text:span text:style-name="T3">!exprType.equals(Type.NULL)</text:span><text:span text:style-name="T2"> </text:span><text:span text:style-name="T3">)</text:span></text:p>
      <text:p text:style-name="P2"><text:span text:style-name="T2"><text:tab/><text:tab/> <text:s text:c="10"/></text:span><text:span text:style-name="T3">SemErr(</text:span><text:span text:style-name="T6">"incompatible types: expected "</text:span><text:span text:style-name="T3">+selType+</text:span><text:span text:style-name="T6">", got "</text:span><text:span text:style-name="T3">+exprType);</text:span></text:p>
      <text:p text:style-name="P2"><text:span text:style-name="T2"><text:tab/><text:tab/> <text:s text:c="7"/></text:span><text:span text:style-name="T1">else</text:span><text:span text:style-name="T2"> </text:span><text:span text:style-name="T3">{</text:span></text:p>
      <text:p text:style-name="P2"><text:span text:style-name="T2"><text:tab/><text:tab/> <text:s text:c="11"/></text:span><text:span text:style-name="T1">if</text:span><text:span text:style-name="T2"> </text:span><text:span text:style-name="T3">(lg!=</text:span><text:span text:style-name="T1">null</text:span><text:span text:style-name="T3">)</text:span><text:span text:style-name="T2"> </text:span><text:span text:style-name="T3">{</text:span></text:p>
      <text:p text:style-name="P2"><text:span text:style-name="T2"><text:tab/><text:tab/><text:tab/> <text:s text:c="11"/></text:span><text:span text:style-name="T3">Instruction</text:span><text:span text:style-name="T2"> </text:span><text:span text:style-name="T3">store</text:span><text:span text:style-name="T2"> </text:span><text:span text:style-name="T3">=</text:span><text:span text:style-name="T2"> </text:span><text:span text:style-name="T3">getStoreInstruction(selType,</text:span><text:span text:style-name="T2"> </text:span><text:span text:style-name="T3">lg.getIndex());</text:span></text:p>
      <text:p text:style-name="P2"><text:span text:style-name="T2"><text:tab/><text:tab/><text:tab/> <text:s text:c="11"/></text:span><text:span text:style-name="T3">cw.append(</text:span><text:span text:style-name="T2"> </text:span><text:span text:style-name="T3">store</text:span><text:span text:style-name="T2"> </text:span><text:span text:style-name="T3">);</text:span></text:p>
      <text:p text:style-name="P2"><text:span text:style-name="T2"><text:tab/><text:tab/><text:tab/> <text:s text:c="11"/></text:span><text:span text:style-name="T3">impl.update(lg,</text:span><text:span text:style-name="T2"> </text:span><text:span text:style-name="T3">exprType);</text:span></text:p>
      <text:p text:style-name="P2"><text:span text:style-name="T2"><text:tab/><text:tab/><text:tab/> <text:s text:c="11"/></text:span><text:span text:style-name="T1">if</text:span><text:span text:style-name="T2"> </text:span><text:span text:style-name="T3">(lg.getStart()==</text:span><text:span text:style-name="T1">null</text:span><text:span text:style-name="T3">)</text:span><text:span text:style-name="T2"> </text:span><text:span text:style-name="T5">// переменная еще не инициализирована</text:span></text:p>
      <text:p text:style-name="P2"><text:span text:style-name="T2"><text:s text:c="28"/></text:span><text:span text:style-name="T3">lg.setStart(</text:span><text:span text:style-name="T2"> </text:span><text:span text:style-name="T3">cw.last</text:span><text:span text:style-name="T2"> </text:span><text:span text:style-name="T3">);</text:span></text:p>
      <text:p text:style-name="P2"><text:span text:style-name="T2"><text:tab/><text:tab/> <text:s text:c="11"/></text:span><text:span text:style-name="T3">}</text:span><text:span text:style-name="T2"> </text:span><text:span text:style-name="T1">else</text:span><text:span text:style-name="T2"> </text:span><text:span text:style-name="T1">if</text:span><text:span text:style-name="T2"> </text:span><text:span text:style-name="T3">(fg!=</text:span><text:span text:style-name="T1">null</text:span><text:span text:style-name="T3">)</text:span></text:p>
      <text:p text:style-name="P2"><text:span text:style-name="T2"><text:s text:c="32"/></text:span><text:span text:style-name="T3">cw.append(</text:span><text:span text:style-name="T2"> </text:span><text:span text:style-name="T3">factory.createFieldAccess(</text:span><text:span text:style-name="T2"> </text:span></text:p>
      <text:p text:style-name="P2"><text:span text:style-name="T2"><text:s text:c="56"/></text:span><text:span text:style-name="T3">className,</text:span><text:span text:style-name="T2"> </text:span></text:p>
      <text:p text:style-name="P2"><text:span text:style-name="T2"><text:s text:c="56"/></text:span><text:span text:style-name="T3">fg.getName(),</text:span><text:span text:style-name="T2"> </text:span></text:p>
      <text:p text:style-name="P2"><text:span text:style-name="T2"><text:s text:c="56"/></text:span><text:span text:style-name="T3">selType,</text:span><text:span text:style-name="T2"> </text:span></text:p>
      <text:p text:style-name="P2"><text:span text:style-name="T2"><text:s text:c="56"/></text:span><text:span text:style-name="T3">Constants.PUTFIELD</text:span><text:span text:style-name="T2"> </text:span><text:span text:style-name="T3">)</text:span><text:span text:style-name="T2"> </text:span><text:span text:style-name="T3">);</text:span></text:p>
      <text:p text:style-name="P2"><text:span text:style-name="T2"><text:tab/><text:tab/> <text:s text:c="8"/></text:span><text:span text:style-name="T3">}.)</text:span></text:p>
      <text:p text:style-name="P4"><text:tab/>)</text:p>
      <text:p text:style-name="P4"><text:tab/>|</text:p>
      <text:p text:style-name="P2"><text:span text:style-name="T2"><text:tab/>( access&lt;out selType, cw, className&gt; ) </text:span><text:span text:style-name="T5">// иначе - взятие значения</text:span></text:p>
      <text:p text:style-name="P4">)</text:p>
      <text:p text:style-name="P4">.</text:p>
      <text:p text:style-name="P3">/*---------------------------------------------------------------------------*/</text:p>
      <text:p text:style-name="P4">access&lt;out Type selType, CodeWrapper cw, String className&gt;</text:p>
      <text:p text:style-name="P4"><text:soft-page-break/>=</text:p>
      <text:p text:style-name="P4">identifier&lt;out String var&gt;</text:p>
      <text:p text:style-name="P2"><text:span text:style-name="T3">(.</text:span><text:span text:style-name="T2"> </text:span><text:span text:style-name="T3">LocalVariableGen</text:span><text:span text:style-name="T2"> </text:span><text:span text:style-name="T3">lg</text:span><text:span text:style-name="T2"> </text:span><text:span text:style-name="T3">=</text:span><text:span text:style-name="T2"> </text:span><text:span text:style-name="T3">getVarGen(var,</text:span><text:span text:style-name="T2"> </text:span><text:span text:style-name="T3">cw.methodGen);</text:span></text:p>
      <text:p text:style-name="P2"><text:span text:style-name="T2"><text:s text:c="3"/></text:span><text:span text:style-name="T1">if</text:span><text:span text:style-name="T2"> </text:span><text:span text:style-name="T3">(lg==</text:span><text:span text:style-name="T1">null</text:span><text:span text:style-name="T3">)</text:span><text:span text:style-name="T2"> </text:span><text:span text:style-name="T3">{</text:span></text:p>
      <text:p text:style-name="P2"><text:span text:style-name="T2"><text:s text:c="7"/></text:span><text:span text:style-name="T3">Field</text:span><text:span text:style-name="T2"> </text:span><text:span text:style-name="T3">fg</text:span><text:span text:style-name="T2"> </text:span><text:span text:style-name="T3">=</text:span><text:span text:style-name="T2"> </text:span><text:span text:style-name="T3">getFieldGen(var,</text:span><text:span text:style-name="T2"> </text:span><text:span text:style-name="T3">cw.classGen);</text:span></text:p>
      <text:p text:style-name="P2"><text:span text:style-name="T2"><text:s text:c="7"/></text:span><text:span text:style-name="T1">if</text:span><text:span text:style-name="T3">(</text:span><text:span text:style-name="T2"> </text:span><text:span text:style-name="T3">fg</text:span><text:span text:style-name="T2"> </text:span><text:span text:style-name="T3">==</text:span><text:span text:style-name="T2"> </text:span><text:span text:style-name="T1">null</text:span><text:span text:style-name="T2"> </text:span><text:span text:style-name="T3">)</text:span><text:span text:style-name="T2"> </text:span><text:span text:style-name="T3">{</text:span><text:span text:style-name="T2"> </text:span><text:span text:style-name="T3">SemErr(</text:span><text:span text:style-name="T6">"no such variable or field "</text:span><text:span text:style-name="T3">+var);</text:span><text:span text:style-name="T2"> </text:span><text:span text:style-name="T3">selType</text:span><text:span text:style-name="T2"> </text:span><text:span text:style-name="T3">=</text:span><text:span text:style-name="T2"> </text:span><text:span text:style-name="T1">null</text:span><text:span text:style-name="T3">;}</text:span></text:p>
      <text:p text:style-name="P2"><text:span text:style-name="T2"><text:s text:c="7"/></text:span><text:span text:style-name="T1">else</text:span><text:span text:style-name="T2"> </text:span><text:span text:style-name="T3">{</text:span><text:span text:style-name="T2"> </text:span><text:span text:style-name="T5">// это поле</text:span></text:p>
      <text:p text:style-name="P2"><text:span text:style-name="T2"><text:s text:c="11"/></text:span><text:span text:style-name="T3">selType</text:span><text:span text:style-name="T2"> </text:span><text:span text:style-name="T3">=</text:span><text:span text:style-name="T2"> </text:span><text:span text:style-name="T3">fg.getType();</text:span></text:p>
      <text:p text:style-name="P4"><text:s text:c="11"/></text:p>
      <text:p text:style-name="P2"><text:span text:style-name="T2"><text:s text:c="11"/></text:span><text:span text:style-name="T3">InstructionFactory</text:span><text:span text:style-name="T2"> </text:span><text:span text:style-name="T3">factory</text:span><text:span text:style-name="T2"> </text:span><text:span text:style-name="T3">=</text:span><text:span text:style-name="T2"> </text:span><text:span text:style-name="T1">new</text:span><text:span text:style-name="T2"> </text:span><text:span text:style-name="T3">InstructionFactory(</text:span><text:span text:style-name="T2"> </text:span><text:span text:style-name="T3">cw.classGen</text:span><text:span text:style-name="T2"> </text:span><text:span text:style-name="T3">);</text:span></text:p>
      <text:p text:style-name="P2"><text:span text:style-name="T2"><text:s text:c="11"/></text:span><text:span text:style-name="T3">cw.append(</text:span><text:span text:style-name="T2"> </text:span><text:span text:style-name="T3">factory.createFieldAccess(</text:span><text:span text:style-name="T2"> </text:span></text:p>
      <text:p text:style-name="P2"><text:span text:style-name="T2"><text:s text:c="24"/></text:span><text:span text:style-name="T3">className,</text:span><text:span text:style-name="T2"> </text:span></text:p>
      <text:p text:style-name="P2"><text:span text:style-name="T2"><text:s text:c="24"/></text:span><text:span text:style-name="T3">fg.getName(),</text:span><text:span text:style-name="T2"> </text:span></text:p>
      <text:p text:style-name="P2"><text:span text:style-name="T2"><text:s text:c="24"/></text:span><text:span text:style-name="T3">selType,</text:span><text:span text:style-name="T2"> </text:span></text:p>
      <text:p text:style-name="P2"><text:span text:style-name="T2"><text:s text:c="24"/></text:span><text:span text:style-name="T3">Constants.GETFIELD</text:span><text:span text:style-name="T2"> </text:span><text:span text:style-name="T3">)</text:span><text:span text:style-name="T2"> </text:span><text:span text:style-name="T3">);</text:span><text:span text:style-name="T2"> <text:s text:c="3"/></text:span></text:p>
      <text:p text:style-name="P2"><text:span text:style-name="T2"><text:s text:c="7"/></text:span><text:span text:style-name="T3">}</text:span></text:p>
      <text:p text:style-name="P2"><text:span text:style-name="T2"><text:s text:c="3"/></text:span><text:span text:style-name="T3">}</text:span><text:span text:style-name="T2"> </text:span><text:span text:style-name="T1">else</text:span><text:span text:style-name="T2"> </text:span><text:span text:style-name="T3">{</text:span><text:span text:style-name="T2"> </text:span><text:span text:style-name="T5">// это переменная</text:span></text:p>
      <text:p text:style-name="P2"><text:span text:style-name="T2"><text:s text:c="7"/></text:span><text:span text:style-name="T3">selType</text:span><text:span text:style-name="T2"> </text:span><text:span text:style-name="T3">=</text:span><text:span text:style-name="T2"> </text:span><text:span text:style-name="T3">lg.getType();</text:span></text:p>
      <text:p text:style-name="P2"><text:span text:style-name="T2"><text:s text:c="7"/></text:span><text:span text:style-name="T3">Instruction</text:span><text:span text:style-name="T2"> </text:span><text:span text:style-name="T3">instr</text:span><text:span text:style-name="T2"> </text:span><text:span text:style-name="T3">=</text:span><text:span text:style-name="T2"> </text:span><text:span text:style-name="T3">getLoadInstruction(selType,</text:span><text:span text:style-name="T2"> </text:span><text:span text:style-name="T3">lg.getIndex());</text:span></text:p>
      <text:p text:style-name="P2"><text:span text:style-name="T2"><text:s text:c="7"/></text:span><text:span text:style-name="T3">cw.append(instr);</text:span></text:p>
      <text:p text:style-name="P2"><text:span text:style-name="T2"><text:s text:c="3"/></text:span><text:span text:style-name="T3">}</text:span><text:span text:style-name="T2"> </text:span><text:span text:style-name="T3">.)</text:span></text:p>
      <text:p text:style-name="P4">.</text:p>
      <text:p text:style-name="P3">/*---------------------------------------------------------------------------*/</text:p>
      <text:p text:style-name="P3">// аргументы вызовов. задача аргументов - лечь в стек, чтобы их принял метод</text:p>
      <text:p text:style-name="P4">Arguments&lt;out Type[] argTypes, CodeWrapper cw&gt;</text:p>
      <text:p text:style-name="P4">=</text:p>
      <text:p text:style-name="P2"><text:span text:style-name="T3">(.ArrayList&lt;Type&gt;</text:span><text:span text:style-name="T2"> </text:span><text:span text:style-name="T3">types</text:span><text:span text:style-name="T2"> </text:span><text:span text:style-name="T3">=</text:span><text:span text:style-name="T2"> </text:span><text:span text:style-name="T1">new</text:span><text:span text:style-name="T2"> </text:span><text:span text:style-name="T3">ArrayList&lt;Type&gt;();.)</text:span></text:p>
      <text:p text:style-name="P2"><text:span text:style-name="T6">'('</text:span><text:span text:style-name="T2"> [ <text:s text:c="2"/>Expression&lt;out Type exprType, cw&gt; <text:s text:c="6"/></text:span><text:span text:style-name="T3">(.types.add(exprType);.)</text:span></text:p>
      <text:p text:style-name="P2"><text:span text:style-name="T2"><text:s text:c="8"/>{ </text:span><text:span text:style-name="T6">','</text:span><text:span text:style-name="T2"> Expression&lt;out exprType, cw&gt; <text:s text:c="5"/></text:span><text:span text:style-name="T3">(.types.add(exprType);.)</text:span><text:span text:style-name="T2"> } ] </text:span><text:span text:style-name="T6">')'</text:span></text:p>
      <text:p text:style-name="P2"><text:span text:style-name="T3">(.argTypes</text:span><text:span text:style-name="T2"> </text:span><text:span text:style-name="T3">=</text:span><text:span text:style-name="T2"> </text:span><text:span text:style-name="T3">types.toArray(</text:span><text:span text:style-name="T1">new</text:span><text:span text:style-name="T2"> </text:span><text:span text:style-name="T3">Type[types.size()]);.)</text:span></text:p>
      <text:p text:style-name="P4">.</text:p>
      <text:p text:style-name="P3">/*---------------------------------------------------------------------------*/</text:p>
      <text:p text:style-name="P3">// литерал</text:p>
      <text:p text:style-name="P2"><text:span text:style-name="T2">Literal&lt;out Type exprType, CodeWrapper cw&gt; </text:span><text:span text:style-name="T3">(.exprType</text:span><text:span text:style-name="T2"> </text:span><text:span text:style-name="T3">=</text:span><text:span text:style-name="T2"> </text:span><text:span text:style-name="T1">null</text:span><text:span text:style-name="T3">;.)</text:span></text:p>
      <text:p text:style-name="P4">= </text:p>
      <text:p text:style-name="P2"><text:span text:style-name="T3">(.</text:span><text:span text:style-name="T2"> <text:s/></text:span><text:span text:style-name="T3">Object</text:span><text:span text:style-name="T2"> </text:span><text:span text:style-name="T3">value</text:span><text:span text:style-name="T2"> </text:span><text:span text:style-name="T3">=</text:span><text:span text:style-name="T2"> </text:span><text:span text:style-name="T1">null</text:span><text:span text:style-name="T3">;</text:span></text:p>
      <text:p text:style-name="P2"><text:span text:style-name="T2"><text:tab/></text:span><text:span text:style-name="T3">InstructionFactory</text:span><text:span text:style-name="T2"> </text:span><text:span text:style-name="T3">factory</text:span><text:span text:style-name="T2"> </text:span><text:span text:style-name="T3">=</text:span><text:span text:style-name="T2"> </text:span><text:span text:style-name="T1">new</text:span><text:span text:style-name="T2"> </text:span><text:span text:style-name="T3">InstructionFactory(</text:span><text:span text:style-name="T2"> </text:span><text:span text:style-name="T3">cw.classGen</text:span><text:span text:style-name="T2"> </text:span><text:span text:style-name="T3">);</text:span></text:p>
      <text:p text:style-name="P2"><text:span text:style-name="T2"><text:tab/></text:span><text:span text:style-name="T3">log(</text:span><text:span text:style-name="T6">"lit="</text:span><text:span text:style-name="T3">+la.val);</text:span><text:span text:style-name="T2"> </text:span><text:span text:style-name="T3">.)</text:span></text:p>
      <text:p text:style-name="P2"><text:span text:style-name="T2">( <text:tab/> <text:s/>intLit <text:s text:c="11"/></text:span><text:span text:style-name="T3">(.exprType</text:span><text:span text:style-name="T2"> </text:span><text:span text:style-name="T3">=</text:span><text:span text:style-name="T2"> </text:span><text:span text:style-name="T3">Type.INT;</text:span><text:span text:style-name="T2"> </text:span><text:span text:style-name="T3">value</text:span><text:span text:style-name="T2"> </text:span><text:span text:style-name="T3">=</text:span><text:span text:style-name="T2"> </text:span><text:span text:style-name="T1">new</text:span><text:span text:style-name="T2"> </text:span><text:span text:style-name="T3">Integer(t.val);.)</text:span></text:p>
      <text:p text:style-name="P2"><text:span text:style-name="T2"><text:tab/>| floatLit <text:s text:c="9"/></text:span><text:span text:style-name="T3">(.exprType</text:span><text:span text:style-name="T2"> </text:span><text:span text:style-name="T3">=</text:span><text:span text:style-name="T2"> </text:span><text:span text:style-name="T3">Type.FLOAT;</text:span><text:span text:style-name="T2"> </text:span><text:span text:style-name="T3">value</text:span><text:span text:style-name="T2"> </text:span><text:span text:style-name="T3">=</text:span><text:span text:style-name="T2"> </text:span><text:span text:style-name="T1">new</text:span><text:span text:style-name="T2"> </text:span><text:span text:style-name="T3">Float(t.val);.)</text:span></text:p>
      <text:p text:style-name="P2"><text:span text:style-name="T2"><text:tab/>| </text:span><text:span text:style-name="T6">"true"</text:span><text:span text:style-name="T2"> <text:s text:c="11"/></text:span><text:span text:style-name="T3">(.exprType</text:span><text:span text:style-name="T2"> </text:span><text:span text:style-name="T3">=</text:span><text:span text:style-name="T2"> </text:span><text:span text:style-name="T3">Type.BOOLEAN;</text:span><text:span text:style-name="T2"> </text:span><text:span text:style-name="T3">value</text:span><text:span text:style-name="T2"> </text:span><text:span text:style-name="T3">=</text:span><text:span text:style-name="T2"> </text:span><text:span text:style-name="T1">new</text:span><text:span text:style-name="T2"> </text:span><text:span text:style-name="T3">Boolean(t.val);.)</text:span></text:p>
      <text:p text:style-name="P2"><text:span text:style-name="T2"><text:tab/>| </text:span><text:span text:style-name="T6">"false"</text:span><text:span text:style-name="T2"> <text:s text:c="10"/></text:span><text:span text:style-name="T3">(.exprType</text:span><text:span text:style-name="T2"> </text:span><text:span text:style-name="T3">=</text:span><text:span text:style-name="T2"> </text:span><text:span text:style-name="T3">Type.BOOLEAN;</text:span><text:span text:style-name="T2"> </text:span><text:span text:style-name="T3">value</text:span><text:span text:style-name="T2"> </text:span><text:span text:style-name="T3">=</text:span><text:span text:style-name="T2"> </text:span><text:span text:style-name="T1">new</text:span><text:span text:style-name="T2"> </text:span><text:span text:style-name="T3">Boolean(t.val);.)</text:span></text:p>
      <text:p text:style-name="P2"><text:span text:style-name="T2"><text:s text:c="4"/>| stringLit <text:s text:c="8"/></text:span><text:span text:style-name="T3">(.exprType</text:span><text:span text:style-name="T2"> </text:span><text:span text:style-name="T3">=</text:span><text:span text:style-name="T2"> </text:span><text:span text:style-name="T1">new</text:span><text:span text:style-name="T2"> </text:span><text:span text:style-name="T3">ObjectType(</text:span><text:span text:style-name="T6">"java.lang.String"</text:span><text:span text:style-name="T3">);</text:span><text:span text:style-name="T2"> </text:span><text:span text:style-name="T3">value</text:span><text:span text:style-name="T2"> </text:span><text:span text:style-name="T3">=</text:span><text:span text:style-name="T2"> </text:span><text:span text:style-name="T3">t.val.substring(1,</text:span><text:span text:style-name="T2"> </text:span><text:span text:style-name="T3">t.val.length()-1);.)</text:span></text:p>
      <text:p text:style-name="P2"><text:span text:style-name="T2">) </text:span><text:span text:style-name="T3">(.</text:span><text:span text:style-name="T2"> </text:span><text:span text:style-name="T3">cw.append(</text:span><text:span text:style-name="T2"> </text:span><text:span text:style-name="T3">factory.createConstant(</text:span><text:span text:style-name="T2"> </text:span><text:span text:style-name="T3">value</text:span><text:span text:style-name="T2"> </text:span><text:span text:style-name="T3">));</text:span><text:span text:style-name="T2"> </text:span><text:span text:style-name="T3">.)</text:span></text:p>
      <text:p text:style-name="P2"><text:span text:style-name="T2">| </text:span><text:span text:style-name="T6">"null"</text:span><text:span text:style-name="T2"> <text:s text:c="11"/></text:span><text:span text:style-name="T3">(.exprType</text:span><text:span text:style-name="T2"> </text:span><text:span text:style-name="T3">=</text:span><text:span text:style-name="T2"> </text:span><text:span text:style-name="T3">Type.NULL;</text:span><text:span text:style-name="T2"> </text:span><text:span text:style-name="T3">cw.append(</text:span><text:span text:style-name="T2"> </text:span><text:span text:style-name="T1">new</text:span><text:span text:style-name="T2"> </text:span><text:span text:style-name="T3">ACONST_NULL());.)</text:span></text:p>
      <text:p text:style-name="P4">.</text:p>
      <text:p text:style-name="P3">/*---------------------------------------------------------------------------*/</text:p>
      <text:p text:style-name="P3">// вызов конструктора</text:p>
      <text:p text:style-name="P4">Creator&lt;out Type createdType, CodeWrapper cw&gt;</text:p>
      <text:p text:style-name="P4">= </text:p>
      <text:p text:style-name="P2"><text:span text:style-name="T3">(.String</text:span><text:span text:style-name="T2"> </text:span><text:span text:style-name="T3">className=</text:span><text:span text:style-name="T1">null</text:span><text:span text:style-name="T3">;.)</text:span></text:p>
      <text:p text:style-name="P4">identifier&lt;out className&gt; Arguments&lt;out Type[] argTypes, cw&gt;</text:p>
      <text:p text:style-name="P2"><text:span text:style-name="T3">(.</text:span><text:span text:style-name="T2"> <text:s/></text:span><text:span text:style-name="T5">// в стеке лежат значения аргументов, вызываем метод</text:span></text:p>
      <text:p text:style-name="P2"><text:span text:style-name="T2"><text:s text:c="4"/></text:span><text:span text:style-name="T1">if</text:span><text:span text:style-name="T2"> </text:span><text:span text:style-name="T3">(isPresent(className))</text:span></text:p>
      <text:p text:style-name="P2"><text:span text:style-name="T2"><text:s text:c="8"/></text:span><text:span text:style-name="T3">createdType</text:span><text:span text:style-name="T2"> </text:span><text:span text:style-name="T3">=</text:span><text:span text:style-name="T2"> </text:span><text:span text:style-name="T1">null</text:span><text:span text:style-name="T3">;</text:span></text:p>
      <text:p text:style-name="P2"><text:span text:style-name="T2"><text:s text:c="4"/></text:span><text:span text:style-name="T1">else</text:span><text:span text:style-name="T2"> </text:span><text:span text:style-name="T3">{</text:span></text:p>
      <text:p text:style-name="P2"><text:span text:style-name="T2"><text:tab/> <text:s text:c="3"/></text:span><text:span text:style-name="T3">InstructionFactory</text:span><text:span text:style-name="T2"> </text:span><text:span text:style-name="T3">factory</text:span><text:span text:style-name="T2"> </text:span><text:span text:style-name="T3">=</text:span><text:span text:style-name="T2"> </text:span><text:span text:style-name="T1">new</text:span><text:span text:style-name="T2"> </text:span><text:span text:style-name="T3">InstructionFactory(</text:span><text:span text:style-name="T2"> </text:span><text:span text:style-name="T3">cw.classGen</text:span><text:span text:style-name="T2"> </text:span><text:span text:style-name="T3">);</text:span></text:p>
      <text:p text:style-name="P2"><text:span text:style-name="T2"><text:s text:c="8"/></text:span><text:span text:style-name="T3">cw.append(</text:span><text:span text:style-name="T2"> </text:span><text:span text:style-name="T3">factory.createNew(</text:span><text:span text:style-name="T2"> </text:span><text:span text:style-name="T3">getType(className).getClassName()</text:span><text:span text:style-name="T2"> </text:span><text:span text:style-name="T3">)</text:span><text:span text:style-name="T2"> </text:span><text:span text:style-name="T3">);</text:span></text:p>
      <text:p text:style-name="P2"><text:span text:style-name="T2"><text:s text:c="8"/></text:span><text:span text:style-name="T3">cw.append(</text:span><text:span text:style-name="T2"> </text:span><text:span text:style-name="T3">InstructionConstants.DUP</text:span><text:span text:style-name="T2"> </text:span><text:span text:style-name="T3">);</text:span></text:p>
      <text:p text:style-name="P2"><text:span text:style-name="T2"><text:tab/> <text:s text:c="3"/></text:span><text:span text:style-name="T3">cw.append(</text:span><text:span text:style-name="T2"> </text:span><text:span text:style-name="T3">factory.createInvoke(</text:span></text:p>
      <text:p text:style-name="P2"><text:span text:style-name="T2"><text:tab/> <text:s text:c="7"/></text:span><text:span text:style-name="T3">getType(className).getClassName(),</text:span></text:p>
      <text:p text:style-name="P2"><text:span text:style-name="T2"><text:tab/> <text:s text:c="7"/></text:span><text:span text:style-name="T6">"&lt;init&gt;"</text:span><text:span text:style-name="T3">,</text:span></text:p>
      <text:p text:style-name="P2"><text:span text:style-name="T2"><text:tab/> <text:s text:c="7"/></text:span><text:span text:style-name="T3">Type.VOID,</text:span></text:p>
      <text:p text:style-name="P2"><text:span text:style-name="T2"><text:tab/> <text:s text:c="7"/></text:span><text:span text:style-name="T3">argTypes,</text:span><text:span text:style-name="T2"> </text:span></text:p>
      <text:p text:style-name="P2"><text:span text:style-name="T2"><text:tab/> <text:s text:c="7"/></text:span><text:span text:style-name="T3">Constants.INVOKESPECIAL</text:span><text:span text:style-name="T2"> </text:span></text:p>
      <text:p text:style-name="P2"><text:span text:style-name="T2"><text:tab/> <text:s text:c="3"/></text:span><text:span text:style-name="T3">)</text:span><text:span text:style-name="T2"> </text:span><text:span text:style-name="T3">);</text:span></text:p>
      <text:p text:style-name="P2"><text:span text:style-name="T2"><text:tab/> <text:s text:c="3"/></text:span><text:span text:style-name="T3">createdType</text:span><text:span text:style-name="T2"> </text:span><text:span text:style-name="T3">=</text:span><text:span text:style-name="T2"> </text:span><text:span text:style-name="T1">new</text:span><text:span text:style-name="T2"> </text:span><text:span text:style-name="T3">ObjectType(className);</text:span></text:p>
      <text:p text:style-name="P2"><text:span text:style-name="T2"><text:s text:c="4"/></text:span><text:span text:style-name="T3">}</text:span><text:span text:style-name="T2"> </text:span><text:span text:style-name="T3">.)</text:span></text:p>
      <text:p text:style-name="P4">.</text:p>
      <text:p text:style-name="P3">/*---------------------------------------------------------------------------*/</text:p>
      <text:p text:style-name="P3">// бинарная операция</text:p>
      <text:p text:style-name="P4">Infixop&lt;out InstructionList il, Type exprType&gt;</text:p>
      <text:p text:style-name="P2"><text:span text:style-name="T3">(.</text:span><text:span text:style-name="T2"> </text:span><text:span text:style-name="T3">il</text:span><text:span text:style-name="T2"> </text:span><text:span text:style-name="T3">=</text:span><text:span text:style-name="T2"> </text:span><text:span text:style-name="T1">new</text:span><text:span text:style-name="T2"> </text:span><text:span text:style-name="T3">InstructionList();</text:span></text:p>
      <text:p text:style-name="P2"><text:span text:style-name="T2"><text:s text:c="3"/></text:span><text:span text:style-name="T3">ArithmeticInstruction</text:span><text:span text:style-name="T2"> </text:span><text:span text:style-name="T3">instr</text:span><text:span text:style-name="T2"> </text:span><text:span text:style-name="T3">=</text:span><text:span text:style-name="T2"> </text:span><text:span text:style-name="T1">null</text:span><text:span text:style-name="T3">;.)</text:span></text:p>
      <text:p text:style-name="P4">= </text:p>
      <text:p text:style-name="P4">(</text:p>
      <text:p text:style-name="P2"><text:span text:style-name="T2"><text:tab/> <text:s/>(</text:span><text:span text:style-name="T6">"||"</text:span><text:span text:style-name="T2"> </text:span><text:span text:style-name="T3">(.</text:span><text:span text:style-name="T2"> </text:span><text:span text:style-name="T1">if</text:span><text:span text:style-name="T2"> </text:span><text:span text:style-name="T3">(exprType.equals(Type.BOOLEAN))</text:span><text:span text:style-name="T2"> </text:span><text:span text:style-name="T3">instr</text:span><text:span text:style-name="T2"> </text:span><text:span text:style-name="T3">=</text:span><text:span text:style-name="T2"> </text:span><text:span text:style-name="T1">new</text:span><text:span text:style-name="T2"> </text:span><text:span text:style-name="T3">IOR();</text:span></text:p>
      <text:p text:style-name="P2"><text:span text:style-name="T2"><text:tab/><text:tab/> <text:s text:c="6"/></text:span><text:span text:style-name="T1">else</text:span><text:span text:style-name="T2"> </text:span><text:span text:style-name="T3">SemErr(</text:span><text:span text:style-name="T6">"cannot apply || to "</text:span><text:span text:style-name="T3">+exprType);</text:span><text:span text:style-name="T2"> </text:span><text:span text:style-name="T3">.)</text:span><text:span text:style-name="T2"> )</text:span></text:p>
      <text:p text:style-name="P2"><text:span text:style-name="T2"><text:tab/>| (</text:span><text:span text:style-name="T6">"&amp;&amp;"</text:span><text:span text:style-name="T2"> </text:span><text:span text:style-name="T3">(.</text:span><text:span text:style-name="T2"> </text:span><text:span text:style-name="T1">if</text:span><text:span text:style-name="T2"> </text:span><text:span text:style-name="T3">(exprType.equals(Type.BOOLEAN))</text:span><text:span text:style-name="T2"> </text:span><text:span text:style-name="T3">instr</text:span><text:span text:style-name="T2"> </text:span><text:span text:style-name="T3">=</text:span><text:span text:style-name="T2"> </text:span><text:span text:style-name="T1">new</text:span><text:span text:style-name="T2"> </text:span><text:span text:style-name="T3">IAND();</text:span></text:p>
      <text:p text:style-name="P2"><text:soft-page-break/><text:span text:style-name="T2"><text:tab/> <text:s text:c="10"/></text:span><text:span text:style-name="T1">else</text:span><text:span text:style-name="T2"> </text:span><text:span text:style-name="T3">SemErr(</text:span><text:span text:style-name="T6">"cannot apply &amp;&amp; to "</text:span><text:span text:style-name="T3">+exprType);</text:span><text:span text:style-name="T2"> </text:span><text:span text:style-name="T3">.)</text:span><text:span text:style-name="T2"> )</text:span></text:p>
      <text:p text:style-name="P2"><text:span text:style-name="T2"><text:tab/>| (</text:span><text:span text:style-name="T6">"+"</text:span><text:span text:style-name="T2"> <text:s/></text:span><text:span text:style-name="T3">(.</text:span><text:span text:style-name="T2"> </text:span><text:span text:style-name="T1">if</text:span><text:span text:style-name="T2"> </text:span><text:span text:style-name="T3">(exprType.equals(Type.INT))</text:span><text:span text:style-name="T2"> </text:span><text:span text:style-name="T3">instr</text:span><text:span text:style-name="T2"> </text:span><text:span text:style-name="T3">=</text:span><text:span text:style-name="T2"> </text:span><text:span text:style-name="T1">new</text:span><text:span text:style-name="T2"> </text:span><text:span text:style-name="T3">IADD();</text:span></text:p>
      <text:p text:style-name="P2"><text:span text:style-name="T2"><text:tab/> <text:s text:c="10"/></text:span><text:span text:style-name="T1">else</text:span><text:span text:style-name="T2"> </text:span><text:span text:style-name="T1">if</text:span><text:span text:style-name="T2"> </text:span><text:span text:style-name="T3">(exprType.equals(Type.FLOAT)</text:span><text:span text:style-name="T2"> </text:span><text:span text:style-name="T3">)</text:span><text:span text:style-name="T2"> </text:span><text:span text:style-name="T3">instr</text:span><text:span text:style-name="T2"> </text:span><text:span text:style-name="T3">=</text:span><text:span text:style-name="T2"> </text:span><text:span text:style-name="T1">new</text:span><text:span text:style-name="T2"> </text:span><text:span text:style-name="T3">FADD();</text:span></text:p>
      <text:p text:style-name="P2"><text:span text:style-name="T2"><text:tab/> <text:s text:c="10"/></text:span><text:span text:style-name="T1">else</text:span><text:span text:style-name="T2"> </text:span><text:span text:style-name="T3">SemErr(</text:span><text:span text:style-name="T6">"cannot apply + to "</text:span><text:span text:style-name="T3">+exprType);</text:span><text:span text:style-name="T2"> </text:span><text:span text:style-name="T3">.)</text:span><text:span text:style-name="T2"> )</text:span></text:p>
      <text:p text:style-name="P2"><text:span text:style-name="T2"><text:tab/>| (</text:span><text:span text:style-name="T6">"-"</text:span><text:span text:style-name="T2"> <text:s/></text:span><text:span text:style-name="T3">(.</text:span><text:span text:style-name="T2"> </text:span><text:span text:style-name="T1">if</text:span><text:span text:style-name="T2"> </text:span><text:span text:style-name="T3">(exprType.equals(Type.INT))</text:span><text:span text:style-name="T2"> </text:span><text:span text:style-name="T3">instr</text:span><text:span text:style-name="T2"> </text:span><text:span text:style-name="T3">=</text:span><text:span text:style-name="T2"> </text:span><text:span text:style-name="T1">new</text:span><text:span text:style-name="T2"> </text:span><text:span text:style-name="T3">ISUB();</text:span></text:p>
      <text:p text:style-name="P2"><text:span text:style-name="T2"><text:tab/> <text:s text:c="10"/></text:span><text:span text:style-name="T1">else</text:span><text:span text:style-name="T2"> </text:span><text:span text:style-name="T1">if</text:span><text:span text:style-name="T2"> </text:span><text:span text:style-name="T3">(exprType.equals(Type.FLOAT)</text:span><text:span text:style-name="T2"> </text:span><text:span text:style-name="T3">)</text:span><text:span text:style-name="T2"> </text:span><text:span text:style-name="T3">instr</text:span><text:span text:style-name="T2"> </text:span><text:span text:style-name="T3">=</text:span><text:span text:style-name="T2"> </text:span><text:span text:style-name="T1">new</text:span><text:span text:style-name="T2"> </text:span><text:span text:style-name="T3">FSUB();</text:span></text:p>
      <text:p text:style-name="P2"><text:span text:style-name="T2"><text:tab/> <text:s text:c="10"/></text:span><text:span text:style-name="T1">else</text:span><text:span text:style-name="T2"> </text:span><text:span text:style-name="T3">SemErr(</text:span><text:span text:style-name="T6">"cannot apply - to "</text:span><text:span text:style-name="T3">+exprType);</text:span><text:span text:style-name="T2"> </text:span><text:span text:style-name="T3">.)</text:span><text:span text:style-name="T2"> )</text:span></text:p>
      <text:p text:style-name="P2"><text:span text:style-name="T2"><text:tab/>| (</text:span><text:span text:style-name="T6">"*"</text:span><text:span text:style-name="T2"> <text:s/></text:span><text:span text:style-name="T3">(.</text:span><text:span text:style-name="T2"> </text:span><text:span text:style-name="T1">if</text:span><text:span text:style-name="T2"> </text:span><text:span text:style-name="T3">(exprType.equals(Type.INT))</text:span><text:span text:style-name="T2"> </text:span><text:span text:style-name="T3">instr</text:span><text:span text:style-name="T2"> </text:span><text:span text:style-name="T3">=</text:span><text:span text:style-name="T2"> </text:span><text:span text:style-name="T1">new</text:span><text:span text:style-name="T2"> </text:span><text:span text:style-name="T3">IMUL();</text:span></text:p>
      <text:p text:style-name="P2"><text:span text:style-name="T2"><text:tab/> <text:s text:c="10"/></text:span><text:span text:style-name="T1">else</text:span><text:span text:style-name="T2"> </text:span><text:span text:style-name="T1">if</text:span><text:span text:style-name="T2"> </text:span><text:span text:style-name="T3">(exprType.equals(Type.FLOAT)</text:span><text:span text:style-name="T2"> </text:span><text:span text:style-name="T3">)</text:span><text:span text:style-name="T2"> </text:span><text:span text:style-name="T3">instr</text:span><text:span text:style-name="T2"> </text:span><text:span text:style-name="T3">=</text:span><text:span text:style-name="T2"> </text:span><text:span text:style-name="T1">new</text:span><text:span text:style-name="T2"> </text:span><text:span text:style-name="T3">FMUL();</text:span></text:p>
      <text:p text:style-name="P2"><text:span text:style-name="T2"><text:tab/> <text:s text:c="10"/></text:span><text:span text:style-name="T1">else</text:span><text:span text:style-name="T2"> </text:span><text:span text:style-name="T3">SemErr(</text:span><text:span text:style-name="T6">"cannot apply * to "</text:span><text:span text:style-name="T3">+exprType);</text:span><text:span text:style-name="T2"> </text:span><text:span text:style-name="T3">.)</text:span><text:span text:style-name="T2"> )</text:span></text:p>
      <text:p text:style-name="P2"><text:span text:style-name="T2"><text:tab/>| (</text:span><text:span text:style-name="T6">"/"</text:span><text:span text:style-name="T2"> <text:s/></text:span><text:span text:style-name="T3">(.</text:span><text:span text:style-name="T2"> </text:span><text:span text:style-name="T1">if</text:span><text:span text:style-name="T2"> </text:span><text:span text:style-name="T3">(exprType.equals(Type.INT))</text:span><text:span text:style-name="T2"> </text:span><text:span text:style-name="T3">instr</text:span><text:span text:style-name="T2"> </text:span><text:span text:style-name="T3">=</text:span><text:span text:style-name="T2"> </text:span><text:span text:style-name="T1">new</text:span><text:span text:style-name="T2"> </text:span><text:span text:style-name="T3">IDIV();</text:span></text:p>
      <text:p text:style-name="P2"><text:span text:style-name="T2"><text:tab/> <text:s text:c="10"/></text:span><text:span text:style-name="T1">else</text:span><text:span text:style-name="T2"> </text:span><text:span text:style-name="T1">if</text:span><text:span text:style-name="T2"> </text:span><text:span text:style-name="T3">(exprType.equals(Type.FLOAT)</text:span><text:span text:style-name="T2"> </text:span><text:span text:style-name="T3">)</text:span><text:span text:style-name="T2"> </text:span><text:span text:style-name="T3">instr</text:span><text:span text:style-name="T2"> </text:span><text:span text:style-name="T3">=</text:span><text:span text:style-name="T2"> </text:span><text:span text:style-name="T1">new</text:span><text:span text:style-name="T2"> </text:span><text:span text:style-name="T3">FDIV();</text:span></text:p>
      <text:p text:style-name="P2"><text:span text:style-name="T2"><text:tab/> <text:s text:c="10"/></text:span><text:span text:style-name="T1">else</text:span><text:span text:style-name="T2"> </text:span><text:span text:style-name="T3">SemErr(</text:span><text:span text:style-name="T6">"cannot apply / to "</text:span><text:span text:style-name="T3">+exprType);</text:span><text:span text:style-name="T2"> </text:span><text:span text:style-name="T3">.)</text:span><text:span text:style-name="T2"> )</text:span></text:p>
      <text:p text:style-name="P2"><text:span text:style-name="T2"><text:tab/>| (</text:span><text:span text:style-name="T6">"%"</text:span><text:span text:style-name="T2"> <text:s/></text:span><text:span text:style-name="T3">(.</text:span><text:span text:style-name="T2"> </text:span><text:span text:style-name="T1">if</text:span><text:span text:style-name="T2"> </text:span><text:span text:style-name="T3">(exprType.equals(Type.INT))</text:span><text:span text:style-name="T2"> </text:span><text:span text:style-name="T3">instr</text:span><text:span text:style-name="T2"> </text:span><text:span text:style-name="T3">=</text:span><text:span text:style-name="T2"> </text:span><text:span text:style-name="T1">new</text:span><text:span text:style-name="T2"> </text:span><text:span text:style-name="T3">IREM();</text:span></text:p>
      <text:p text:style-name="P2"><text:span text:style-name="T2"><text:tab/> <text:s text:c="10"/></text:span><text:span text:style-name="T1">else</text:span><text:span text:style-name="T2"> </text:span><text:span text:style-name="T1">if</text:span><text:span text:style-name="T2"> </text:span><text:span text:style-name="T3">(exprType.equals(Type.FLOAT)</text:span><text:span text:style-name="T2"> </text:span><text:span text:style-name="T3">)</text:span><text:span text:style-name="T2"> </text:span><text:span text:style-name="T3">instr</text:span><text:span text:style-name="T2"> </text:span><text:span text:style-name="T3">=</text:span><text:span text:style-name="T2"> </text:span><text:span text:style-name="T1">new</text:span><text:span text:style-name="T2"> </text:span><text:span text:style-name="T3">FREM();</text:span></text:p>
      <text:p text:style-name="P2"><text:span text:style-name="T2"><text:tab/> <text:s text:c="10"/></text:span><text:span text:style-name="T1">else</text:span><text:span text:style-name="T2"> </text:span><text:span text:style-name="T3">SemErr(</text:span><text:span text:style-name="T6">"cannot apply % to "</text:span><text:span text:style-name="T3">+exprType);</text:span><text:span text:style-name="T2"> </text:span><text:span text:style-name="T3">.)</text:span><text:span text:style-name="T2"> )</text:span></text:p>
      <text:p text:style-name="P4">)</text:p>
      <text:p text:style-name="P2"><text:span text:style-name="T3">(.</text:span><text:span text:style-name="T1">if</text:span><text:span text:style-name="T2"> </text:span><text:span text:style-name="T3">(instr</text:span><text:span text:style-name="T2"> </text:span><text:span text:style-name="T3">!=</text:span><text:span text:style-name="T2"> </text:span><text:span text:style-name="T1">null</text:span><text:span text:style-name="T3">)</text:span><text:span text:style-name="T2"> </text:span><text:span text:style-name="T3">il.append(instr);.)</text:span></text:p>
      <text:p text:style-name="P4">.</text:p>
      <text:p text:style-name="P3">/*---------------------------------------------------------------------------*/</text:p>
      <text:p text:style-name="P4">Relational&lt;out InstructionList il, Type exprType&gt; </text:p>
      <text:p text:style-name="P2"><text:span text:style-name="T2"><text:s text:c="2"/></text:span><text:span text:style-name="T3">(.il</text:span><text:span text:style-name="T2"> </text:span><text:span text:style-name="T3">=</text:span><text:span text:style-name="T2"> </text:span><text:span text:style-name="T1">new</text:span><text:span text:style-name="T2"> </text:span><text:span text:style-name="T3">InstructionList();</text:span></text:p>
      <text:p text:style-name="P2"><text:span text:style-name="T2"><text:s text:c="2"/></text:span><text:span text:style-name="T3">IfInstruction</text:span><text:span text:style-name="T2"> </text:span><text:span text:style-name="T3">ifinstr</text:span><text:span text:style-name="T2"> </text:span><text:span text:style-name="T3">=</text:span><text:span text:style-name="T2"> </text:span><text:span text:style-name="T1">null</text:span><text:span text:style-name="T3">;</text:span><text:span text:style-name="T2"> </text:span><text:span text:style-name="T3">.)</text:span></text:p>
      <text:p text:style-name="P4">=</text:p>
      <text:p text:style-name="P4">(</text:p>
      <text:p text:style-name="P2"><text:span text:style-name="T2"><text:s text:c="2"/>(</text:span><text:span text:style-name="T6">"=="</text:span><text:span text:style-name="T2">) </text:span><text:span text:style-name="T3">(.ifinstr</text:span><text:span text:style-name="T2"> </text:span><text:span text:style-name="T3">=</text:span><text:span text:style-name="T2"> </text:span><text:span text:style-name="T3">impl.getIFCMPNE(exprType);.)</text:span></text:p>
      <text:p text:style-name="P2"><text:span text:style-name="T2">| (</text:span><text:span text:style-name="T6">"!="</text:span><text:span text:style-name="T2">) </text:span><text:span text:style-name="T3">(.ifinstr</text:span><text:span text:style-name="T2"> </text:span><text:span text:style-name="T3">=</text:span><text:span text:style-name="T2"> </text:span><text:span text:style-name="T3">impl.getIFCMPEQ(exprType);.)</text:span></text:p>
      <text:p text:style-name="P2"><text:span text:style-name="T2">| (</text:span><text:span text:style-name="T6">"&lt;"</text:span><text:span text:style-name="T2">) <text:s/></text:span><text:span text:style-name="T3">(.ifinstr</text:span><text:span text:style-name="T2"> </text:span><text:span text:style-name="T3">=</text:span><text:span text:style-name="T2"> </text:span><text:span text:style-name="T3">impl.getIFCMPGT(exprType);.)</text:span></text:p>
      <text:p text:style-name="P2"><text:span text:style-name="T2">| (</text:span><text:span text:style-name="T6">"&gt;"</text:span><text:span text:style-name="T2">) <text:s/></text:span><text:span text:style-name="T3">(.ifinstr</text:span><text:span text:style-name="T2"> </text:span><text:span text:style-name="T3">=</text:span><text:span text:style-name="T2"> </text:span><text:span text:style-name="T3">impl.getIFCMPLT(exprType);.)</text:span></text:p>
      <text:p text:style-name="P2"><text:span text:style-name="T2">| (</text:span><text:span text:style-name="T6">"&lt;="</text:span><text:span text:style-name="T2">) </text:span><text:span text:style-name="T3">(.ifinstr</text:span><text:span text:style-name="T2"> </text:span><text:span text:style-name="T3">=</text:span><text:span text:style-name="T2"> </text:span><text:span text:style-name="T3">impl.getIFCMPLE(exprType);.)</text:span></text:p>
      <text:p text:style-name="P2"><text:span text:style-name="T2">| (</text:span><text:span text:style-name="T6">"&gt;="</text:span><text:span text:style-name="T2">) </text:span><text:span text:style-name="T3">(.ifinstr</text:span><text:span text:style-name="T2"> </text:span><text:span text:style-name="T3">=</text:span><text:span text:style-name="T2"> </text:span><text:span text:style-name="T3">impl.getIFCMPGE(exprType);.)</text:span></text:p>
      <text:p text:style-name="P4">)</text:p>
      <text:p text:style-name="P2"><text:span text:style-name="T2"><text:s text:c="2"/></text:span><text:span text:style-name="T3">(.</text:span><text:span text:style-name="T2"> </text:span><text:span text:style-name="T1">if</text:span><text:span text:style-name="T2"> </text:span><text:span text:style-name="T3">(ifinstr!=</text:span><text:span text:style-name="T1">null</text:span><text:span text:style-name="T3">){</text:span></text:p>
      <text:p text:style-name="P2"><text:span text:style-name="T2"><text:tab/> <text:s text:c="3"/></text:span><text:span text:style-name="T3">il.append(ifinstr);</text:span></text:p>
      <text:p text:style-name="P2"><text:span text:style-name="T2"><text:tab/> <text:s text:c="3"/></text:span><text:span text:style-name="T3">il.append(</text:span><text:span text:style-name="T1">new</text:span><text:span text:style-name="T2"> </text:span><text:span text:style-name="T3">ICONST(1));</text:span></text:p>
      <text:p text:style-name="P2"><text:span text:style-name="T2"><text:tab/> <text:s text:c="3"/></text:span><text:span text:style-name="T3">GOTO</text:span><text:span text:style-name="T2"> </text:span><text:span text:style-name="T3">g</text:span><text:span text:style-name="T2"> </text:span><text:span text:style-name="T3">=</text:span><text:span text:style-name="T2"> </text:span><text:span text:style-name="T1">new</text:span><text:span text:style-name="T2"> </text:span><text:span text:style-name="T3">GOTO(</text:span><text:span text:style-name="T1">null</text:span><text:span text:style-name="T3">);</text:span></text:p>
      <text:p text:style-name="P2"><text:span text:style-name="T2"><text:tab/> <text:s text:c="3"/></text:span><text:span text:style-name="T3">il.append(g);</text:span></text:p>
      <text:p text:style-name="P2"><text:span text:style-name="T2"><text:tab/> <text:s text:c="3"/></text:span><text:span text:style-name="T3">ifinstr.setTarget(</text:span><text:span text:style-name="T2"> </text:span><text:span text:style-name="T3">il.append(</text:span><text:span text:style-name="T1">new</text:span><text:span text:style-name="T2"> </text:span><text:span text:style-name="T3">ICONST(0))</text:span><text:span text:style-name="T2"> </text:span><text:span text:style-name="T3">);</text:span></text:p>
      <text:p text:style-name="P2"><text:span text:style-name="T2"><text:tab/> <text:s text:c="3"/></text:span><text:span text:style-name="T3">g.setTarget(</text:span><text:span text:style-name="T2"> </text:span><text:span text:style-name="T3">il.append(</text:span><text:span text:style-name="T1">new</text:span><text:span text:style-name="T2"> </text:span><text:span text:style-name="T3">NOP())</text:span><text:span text:style-name="T2"> </text:span><text:span text:style-name="T3">);</text:span><text:span text:style-name="T2"> </text:span></text:p>
      <text:p text:style-name="P2"><text:span text:style-name="T2"><text:s text:c="4"/></text:span><text:span text:style-name="T3">}</text:span><text:span text:style-name="T2"> </text:span><text:span text:style-name="T3">.)</text:span></text:p>
      <text:p text:style-name="P4">.</text:p>
      <text:p text:style-name="P3">/*---------------------------------------------------------------------------*/</text:p>
      <text:p text:style-name="P2"><text:span text:style-name="T4">END</text:span><text:span text:style-name="T2"> CompilationUnit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ndale Mono" svg:font-family="'Andale Mono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eav eav</meta:initial-creator>
    <meta:creation-date>2008-05-30T02:23:36</meta:creation-date>
    <dc:creator>eav eav</dc:creator>
    <dc:date>2008-05-30T02:34:25</dc:date>
    <meta:editing-cycles>4</meta:editing-cycles>
    <meta:editing-duration>PT9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732" meta:word-count="2079" meta:character-count="28978"/>
  </office:meta>
</office:document-meta>
</file>